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3.4126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3.7772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1.1118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1.139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4.1417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3.5091in"/>
    </style:style>
    <style:style style:name="co19" style:family="table-column">
      <style:table-column-properties fo:break-before="auto" style:column-width="3.3374in"/>
    </style:style>
    <style:style style:name="co20" style:family="table-column">
      <style:table-column-properties fo:break-before="auto" style:column-width="1.7075in"/>
    </style:style>
    <style:style style:name="co21" style:family="table-column">
      <style:table-column-properties fo:break-before="auto" style:column-width="0.7827in"/>
    </style:style>
    <style:style style:name="co22" style:family="table-column">
      <style:table-column-properties fo:break-before="auto" style:column-width="0.8898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4.3846in"/>
    </style:style>
    <style:style style:name="co25" style:family="table-column">
      <style:table-column-properties fo:break-before="auto" style:column-width="0.8839in"/>
    </style:style>
    <style:style style:name="co26" style:family="table-column">
      <style:table-column-properties fo:break-before="auto" style:column-width="1.1256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4.0846in"/>
    </style:style>
    <style:style style:name="co29" style:family="table-column">
      <style:table-column-properties fo:break-before="auto" style:column-width="1.6472in"/>
    </style:style>
    <style:style style:name="co30" style:family="table-column">
      <style:table-column-properties fo:break-before="auto" style:column-width="3.4638in"/>
    </style:style>
    <style:style style:name="co31" style:family="table-column">
      <style:table-column-properties fo:break-before="auto" style:column-width="0.6571in"/>
    </style:style>
    <style:style style:name="co32" style:family="table-column">
      <style:table-column-properties fo:break-before="auto" style:column-width="1.4102in"/>
    </style:style>
    <style:style style:name="co33" style:family="table-column">
      <style:table-column-properties fo:break-before="auto" style:column-width="1.5118in"/>
    </style:style>
    <style:style style:name="co34" style:family="table-column">
      <style:table-column-properties fo:break-before="auto" style:column-width="1.0382in"/>
    </style:style>
    <style:style style:name="co35" style:family="table-column">
      <style:table-column-properties fo:break-before="auto" style:column-width="1.0264in"/>
    </style:style>
    <style:style style:name="co36" style:family="table-column">
      <style:table-column-properties fo:break-before="auto" style:column-width="0.9362in"/>
    </style:style>
    <style:style style:name="co37" style:family="table-column">
      <style:table-column-properties fo:break-before="auto" style:column-width="0.9252in"/>
    </style:style>
    <style:style style:name="co38" style:family="table-column">
      <style:table-column-properties fo:break-before="auto" style:column-width="0.9811in"/>
    </style:style>
    <style:style style:name="co39" style:family="table-column">
      <style:table-column-properties fo:break-before="auto" style:column-width="0.9929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2.0417in"/>
    </style:style>
    <style:style style:name="co42" style:family="table-column">
      <style:table-column-properties fo:break-before="auto" style:column-width="1.2752in"/>
    </style:style>
    <style:style style:name="co43" style:family="table-column">
      <style:table-column-properties fo:break-before="auto" style:column-width="1.0319in"/>
    </style:style>
    <style:style style:name="co44" style:family="table-column">
      <style:table-column-properties fo:break-before="auto" style:column-width="0.9646in"/>
    </style:style>
    <style:style style:name="co45" style:family="table-column">
      <style:table-column-properties fo:break-before="auto" style:column-width="0.978in"/>
    </style:style>
    <style:style style:name="co46" style:family="table-column">
      <style:table-column-properties fo:break-before="auto" style:column-width="1.2862in"/>
    </style:style>
    <style:style style:name="co47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3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5693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bbe33d"/>
      <style:text-properties style:font-name="Liberation Sans" fo:font-size="11pt" style:font-size-asian="11pt" style:font-size-complex="11pt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44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76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9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3" style:family="table-cell" style:parent-style-name="Pivot_20_Table_20_Category" style:data-style-name="N0">
      <style:table-cell-properties fo:border="0.99pt solid #000000"/>
    </style:style>
    <style:style style:name="ce10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8" style:family="table-cell" style:parent-style-name="Pivot_20_Table_20_Category" style:data-style-name="N4">
      <style:table-cell-properties fo:border="0.99pt solid #000000"/>
    </style:style>
    <style:style style:name="ce109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110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1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1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132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6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4" table:default-cell-style-name="ce27"/>
        <table:table-column table:style-name="co4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rch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2">
          <table:table-cell table:style-name="ce3" table:formula="of:=[Dhrystone.$A6]" office:value-type="string" office:string-value="Core i7-2600" calcext:value-type="string">
            <text:p>Core i7-2600</text:p>
          </table:table-cell>
          <table:table-cell table:formula="of:=[Dhrystone.$C6]" office:value-type="string" office:string-value="Intel(R) Core(TM) i7-2600 CPU @ 3.40GHz" calcext:value-type="string">
            <text:p>Intel(R) Core(TM) i7-2600 CPU @ 3.40GHz</text:p>
          </table:table-cell>
          <table:table-cell table:style-name="ce11" table:formula="of:=[Dhrystone.$D6]" office:value-type="float" office:value="8" calcext:value-type="float">
            <text:p>8</text:p>
          </table:table-cell>
          <table:table-cell table:style-name="ce3" table:formula="of:=[Dhrystone.$E6]" office:value-type="float" office:value="3400" calcext:value-type="float">
            <text:p>3,400.00</text:p>
          </table:table-cell>
          <table:table-cell table:style-name="ce15" office:value-type="string" calcext:value-type="string">
            <text:p>amd64</text:p>
          </table:table-cell>
          <table:table-cell table:style-name="ce3" table:formula="of:=[Dhrystone.$G6]" office:value-type="float" office:value="1" calcext:value-type="float">
            <text:p>1.00</text:p>
          </table:table-cell>
          <table:table-cell table:style-name="ce20" table:formula="of:=[Whetstone.$L6]" office:value-type="float" office:value="1" calcext:value-type="float">
            <text:p>1.00</text:p>
          </table:table-cell>
          <table:table-cell table:style-name="ce20" table:formula="of:=[Coremark.$J6]" office:value-type="float" office:value="1" calcext:value-type="float">
            <text:p>1.00</text:p>
          </table:table-cell>
          <table:table-cell table:style-name="ce20" table:formula="of:=[Linpack.$H6]" office:value-type="float" office:value="1" calcext:value-type="float">
            <text:p>1.00</text:p>
          </table:table-cell>
          <table:table-cell table:style-name="ce32" table:formula="of:=[MPMFLOPS.$P6]" office:value-type="float" office:value="1" calcext:value-type="float">
            <text:p>1.00</text:p>
          </table:table-cell>
          <table:table-cell table:style-name="ce32" table:formula="of:=GEOMEAN([.F6:.J6])" office:value-type="float" office:value="1" calcext:value-type="float">
            <text:p>1.00</text:p>
          </table:table-cell>
          <table:table-cell table:style-name="ce32" table:formula="of:=1/[.K6]" office:value-type="float" office:value="1" calcext:value-type="float">
            <text:p>1.00</text:p>
          </table:table-cell>
        </table:table-row>
        <table:table-row table:style-name="ro2">
          <table:table-cell table:formula="of:=[Dhrystone.$A7]" office:value-type="string" office:string-value="Core 2 Duo T9400" calcext:value-type="string">
            <text:p>Core 2 Duo T9400</text:p>
          </table:table-cell>
          <table:table-cell table:formula="of:=[Dhrystone.$C7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7]" office:value-type="float" office:value="2" calcext:value-type="float">
            <text:p>2</text:p>
          </table:table-cell>
          <table:table-cell table:formula="of:=[Dhrystone.$E7]" office:value-type="float" office:value="2530" calcext:value-type="float">
            <text:p>2,530.00</text:p>
          </table:table-cell>
          <table:table-cell office:value-type="string" calcext:value-type="string">
            <text:p>amd64</text:p>
          </table:table-cell>
          <table:table-cell table:formula="of:=[Dhrystone.$G7]" office:value-type="float" office:value="0.602841331940026" calcext:value-type="float">
            <text:p>0.60</text:p>
          </table:table-cell>
          <table:table-cell table:formula="of:=[Whetstone.$L7]" office:value-type="float" office:value="0.165873750758326" calcext:value-type="float">
            <text:p>0.17</text:p>
          </table:table-cell>
          <table:table-cell table:formula="of:=[Coremark.$J7]" office:value-type="float" office:value="0.200137716304548" calcext:value-type="float">
            <text:p>0.20</text:p>
          </table:table-cell>
          <table:table-cell table:formula="of:=[Linpack.$H7]" office:value-type="float" office:value="0.567177219443386" calcext:value-type="float">
            <text:p>0.57</text:p>
          </table:table-cell>
          <table:table-cell table:formula="of:=[MPMFLOPS.$P7]" office:value-type="float" office:value="0.210676701315774" calcext:value-type="float">
            <text:p>0.21</text:p>
          </table:table-cell>
          <table:table-cell table:formula="of:=GEOMEAN([.F7:.J7])" office:value-type="float" office:value="0.299039792667557" calcext:value-type="float">
            <text:p>0.30</text:p>
          </table:table-cell>
          <table:table-cell table:formula="of:=1/[.K7]" office:value-type="float" office:value="3.34403656142078" calcext:value-type="float">
            <text:p>3.34</text:p>
          </table:table-cell>
        </table:table-row>
        <table:table-row table:style-name="ro2">
          <table:table-cell table:formula="of:=[Dhrystone.$A8]" office:value-type="string" office:string-value="AMD A6-3650" calcext:value-type="string">
            <text:p>AMD A6-3650</text:p>
          </table:table-cell>
          <table:table-cell table:formula="of:=[Dhrystone.$C8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8]" office:value-type="float" office:value="4" calcext:value-type="float">
            <text:p>4</text:p>
          </table:table-cell>
          <table:table-cell table:formula="of:=[Dhrystone.$E8]" office:value-type="float" office:value="2600" calcext:value-type="float">
            <text:p>2,600.00</text:p>
          </table:table-cell>
          <table:table-cell office:value-type="string" calcext:value-type="string">
            <text:p>amd64</text:p>
          </table:table-cell>
          <table:table-cell table:formula="of:=[Dhrystone.$G8]" office:value-type="float" office:value="0.518903182819019" calcext:value-type="float">
            <text:p>0.52</text:p>
          </table:table-cell>
          <table:table-cell table:formula="of:=[Whetstone.$L8]" office:value-type="float" office:value="0.386762029438999" calcext:value-type="float">
            <text:p>0.39</text:p>
          </table:table-cell>
          <table:table-cell table:formula="of:=[Coremark.$J8]" office:value-type="float" office:value="0.348177083336756" calcext:value-type="float">
            <text:p>0.35</text:p>
          </table:table-cell>
          <table:table-cell table:formula="of:=[Linpack.$H8]" office:value-type="float" office:value="0.531852027179586" calcext:value-type="float">
            <text:p>0.53</text:p>
          </table:table-cell>
          <table:table-cell table:formula="of:=[MPMFLOPS.$P8]" office:value-type="float" office:value="0.347986241141126" calcext:value-type="float">
            <text:p>0.35</text:p>
          </table:table-cell>
          <table:table-cell table:formula="of:=GEOMEAN([.F8:.J8])" office:value-type="float" office:value="0.419118323215516" calcext:value-type="float">
            <text:p>0.42</text:p>
          </table:table-cell>
          <table:table-cell table:formula="of:=1/[.K8]" office:value-type="float" office:value="2.38596106304278" calcext:value-type="float">
            <text:p>2.39</text:p>
          </table:table-cell>
        </table:table-row>
        <table:table-row table:style-name="ro2">
          <table:table-cell table:formula="of:=[Dhrystone.$A9]" office:value-type="string" office:string-value="Atom Z8350" calcext:value-type="string">
            <text:p>Atom Z8350</text:p>
          </table:table-cell>
          <table:table-cell table:formula="of:=[Dhrystone.$C9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9]" office:value-type="float" office:value="4" calcext:value-type="float">
            <text:p>4</text:p>
          </table:table-cell>
          <table:table-cell table:formula="of:=[Dhrystone.$E9]" office:value-type="float" office:value="1440" calcext:value-type="float">
            <text:p>1,440.00</text:p>
          </table:table-cell>
          <table:table-cell office:value-type="string" calcext:value-type="string">
            <text:p>amd64</text:p>
          </table:table-cell>
          <table:table-cell table:formula="of:=[Dhrystone.$G9]" office:value-type="float" office:value="0.211863312764387" calcext:value-type="float">
            <text:p>0.21</text:p>
          </table:table-cell>
          <table:table-cell table:formula="of:=[Whetstone.$L9]" office:value-type="float" office:value="0.211884159775216" calcext:value-type="float">
            <text:p>0.21</text:p>
          </table:table-cell>
          <table:table-cell table:formula="of:=[Coremark.$J9]" office:value-type="float" office:value="0.199001407232702" calcext:value-type="float">
            <text:p>0.20</text:p>
          </table:table-cell>
          <table:table-cell table:formula="of:=[Linpack.$H9]" office:value-type="float" office:value="0.560491514617695" calcext:value-type="float">
            <text:p>0.56</text:p>
          </table:table-cell>
          <table:table-cell table:formula="of:=[MPMFLOPS.$P9]" office:value-type="float" office:value="0.121835063262256" calcext:value-type="float">
            <text:p>0.12</text:p>
          </table:table-cell>
          <table:table-cell table:formula="of:=GEOMEAN([.F9:.J9])" office:value-type="float" office:value="0.227546597775853" calcext:value-type="float">
            <text:p>0.23</text:p>
          </table:table-cell>
          <table:table-cell table:formula="of:=1/[.K9]" office:value-type="float" office:value="4.39470424859992" calcext:value-type="float">
            <text:p>4.39</text:p>
          </table:table-cell>
        </table:table-row>
        <table:table-row table:style-name="ro2">
          <table:table-cell table:formula="of:=[Dhrystone.$A10]" office:value-type="string" office:string-value="Raspberry PI" calcext:value-type="string">
            <text:p>Raspberry PI</text:p>
          </table:table-cell>
          <table:table-cell table:formula="of:=[Dhrystone.$C10]" office:value-type="string" office:string-value="Broadcom BCM2835" calcext:value-type="string">
            <text:p>Broadcom BCM2835</text:p>
          </table:table-cell>
          <table:table-cell table:formula="of:=[Dhrystone.$D10]" office:value-type="float" office:value="1" calcext:value-type="float">
            <text:p>1</text:p>
          </table:table-cell>
          <table:table-cell table:formula="of:=[Dhrystone.$E10]" office:value-type="float" office:value="700" calcext:value-type="float">
            <text:p>700.00</text:p>
          </table:table-cell>
          <table:table-cell office:value-type="string" calcext:value-type="string">
            <text:p>amd64</text:p>
          </table:table-cell>
          <table:table-cell table:formula="of:=[Dhrystone.$G10]" office:value-type="float" office:value="0.038365772114561" calcext:value-type="float">
            <text:p>0.04</text:p>
          </table:table-cell>
          <table:table-cell table:formula="of:=[Whetstone.$L10]" office:value-type="float" office:value="0.00863692965931224" calcext:value-type="float">
            <text:p>0.01</text:p>
          </table:table-cell>
          <table:table-cell table:formula="of:=[Coremark.$J10]" office:value-type="float" office:value="0.01089471162502" calcext:value-type="float">
            <text:p>0.01</text:p>
          </table:table-cell>
          <table:table-cell table:formula="of:=[Linpack.$H10]" office:value-type="float" office:value="0.047409996537211" calcext:value-type="float">
            <text:p>0.05</text:p>
          </table:table-cell>
          <table:table-cell/>
          <table:table-cell table:formula="of:=GEOMEAN([.F10:.J10])" office:value-type="float" office:value="0.020339826642676" calcext:value-type="float">
            <text:p>0.02</text:p>
          </table:table-cell>
          <table:table-cell table:formula="of:=1/[.K10]" office:value-type="float" office:value="49.164627485165" calcext:value-type="float">
            <text:p>49.16</text:p>
          </table:table-cell>
        </table:table-row>
        <table:table-row table:style-name="ro2">
          <table:table-cell table:formula="of:=[Dhrystone.$A11]" office:value-type="string" office:string-value="AWS Graviton" calcext:value-type="string">
            <text:p>AWS Graviton</text:p>
          </table:table-cell>
          <table:table-cell table:formula="of:=[Dhrystone.$C11]" office:value-type="string" office:string-value="Alpine AL73400" calcext:value-type="string">
            <text:p>Alpine AL73400</text:p>
          </table:table-cell>
          <table:table-cell table:formula="of:=[Dhrystone.$D11]" office:value-type="float" office:value="16" calcext:value-type="float">
            <text:p>16</text:p>
          </table:table-cell>
          <table:table-cell table:formula="of:=[Dhrystone.$E11]" office:value-type="float" office:value="2300" calcext:value-type="float">
            <text:p>2,300.00</text:p>
          </table:table-cell>
          <table:table-cell office:value-type="string" calcext:value-type="string">
            <text:p>arm</text:p>
          </table:table-cell>
          <table:table-cell table:formula="of:=[Dhrystone.$G11]" office:value-type="float" office:value="0.51536193599031" calcext:value-type="float">
            <text:p>0.52</text:p>
          </table:table-cell>
          <table:table-cell table:formula="of:=[Whetstone.$L11]" office:value-type="float" office:value="1.42855774450014" calcext:value-type="float">
            <text:p>1.43</text:p>
          </table:table-cell>
          <table:table-cell/>
          <table:table-cell table:formula="of:=[Linpack.$H11]" office:value-type="float" office:value="0.532039790850376" calcext:value-type="float">
            <text:p>0.53</text:p>
          </table:table-cell>
          <table:table-cell table:formula="of:=[MPMFLOPS.$P11]" office:value-type="float" office:value="1.2508651830714" calcext:value-type="float">
            <text:p>1.25</text:p>
          </table:table-cell>
          <table:table-cell table:formula="of:=GEOMEAN([.F11:.J11])" office:value-type="float" office:value="0.836644941027819" calcext:value-type="float">
            <text:p>0.84</text:p>
          </table:table-cell>
          <table:table-cell table:formula="of:=1/[.K11]" office:value-type="float" office:value="1.1952501604462" calcext:value-type="float">
            <text:p>1.20</text:p>
          </table:table-cell>
        </table:table-row>
        <table:table-row table:style-name="ro2">
          <table:table-cell table:formula="of:=[Dhrystone.$A12]" office:value-type="string" office:string-value="Odroid N2" calcext:value-type="string">
            <text:p>Odroid N2</text:p>
          </table:table-cell>
          <table:table-cell table:formula="of:=[Dhrystone.$C12]" office:value-type="string" office:string-value="Amlogic S922X" calcext:value-type="string">
            <text:p>Amlogic S922X</text:p>
          </table:table-cell>
          <table:table-cell table:formula="of:=[Dhrystone.$D12]" office:value-type="float" office:value="6" calcext:value-type="float">
            <text:p>6</text:p>
          </table:table-cell>
          <table:table-cell table:formula="of:=[Dhrystone.$E12]" office:value-type="float" office:value="1800" calcext:value-type="float">
            <text:p>1,800.00</text:p>
          </table:table-cell>
          <table:table-cell office:value-type="string" calcext:value-type="string">
            <text:p>arm</text:p>
          </table:table-cell>
          <table:table-cell table:formula="of:=[Dhrystone.$G12]" office:value-type="float" office:value="0.372786664111968" calcext:value-type="float">
            <text:p>0.37</text:p>
          </table:table-cell>
          <table:table-cell table:formula="of:=[Whetstone.$L12]" office:value-type="float" office:value="0.317091861170535" calcext:value-type="float">
            <text:p>0.32</text:p>
          </table:table-cell>
          <table:table-cell/>
          <table:table-cell table:formula="of:=[Linpack.$H12]" office:value-type="float" office:value="0.370978833089182" calcext:value-type="float">
            <text:p>0.37</text:p>
          </table:table-cell>
          <table:table-cell table:formula="of:=[MPMFLOPS.$P12]" office:value-type="float" office:value="0.181947357859547" calcext:value-type="float">
            <text:p>0.18</text:p>
          </table:table-cell>
          <table:table-cell table:formula="of:=GEOMEAN([.F12:.J12])" office:value-type="float" office:value="0.298871901550279" calcext:value-type="float">
            <text:p>0.30</text:p>
          </table:table-cell>
          <table:table-cell table:formula="of:=1/[.K12]" office:value-type="float" office:value="3.34591507201881" calcext:value-type="float">
            <text:p>3.35</text:p>
          </table:table-cell>
        </table:table-row>
        <table:table-row table:style-name="ro2">
          <table:table-cell table:formula="of:=[Dhrystone.$A13]" office:value-type="string" office:string-value="Odroid X2" calcext:value-type="string">
            <text:p>Odroid X2</text:p>
          </table:table-cell>
          <table:table-cell table:formula="of:=[Dhrystone.$C13]" office:value-type="string" office:string-value="Samsung Exynos 4412 (armv7l)" calcext:value-type="string">
            <text:p>Samsung Exynos 4412 (armv7l)</text:p>
          </table:table-cell>
          <table:table-cell table:formula="of:=[Dhrystone.$D13]" office:value-type="float" office:value="4" calcext:value-type="float">
            <text:p>4</text:p>
          </table:table-cell>
          <table:table-cell table:formula="of:=[Dhrystone.$E13]" office:value-type="float" office:value="1700" calcext:value-type="float">
            <text:p>1,700.00</text:p>
          </table:table-cell>
          <table:table-cell office:value-type="string" calcext:value-type="string">
            <text:p>arm</text:p>
          </table:table-cell>
          <table:table-cell table:formula="of:=[Dhrystone.$G13]" office:value-type="float" office:value="0.203607197908046" calcext:value-type="float">
            <text:p>0.20</text:p>
          </table:table-cell>
          <table:table-cell table:formula="of:=[Whetstone.$L13]" office:value-type="float" office:value="0.1370094830614" calcext:value-type="float">
            <text:p>0.14</text:p>
          </table:table-cell>
          <table:table-cell table:formula="of:=[Coremark.$J13]" office:value-type="float" office:value="0.201908292151538" calcext:value-type="float">
            <text:p>0.20</text:p>
          </table:table-cell>
          <table:table-cell table:formula="of:=[Linpack.$H13]" office:value-type="float" office:value="0.124906748720046" calcext:value-type="float">
            <text:p>0.12</text:p>
          </table:table-cell>
          <table:table-cell table:formula="of:=[MPMFLOPS.$P13]" office:value-type="float" office:value="0.0395953918785472" calcext:value-type="float">
            <text:p>0.04</text:p>
          </table:table-cell>
          <table:table-cell table:formula="of:=GEOMEAN([.F13:.J13])" office:value-type="float" office:value="0.122739879317072" calcext:value-type="float">
            <text:p>0.12</text:p>
          </table:table-cell>
          <table:table-cell table:formula="of:=1/[.K13]" office:value-type="float" office:value="8.14731125339234" calcext:value-type="float">
            <text:p>8.15</text:p>
          </table:table-cell>
        </table:table-row>
        <table:table-row table:style-name="ro2">
          <table:table-cell table:formula="of:=[Dhrystone.$A14]" office:value-type="string" office:string-value="Orange Pi PC2" calcext:value-type="string">
            <text:p>Orange Pi PC2</text:p>
          </table:table-cell>
          <table:table-cell table:formula="of:=[Dhrystone.$C14]" office:value-type="string" office:string-value="Allwinner H5 (aarch64)" calcext:value-type="string">
            <text:p>Allwinner H5 (aarch64)</text:p>
          </table:table-cell>
          <table:table-cell table:formula="of:=[Dhrystone.$D14]" office:value-type="float" office:value="4" calcext:value-type="float">
            <text:p>4</text:p>
          </table:table-cell>
          <table:table-cell table:formula="of:=[Dhrystone.$E14]" office:value-type="float" office:value="1152" calcext:value-type="float">
            <text:p>1,152.00</text:p>
          </table:table-cell>
          <table:table-cell office:value-type="string" calcext:value-type="string">
            <text:p>arm</text:p>
          </table:table-cell>
          <table:table-cell table:formula="of:=[Dhrystone.$G14]" office:value-type="float" office:value="0.133583548829391" calcext:value-type="float">
            <text:p>0.13</text:p>
          </table:table-cell>
          <table:table-cell table:formula="of:=[Whetstone.$L14]" office:value-type="float" office:value="0.121268239726683" calcext:value-type="float">
            <text:p>0.12</text:p>
          </table:table-cell>
          <table:table-cell table:formula="of:=[Coremark.$J14]" office:value-type="float" office:value="0.124518812861241" calcext:value-type="float">
            <text:p>0.12</text:p>
          </table:table-cell>
          <table:table-cell table:formula="of:=[Linpack.$H14]" office:value-type="float" office:value="0.11210488764528" calcext:value-type="float">
            <text:p>0.11</text:p>
          </table:table-cell>
          <table:table-cell table:formula="of:=[MPMFLOPS.$P14]" office:value-type="float" office:value="0.0582866210023845" calcext:value-type="float">
            <text:p>0.06</text:p>
          </table:table-cell>
          <table:table-cell table:formula="of:=GEOMEAN([.F14:.J14])" office:value-type="float" office:value="0.105678268712073" calcext:value-type="float">
            <text:p>0.11</text:p>
          </table:table-cell>
          <table:table-cell table:formula="of:=1/[.K14]" office:value-type="float" office:value="9.4626834086823" calcext:value-type="float">
            <text:p>9.46</text:p>
          </table:table-cell>
        </table:table-row>
        <table:table-row table:style-name="ro2">
          <table:table-cell table:formula="of:=[Dhrystone.$A15]" office:value-type="string" office:string-value="Raspberry PI 3" calcext:value-type="string">
            <text:p>Raspberry PI 3</text:p>
          </table:table-cell>
          <table:table-cell table:formula="of:=[Dhrystone.$C15]" office:value-type="string" office:string-value="Broadcom BCM2837B0 (armv8)" calcext:value-type="string">
            <text:p>Broadcom BCM2837B0 (armv8)</text:p>
          </table:table-cell>
          <table:table-cell table:formula="of:=[Dhrystone.$D15]" office:value-type="float" office:value="4" calcext:value-type="float">
            <text:p>4</text:p>
          </table:table-cell>
          <table:table-cell table:formula="of:=[Dhrystone.$E15]" office:value-type="float" office:value="1200" calcext:value-type="float">
            <text:p>1,200.00</text:p>
          </table:table-cell>
          <table:table-cell office:value-type="string" calcext:value-type="string">
            <text:p>arm</text:p>
          </table:table-cell>
          <table:table-cell table:formula="of:=[Dhrystone.$G15]" office:value-type="float" office:value="0.11183599923359" calcext:value-type="float">
            <text:p>0.11</text:p>
          </table:table-cell>
          <table:table-cell table:formula="of:=[Whetstone.$L15]" office:value-type="float" office:value="0.088757623168045" calcext:value-type="float">
            <text:p>0.09</text:p>
          </table:table-cell>
          <table:table-cell table:formula="of:=[Coremark.$J15]" office:value-type="float" office:value="0.128384840062735" calcext:value-type="float">
            <text:p>0.13</text:p>
          </table:table-cell>
          <table:table-cell table:formula="of:=[Linpack.$H15]" office:value-type="float" office:value="0.118524991343028" calcext:value-type="float">
            <text:p>0.12</text:p>
          </table:table-cell>
          <table:table-cell table:formula="of:=[MPMFLOPS.$P15]" office:value-type="float" office:value="0.0353855949972276" calcext:value-type="float">
            <text:p>0.04</text:p>
          </table:table-cell>
          <table:table-cell table:formula="of:=GEOMEAN([.F15:.J15])" office:value-type="float" office:value="0.0882241520851534" calcext:value-type="float">
            <text:p>0.09</text:p>
          </table:table-cell>
          <table:table-cell table:formula="of:=1/[.K15]" office:value-type="float" office:value="11.334764646248" calcext:value-type="float">
            <text:p>11.33</text:p>
          </table:table-cell>
        </table:table-row>
        <table:table-row table:style-name="ro2">
          <table:table-cell table:formula="of:=[Dhrystone.$A16]" office:value-type="string" office:string-value="Orange Pi Win" calcext:value-type="string">
            <text:p>Orange Pi Win</text:p>
          </table:table-cell>
          <table:table-cell table:formula="of:=[Dhrystone.$C16]" office:value-type="string" office:string-value="Allwinner A64 (aarch64)" calcext:value-type="string">
            <text:p>Allwinner A64 (aarch64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344" calcext:value-type="float">
            <text:p>1,344.00</text:p>
          </table:table-cell>
          <table:table-cell office:value-type="string" calcext:value-type="string">
            <text:p>arm</text:p>
          </table:table-cell>
          <table:table-cell table:formula="of:=[Dhrystone.$G16]" office:value-type="float" office:value="0.107351688207213" calcext:value-type="float">
            <text:p>0.11</text:p>
          </table:table-cell>
          <table:table-cell table:formula="of:=[Whetstone.$L16]" office:value-type="float" office:value="0.0591972923784284" calcext:value-type="float">
            <text:p>0.06</text:p>
          </table:table-cell>
          <table:table-cell table:formula="of:=[Coremark.$J16]" office:value-type="float" office:value="0.128442423466148" calcext:value-type="float">
            <text:p>0.13</text:p>
          </table:table-cell>
          <table:table-cell table:formula="of:=[Linpack.$H16]" office:value-type="float" office:value="0.102321872486808" calcext:value-type="float">
            <text:p>0.10</text:p>
          </table:table-cell>
          <table:table-cell/>
          <table:table-cell table:formula="of:=GEOMEAN([.F16:.J16])" office:value-type="float" office:value="0.0955975853914575" calcext:value-type="float">
            <text:p>0.10</text:p>
          </table:table-cell>
          <table:table-cell table:formula="of:=1/[.K16]" office:value-type="float" office:value="10.4605152515637" calcext:value-type="float">
            <text:p>10.46</text:p>
          </table:table-cell>
        </table:table-row>
        <table:table-row table:style-name="ro2">
          <table:table-cell table:formula="of:=[Dhrystone.$A17]" office:value-type="string" office:string-value="E8C-SWTX" calcext:value-type="string">
            <text:p>E8C-SWTX</text:p>
          </table:table-cell>
          <table:table-cell table:formula="of:=[Dhrystone.$C17]" office:value-type="string" office:string-value="Elbrus 8C (E8C-SWTX)" calcext:value-type="string">
            <text:p>Elbrus 8C (E8C-SWTX)</text:p>
          </table:table-cell>
          <table:table-cell table:formula="of:=[Dhrystone.$D17]" office:value-type="float" office:value="8" calcext:value-type="float">
            <text:p>8</text:p>
          </table:table-cell>
          <table:table-cell table:formula="of:=[Dhrystone.$E17]" office:value-type="float" office:value="1300" calcext:value-type="float">
            <text:p>1,300.00</text:p>
          </table:table-cell>
          <table:table-cell office:value-type="string" calcext:value-type="string">
            <text:p>e2k</text:p>
          </table:table-cell>
          <table:table-cell table:formula="of:=[Dhrystone.$G17]" office:value-type="float" office:value="0.265670062513108" calcext:value-type="float">
            <text:p>0.27</text:p>
          </table:table-cell>
          <table:table-cell table:formula="of:=[Whetstone.$L17]" office:value-type="float" office:value="0.414444905648328" calcext:value-type="float">
            <text:p>0.41</text:p>
          </table:table-cell>
          <table:table-cell table:formula="of:=[Coremark.$J17]" office:value-type="float" office:value="0.241045673076079" calcext:value-type="float">
            <text:p>0.24</text:p>
          </table:table-cell>
          <table:table-cell table:formula="of:=[Linpack.$H17]" office:value-type="float" office:value="0.653571115084191" calcext:value-type="float">
            <text:p>0.65</text:p>
          </table:table-cell>
          <table:table-cell table:formula="of:=[MPMFLOPS.$P17]" office:value-type="float" office:value="1.28136289373553" calcext:value-type="float">
            <text:p>1.28</text:p>
          </table:table-cell>
          <table:table-cell table:formula="of:=GEOMEAN([.F17:.J17])" office:value-type="float" office:value="0.467062233086491" calcext:value-type="float">
            <text:p>0.47</text:p>
          </table:table-cell>
          <table:table-cell table:formula="of:=1/[.K17]" office:value-type="float" office:value="2.14104230477316" calcext:value-type="float">
            <text:p>2.14</text:p>
          </table:table-cell>
        </table:table-row>
        <table:table-row table:style-name="ro2">
          <table:table-cell table:formula="of:=[Dhrystone.$A18]" office:value-type="string" office:string-value="E8C-E8C4" calcext:value-type="string">
            <text:p>E8C-E8C4</text:p>
          </table:table-cell>
          <table:table-cell table:formula="of:=[Dhrystone.$C18]" office:value-type="string" office:string-value="Elbrus 8C (4 CPU)" calcext:value-type="string">
            <text:p>Elbrus 8C (4 CPU)</text:p>
          </table:table-cell>
          <table:table-cell table:formula="of:=[Dhrystone.$D18]" office:value-type="float" office:value="32" calcext:value-type="float">
            <text:p>32</text:p>
          </table:table-cell>
          <table:table-cell table:formula="of:=[Dhrystone.$E18]" office:value-type="float" office:value="1300" calcext:value-type="float">
            <text:p>1,300.00</text:p>
          </table:table-cell>
          <table:table-cell office:value-type="string" calcext:value-type="string">
            <text:p>e2k</text:p>
          </table:table-cell>
          <table:table-cell table:formula="of:=[Dhrystone.$G18]" office:value-type="float" office:value="0.264747381547377" calcext:value-type="float">
            <text:p>0.26</text:p>
          </table:table-cell>
          <table:table-cell table:formula="of:=[Whetstone.$L18]" office:value-type="float" office:value="1.71023979054248" calcext:value-type="float">
            <text:p>1.71</text:p>
          </table:table-cell>
          <table:table-cell table:formula="of:=[Coremark.$J18]" office:value-type="float" office:value="0.985080125241504" calcext:value-type="float">
            <text:p>0.99</text:p>
          </table:table-cell>
          <table:table-cell table:formula="of:=[Linpack.$H18]" office:value-type="float" office:value="0.661928646525046" calcext:value-type="float">
            <text:p>0.66</text:p>
          </table:table-cell>
          <table:table-cell table:formula="of:=[MPMFLOPS.$P18]" office:value-type="float" office:value="5.57016206153146" calcext:value-type="float">
            <text:p>5.57</text:p>
          </table:table-cell>
          <table:table-cell table:formula="of:=GEOMEAN([.F18:.J18])" office:value-type="float" office:value="1.10460714711675" calcext:value-type="float">
            <text:p>1.10</text:p>
          </table:table-cell>
          <table:table-cell table:formula="of:=1/[.K18]" office:value-type="float" office:value="0.905299230237834" calcext:value-type="float">
            <text:p>0.91</text:p>
          </table:table-cell>
        </table:table-row>
        <table:table-row table:style-name="ro2">
          <table:table-cell table:formula="of:=[Dhrystone.$A19]" office:value-type="string" office:string-value="E8C2" calcext:value-type="string">
            <text:p>E8C2</text:p>
          </table:table-cell>
          <table:table-cell table:formula="of:=[Dhrystone.$C19]" office:value-type="string" office:string-value="Elbrus 8C2 (E8C2)" calcext:value-type="string">
            <text:p>Elbrus 8C2 (E8C2)</text:p>
          </table:table-cell>
          <table:table-cell table:formula="of:=[Dhrystone.$D19]" office:value-type="float" office:value="8" calcext:value-type="float">
            <text:p>8</text:p>
          </table:table-cell>
          <table:table-cell table:formula="of:=[Dhrystone.$E19]" office:value-type="float" office:value="1500" calcext:value-type="float">
            <text:p>1,500.00</text:p>
          </table:table-cell>
          <table:table-cell office:value-type="string" calcext:value-type="string">
            <text:p>e2k</text:p>
          </table:table-cell>
          <table:table-cell table:formula="of:=[Dhrystone.$G19]" office:value-type="float" office:value="0.242671562266017" calcext:value-type="float">
            <text:p>0.24</text:p>
          </table:table-cell>
          <table:table-cell table:formula="of:=[Whetstone.$L19]" office:value-type="float" office:value="0.465274909396501" calcext:value-type="float">
            <text:p>0.47</text:p>
          </table:table-cell>
          <table:table-cell table:formula="of:=[Coremark.$J19]" office:value-type="float" office:value="0.277140797063008" calcext:value-type="float">
            <text:p>0.28</text:p>
          </table:table-cell>
          <table:table-cell table:formula="of:=[Linpack.$H19]" office:value-type="float" office:value="0.662284728016132" calcext:value-type="float">
            <text:p>0.66</text:p>
          </table:table-cell>
          <table:table-cell table:formula="of:=[MPMFLOPS.$P19]" office:value-type="float" office:value="2.70187087156604" calcext:value-type="float">
            <text:p>2.70</text:p>
          </table:table-cell>
          <table:table-cell table:formula="of:=GEOMEAN([.F19:.J19])" office:value-type="float" office:value="0.56185941432164" calcext:value-type="float">
            <text:p>0.56</text:p>
          </table:table-cell>
          <table:table-cell table:formula="of:=1/[.K19]" office:value-type="float" office:value="1.7798046531041" calcext:value-type="float">
            <text:p>1.78</text:p>
          </table:table-cell>
        </table:table-row>
        <table:table-row table:style-name="ro2">
          <table:table-cell table:formula="of:=[Dhrystone.$A20]" office:value-type="string" office:string-value="E8C2-APPROX" calcext:value-type="string">
            <text:p>E8C2-APPROX</text:p>
          </table:table-cell>
          <table:table-cell table:formula="of:=[Dhrystone.$C20]" office:value-type="string" office:string-value="Elbrus 8C2 (E8C2)" calcext:value-type="string">
            <text:p>Elbrus 8C2 (E8C2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500" calcext:value-type="float">
            <text:p>1,500.00</text:p>
          </table:table-cell>
          <table:table-cell office:value-type="string" calcext:value-type="string">
            <text:p>e2k</text:p>
          </table:table-cell>
          <table:table-cell table:formula="of:=[Dhrystone.$G20]" office:value-type="float" office:value="0.242671562266017" calcext:value-type="float">
            <text:p>0.24</text:p>
          </table:table-cell>
          <table:table-cell table:formula="of:=[Whetstone.$L20]" office:value-type="float" office:value="0.991410964590185" calcext:value-type="float">
            <text:p>0.99</text:p>
          </table:table-cell>
          <table:table-cell/>
          <table:table-cell table:formula="of:=[Linpack.$H20]" office:value-type="float" office:value="0.661928646525046" calcext:value-type="float">
            <text:p>0.66</text:p>
          </table:table-cell>
          <table:table-cell table:formula="of:=[MPMFLOPS.$P20]" office:value-type="float" office:value="1.56752135782591" calcext:value-type="float">
            <text:p>1.57</text:p>
          </table:table-cell>
          <table:table-cell table:formula="of:=GEOMEAN([.F20:.J20])" office:value-type="float" office:value="0.706845197804468" calcext:value-type="float">
            <text:p>0.71</text:p>
          </table:table-cell>
          <table:table-cell table:formula="of:=1/[.K20]" office:value-type="float" office:value="1.41473692274645" calcext:value-type="float">
            <text:p>1.41</text:p>
          </table:table-cell>
        </table:table-row>
        <table:table-row table:style-name="ro2">
          <table:table-cell table:formula="of:=[Dhrystone.$A21]" office:value-type="string" office:string-value="E16C-APPROX" calcext:value-type="string">
            <text:p>E16C-APPROX</text:p>
          </table:table-cell>
          <table:table-cell table:formula="of:=[Dhrystone.$C21]" office:value-type="string" office:string-value="Elbrus 16" calcext:value-type="string">
            <text:p>Elbrus 16</text:p>
          </table:table-cell>
          <table:table-cell table:formula="of:=[Dhrystone.$D21]" office:value-type="float" office:value="16" calcext:value-type="float">
            <text:p>16</text:p>
          </table:table-cell>
          <table:table-cell table:formula="of:=[Dhrystone.$E21]" office:value-type="float" office:value="2000" calcext:value-type="float">
            <text:p>2,000.00</text:p>
          </table:table-cell>
          <table:table-cell office:value-type="string" calcext:value-type="string">
            <text:p>e2k</text:p>
          </table:table-cell>
          <table:table-cell table:formula="of:=[Dhrystone.$G21]" office:value-type="float" office:value="0.408723173097089" calcext:value-type="float">
            <text:p>0.41</text:p>
          </table:table-cell>
          <table:table-cell table:formula="of:=[Whetstone.$L21]" office:value-type="float" office:value="0.666364379450174" calcext:value-type="float">
            <text:p>0.67</text:p>
          </table:table-cell>
          <table:table-cell/>
          <table:table-cell table:formula="of:=[Linpack.$H21]" office:value-type="float" office:value="0.661928646525044" calcext:value-type="float">
            <text:p>0.66</text:p>
          </table:table-cell>
          <table:table-cell table:formula="of:=[MPMFLOPS.$P21]" office:value-type="float" office:value="3.9426550576478" calcext:value-type="float">
            <text:p>3.94</text:p>
          </table:table-cell>
          <table:table-cell table:formula="of:=GEOMEAN([.F21:.J21])" office:value-type="float" office:value="0.918195687158736" calcext:value-type="float">
            <text:p>0.92</text:p>
          </table:table-cell>
          <table:table-cell table:formula="of:=1/[.K21]" office:value-type="float" office:value="1.0890924603386" calcext:value-type="float">
            <text:p>1.09</text:p>
          </table:table-cell>
        </table:table-row>
        <table:table-row table:style-name="ro2">
          <table:table-cell table:formula="of:=[Dhrystone.$A22]" office:value-type="string" office:string-value="E8C2-LOW" calcext:value-type="string">
            <text:p>E8C2-LOW</text:p>
          </table:table-cell>
          <table:table-cell table:formula="of:=[Dhrystone.$C22]" office:value-type="string" office:string-value="Elbrus 8C2 (Broken 8MB Cache 1.2 GHz)" calcext:value-type="string">
            <text:p>Elbrus 8C2 (Broken 8MB Cache 1.2 GHz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200" calcext:value-type="float">
            <text:p>1,200.00</text:p>
          </table:table-cell>
          <table:table-cell office:value-type="string" calcext:value-type="string">
            <text:p>e2k</text:p>
          </table:table-cell>
          <table:table-cell table:formula="of:=[Dhrystone.$G22]" office:value-type="float" office:value="0.161003072432494" calcext:value-type="float">
            <text:p>0.16</text:p>
          </table:table-cell>
          <table:table-cell table:formula="of:=[Whetstone.$L22]" office:value-type="float" office:value="0.396564385836074" calcext:value-type="float">
            <text:p>0.40</text:p>
          </table:table-cell>
          <table:table-cell table:formula="of:=[Coremark.$J22]" office:value-type="float" office:value="0.220578530575779" calcext:value-type="float">
            <text:p>0.22</text:p>
          </table:table-cell>
          <table:table-cell table:formula="of:=[Linpack.$H22]" office:value-type="float" office:value="0.662284728016132" calcext:value-type="float">
            <text:p>0.66</text:p>
          </table:table-cell>
          <table:table-cell table:formula="of:=[MPMFLOPS.$P22]" office:value-type="float" office:value="2.16149669725283" calcext:value-type="float">
            <text:p>2.16</text:p>
          </table:table-cell>
          <table:table-cell table:formula="of:=GEOMEAN([.F22:.J22])" office:value-type="float" office:value="0.458038607598183" calcext:value-type="float">
            <text:p>0.46</text:p>
          </table:table-cell>
          <table:table-cell table:formula="of:=1/[.K22]" office:value-type="float" office:value="2.18322207650508" calcext:value-type="float">
            <text:p>2.18</text:p>
          </table:table-cell>
        </table:table-row>
        <table:table-row table:style-name="ro2">
          <table:table-cell table:formula="of:=[Dhrystone.$A23]" office:value-type="string" office:string-value="E2S-EL2S4" calcext:value-type="string">
            <text:p>E2S-EL2S4</text:p>
          </table:table-cell>
          <table:table-cell table:formula="of:=[Dhrystone.$C23]" office:value-type="string" office:string-value="Elbrus 4C [EL2S4] (4 CPU)" calcext:value-type="string">
            <text:p>Elbrus 4C [EL2S4] (4 CPU)</text:p>
          </table:table-cell>
          <table:table-cell table:formula="of:=[Dhrystone.$D23]" office:value-type="float" office:value="16" calcext:value-type="float">
            <text:p>16</text:p>
          </table:table-cell>
          <table:table-cell table:formula="of:=[Dhrystone.$E23]" office:value-type="float" office:value="750" calcext:value-type="float">
            <text:p>750.00</text:p>
          </table:table-cell>
          <table:table-cell office:value-type="string" calcext:value-type="string">
            <text:p>e2k</text:p>
          </table:table-cell>
          <table:table-cell table:formula="of:=[Dhrystone.$G23]" office:value-type="float" office:value="0.150813721267004" calcext:value-type="float">
            <text:p>0.15</text:p>
          </table:table-cell>
          <table:table-cell table:formula="of:=[Whetstone.$L23]" office:value-type="float" office:value="0.504166799706249" calcext:value-type="float">
            <text:p>0.50</text:p>
          </table:table-cell>
          <table:table-cell table:formula="of:=[Coremark.$J23]" office:value-type="float" office:value="0.287938595530573" calcext:value-type="float">
            <text:p>0.29</text:p>
          </table:table-cell>
          <table:table-cell table:formula="of:=[Linpack.$H23]" office:value-type="float" office:value="0.666384375772252" calcext:value-type="float">
            <text:p>0.67</text:p>
          </table:table-cell>
          <table:table-cell table:formula="of:=[MPMFLOPS.$P23]" office:value-type="float" office:value="1.25401708626073" calcext:value-type="float">
            <text:p>1.25</text:p>
          </table:table-cell>
          <table:table-cell table:formula="of:=GEOMEAN([.F23:.J23])" office:value-type="float" office:value="0.449229893535975" calcext:value-type="float">
            <text:p>0.45</text:p>
          </table:table-cell>
          <table:table-cell table:formula="of:=1/[.K23]" office:value-type="float" office:value="2.2260317365098" calcext:value-type="float">
            <text:p>2.23</text:p>
          </table:table-cell>
        </table:table-row>
        <table:table-row table:style-name="ro2">
          <table:table-cell table:formula="of:=[Dhrystone.$A24]" office:value-type="string" office:string-value="E2S-PC401" calcext:value-type="string">
            <text:p>E2S-PC401</text:p>
          </table:table-cell>
          <table:table-cell table:formula="of:=[Dhrystone.$C24]" office:value-type="string" office:string-value="Elbrus 4C [E2S] (pc401)" calcext:value-type="string">
            <text:p>Elbrus 4C [E2S] (pc401)</text:p>
          </table:table-cell>
          <table:table-cell table:formula="of:=[Dhrystone.$D24]" office:value-type="float" office:value="4" calcext:value-type="float">
            <text:p>4</text:p>
          </table:table-cell>
          <table:table-cell table:formula="of:=[Dhrystone.$E24]" office:value-type="float" office:value="800" calcext:value-type="float">
            <text:p>800.00</text:p>
          </table:table-cell>
          <table:table-cell office:value-type="string" calcext:value-type="string">
            <text:p>e2k</text:p>
          </table:table-cell>
          <table:table-cell table:formula="of:=[Dhrystone.$G24]" office:value-type="float" office:value="0.160746696670784" calcext:value-type="float">
            <text:p>0.16</text:p>
          </table:table-cell>
          <table:table-cell table:formula="of:=[Whetstone.$L24]" office:value-type="float" office:value="0.0783869216769373" calcext:value-type="float">
            <text:p>0.08</text:p>
          </table:table-cell>
          <table:table-cell table:formula="of:=[Coremark.$J24]" office:value-type="float" office:value="0.307134470125562" calcext:value-type="float">
            <text:p>0.31</text:p>
          </table:table-cell>
          <table:table-cell table:formula="of:=[Linpack.$H24]" office:value-type="float" office:value="0.666384375772252" calcext:value-type="float">
            <text:p>0.67</text:p>
          </table:table-cell>
          <table:table-cell table:formula="of:=[MPMFLOPS.$P24]" office:value-type="float" office:value="0.410022707065003" calcext:value-type="float">
            <text:p>0.41</text:p>
          </table:table-cell>
          <table:table-cell table:formula="of:=GEOMEAN([.F24:.J24])" office:value-type="float" office:value="0.254009165890585" calcext:value-type="float">
            <text:p>0.25</text:p>
          </table:table-cell>
          <table:table-cell table:formula="of:=1/[.K24]" office:value-type="float" office:value="3.93686580755417" calcext:value-type="float">
            <text:p>3.94</text:p>
          </table:table-cell>
        </table:table-row>
        <table:table-row table:style-name="ro2">
          <table:table-cell table:formula="of:=[Dhrystone.$A25]" office:value-type="string" office:string-value="MBE1C-PC" calcext:value-type="string">
            <text:p>MBE1C-PC</text:p>
          </table:table-cell>
          <table:table-cell table:formula="of:=[Dhrystone.$C25]" office:value-type="string" office:string-value="Elbrus 1C+ (MBE1C-PC)" calcext:value-type="string">
            <text:p>Elbrus 1C+ (MBE1C-PC)</text:p>
          </table:table-cell>
          <table:table-cell table:formula="of:=[Dhrystone.$D25]" office:value-type="float" office:value="1" calcext:value-type="float">
            <text:p>1</text:p>
          </table:table-cell>
          <table:table-cell table:formula="of:=[Dhrystone.$E25]" office:value-type="float" office:value="985" calcext:value-type="float">
            <text:p>985.00</text:p>
          </table:table-cell>
          <table:table-cell office:value-type="string" calcext:value-type="string">
            <text:p>e2k</text:p>
          </table:table-cell>
          <table:table-cell table:formula="of:=[Dhrystone.$G25]" office:value-type="float" office:value="0.194887704245646" calcext:value-type="float">
            <text:p>0.19</text:p>
          </table:table-cell>
          <table:table-cell table:formula="of:=[Whetstone.$L25]" office:value-type="float" office:value="0.0418915035601392" calcext:value-type="float">
            <text:p>0.04</text:p>
          </table:table-cell>
          <table:table-cell table:formula="of:=[Coremark.$J25]" office:value-type="float" office:value="0.0238012585994748" calcext:value-type="float">
            <text:p>0.02</text:p>
          </table:table-cell>
          <table:table-cell table:formula="of:=[Linpack.$H25]" office:value-type="float" office:value="0.653600148539054" calcext:value-type="float">
            <text:p>0.65</text:p>
          </table:table-cell>
          <table:table-cell table:formula="of:=[MPMFLOPS.$P25]" office:value-type="float" office:value="0.177219728425721" calcext:value-type="float">
            <text:p>0.18</text:p>
          </table:table-cell>
          <table:table-cell table:formula="of:=GEOMEAN([.F25:.J25])" office:value-type="float" office:value="0.11761613501987" calcext:value-type="float">
            <text:p>0.12</text:p>
          </table:table-cell>
          <table:table-cell table:formula="of:=1/[.K25]" office:value-type="float" office:value="8.50223483224523" calcext:value-type="float">
            <text:p>8.50</text:p>
          </table:table-cell>
        </table:table-row>
        <table:table-row table:style-name="ro2">
          <table:table-cell table:formula="of:=[Dhrystone.$A26]" office:value-type="string" office:string-value="Pentium 4 " calcext:value-type="string">
            <text:p>Pentium 4 </text:p>
          </table:table-cell>
          <table:table-cell table:formula="of:=[Dhrystone.$C26]" office:value-type="string" office:string-value="Intel(R) Pentium(TM) 4 CPU" calcext:value-type="string">
            <text:p>Intel(R) Pentium(TM) 4 CPU</text:p>
          </table:table-cell>
          <table:table-cell table:formula="of:=[Dhrystone.$D26]" office:value-type="float" office:value="1" calcext:value-type="float">
            <text:p>1</text:p>
          </table:table-cell>
          <table:table-cell table:formula="of:=[Dhrystone.$E26]" office:value-type="float" office:value="3066" calcext:value-type="float">
            <text:p>3,066.00</text:p>
          </table:table-cell>
          <table:table-cell office:value-type="string" calcext:value-type="string">
            <text:p>i386</text:p>
          </table:table-cell>
          <table:table-cell table:formula="of:=[Dhrystone.$G26]" office:value-type="float" office:value="0.181727836745713" calcext:value-type="float">
            <text:p>0.18</text:p>
          </table:table-cell>
          <table:table-cell table:formula="of:=[Whetstone.$L26]" office:value-type="float" office:value="0.0357291101248443" calcext:value-type="float">
            <text:p>0.04</text:p>
          </table:table-cell>
          <table:table-cell table:formula="of:=[Coremark.$J26]" office:value-type="float" office:value="0.0496482415625909" calcext:value-type="float">
            <text:p>0.05</text:p>
          </table:table-cell>
          <table:table-cell table:formula="of:=[Linpack.$H26]" office:value-type="float" office:value="0.216553586596664" calcext:value-type="float">
            <text:p>0.22</text:p>
          </table:table-cell>
          <table:table-cell table:formula="of:=[MPMFLOPS.$P26]" office:value-type="float" office:value="0.022589014043176" calcext:value-type="float">
            <text:p>0.02</text:p>
          </table:table-cell>
          <table:table-cell table:formula="of:=GEOMEAN([.F26:.J26])" office:value-type="float" office:value="0.0691133647435034" calcext:value-type="float">
            <text:p>0.07</text:p>
          </table:table-cell>
          <table:table-cell table:formula="of:=1/[.K26]" office:value-type="float" office:value="14.4689815596628" calcext:value-type="float">
            <text:p>14.47</text:p>
          </table:table-cell>
        </table:table-row>
        <table:table-row table:style-name="ro2">
          <table:table-cell table:formula="of:=[Dhrystone.$A27]" office:value-type="string" office:string-value="Pentium III " calcext:value-type="string">
            <text:p>Pentium III </text:p>
          </table:table-cell>
          <table:table-cell table:formula="of:=[Dhrystone.$C27]" office:value-type="string" office:string-value="Intel(R) Pentium(TM) III CPU" calcext:value-type="string">
            <text:p>Intel(R) Pentium(TM) III CPU</text:p>
          </table:table-cell>
          <table:table-cell table:formula="of:=[Dhrystone.$D27]" office:value-type="float" office:value="1" calcext:value-type="float">
            <text:p>1</text:p>
          </table:table-cell>
          <table:table-cell table:formula="of:=[Dhrystone.$E27]" office:value-type="float" office:value="1000" calcext:value-type="float">
            <text:p>1,000.00</text:p>
          </table:table-cell>
          <table:table-cell office:value-type="string" calcext:value-type="string">
            <text:p>i386</text:p>
          </table:table-cell>
          <table:table-cell table:formula="of:=[Dhrystone.$G27]" office:value-type="float" office:value="0.0722472332027448" calcext:value-type="float">
            <text:p>0.07</text:p>
          </table:table-cell>
          <table:table-cell table:formula="of:=[Whetstone.$L27]" office:value-type="float" office:value="0.026054471726428" calcext:value-type="float">
            <text:p>0.03</text:p>
          </table:table-cell>
          <table:table-cell table:formula="of:=[Coremark.$J27]" office:value-type="float" office:value="0.0187729042292485" calcext:value-type="float">
            <text:p>0.02</text:p>
          </table:table-cell>
          <table:table-cell table:formula="of:=[Linpack.$H27]" office:value-type="float" office:value="0.25022206005731" calcext:value-type="float">
            <text:p>0.25</text:p>
          </table:table-cell>
          <table:table-cell/>
          <table:table-cell table:formula="of:=GEOMEAN([.F27:.J27])" office:value-type="float" office:value="0.0545305826319018" calcext:value-type="float">
            <text:p>0.05</text:p>
          </table:table-cell>
          <table:table-cell table:formula="of:=1/[.K27]" office:value-type="float" office:value="18.3383333119748" calcext:value-type="float">
            <text:p>18.34</text:p>
          </table:table-cell>
        </table:table-row>
        <table:table-row table:style-name="ro2">
          <table:table-cell table:formula="of:=[Dhrystone.$A28]" office:value-type="string" office:string-value="Baikal T1 BFK" calcext:value-type="string">
            <text:p>Baikal T1 BFK</text:p>
          </table:table-cell>
          <table:table-cell table:formula="of:=[Dhrystone.$C28]" office:value-type="string" office:string-value="Baikal-T1 (MIPS P5600 V3.0)" calcext:value-type="string">
            <text:p>Baikal-T1 (MIPS P5600 V3.0)</text:p>
          </table:table-cell>
          <table:table-cell table:formula="of:=[Dhrystone.$D28]" office:value-type="float" office:value="2" calcext:value-type="float">
            <text:p>2</text:p>
          </table:table-cell>
          <table:table-cell table:formula="of:=[Dhrystone.$E28]" office:value-type="float" office:value="1200" calcext:value-type="float">
            <text:p>1,200.00</text:p>
          </table:table-cell>
          <table:table-cell office:value-type="string" calcext:value-type="string">
            <text:p>mips</text:p>
          </table:table-cell>
          <table:table-cell table:formula="of:=[Dhrystone.$G28]" office:value-type="float" office:value="0.165330659053303" calcext:value-type="float">
            <text:p>0.17</text:p>
          </table:table-cell>
          <table:table-cell table:formula="of:=[Whetstone.$L28]" office:value-type="float" office:value="0.0391774960886363" calcext:value-type="float">
            <text:p>0.04</text:p>
          </table:table-cell>
          <table:table-cell table:formula="of:=[Coremark.$J28]" office:value-type="float" office:value="0.103316675000189" calcext:value-type="float">
            <text:p>0.10</text:p>
          </table:table-cell>
          <table:table-cell table:number-columns-repeated="2"/>
          <table:table-cell table:formula="of:=GEOMEAN([.F28:.J28])" office:value-type="float" office:value="0.0874688663748015" calcext:value-type="float">
            <text:p>0.09</text:p>
          </table:table-cell>
          <table:table-cell table:formula="of:=1/[.K28]" office:value-type="float" office:value="11.4326393086545" calcext:value-type="float">
            <text:p>11.43</text:p>
          </table:table-cell>
        </table:table-row>
        <table:table-row table:style-name="ro1" table:number-rows-repeated="3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44" office:value-type="string" calcext:value-type="string">
            <text:p>Platform</text:p>
          </table:table-cell>
          <table:table-cell table:style-name="ce44" office:value-type="string" calcext:value-type="string">
            <text:p>Result (VAX MIPS rating)</text:p>
          </table:table-cell>
          <table:table-cell table:style-name="ce44" office:value-type="string" calcext:value-type="string">
            <text:p>CPU</text:p>
          </table:table-cell>
          <table:table-cell table:style-name="ce44" office:value-type="string" calcext:value-type="string">
            <text:p>Cores</text:p>
          </table:table-cell>
          <table:table-cell table:style-name="ce44" office:value-type="string" calcext:value-type="string">
            <text:p>Frequency (MHz)</text:p>
          </table:table-cell>
          <table:table-cell table:style-name="ce44" office:value-type="string" calcext:value-type="string">
            <text:p>Per MHz</text:p>
          </table:table-cell>
          <table:table-cell table:style-name="ce44" office:value-type="string" calcext:value-type="string">
            <text:p>Relative</text:p>
          </table:table-cell>
          <table:table-cell table:style-name="ce44" office:value-type="string" calcext:value-type="string">
            <text:p>Relative (MHz) </text:p>
          </table:table-cell>
          <table:table-cell table:style-name="ce44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2">
          <table:table-cell table:style-name="ce27" office:value-type="string" calcext:value-type="string">
            <text:p>Core i7-2600</text:p>
          </table:table-cell>
          <table:table-cell table:style-name="ce53" office:value-type="float" office:value="22076.97" calcext:value-type="float">
            <text:p>22076.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6]/[.E6]" office:value-type="float" office:value="6.49322647058824" calcext:value-type="float">
            <text:p>6.49</text:p>
          </table:table-cell>
          <table:table-cell table:style-name="ce43" table:formula="of:=[.B6]/[.$B$3]" office:value-type="float" office:value="1" calcext:value-type="float">
            <text:p>1.00</text:p>
          </table:table-cell>
          <table:table-cell table:style-name="ce43" table:formula="of:=[.F6]/[.$C$3]" office:value-type="float" office:value="1" calcext:value-type="float">
            <text:p>1.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Core 2 Duo T9400</text:p>
          </table:table-cell>
          <table:table-cell table:style-name="ce54" office:value-type="float" office:value="13308.91" calcext:value-type="float">
            <text:p>13308.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7]/[.E7]" office:value-type="float" office:value="5.26043873517787" calcext:value-type="float">
            <text:p>5.26</text:p>
          </table:table-cell>
          <table:table-cell table:style-name="ce43" table:formula="of:=[.B7]/[.$B$3]" office:value-type="float" office:value="0.602841331940026" calcext:value-type="float">
            <text:p>0.60</text:p>
          </table:table-cell>
          <table:table-cell table:style-name="ce43" table:formula="of:=[.F7]/[.$C$3]" office:value-type="float" office:value="0.810142501421379" calcext:value-type="float">
            <text:p>0.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2">
          <table:table-cell table:style-name="ce27" office:value-type="string" calcext:value-type="string">
            <text:p>AMD A6-3650</text:p>
          </table:table-cell>
          <table:table-cell table:style-name="ce53" office:value-type="float" office:value="11455.81" calcext:value-type="float">
            <text:p>11455.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8]/[.E8]" office:value-type="float" office:value="4.40608076923077" calcext:value-type="float">
            <text:p>4.41</text:p>
          </table:table-cell>
          <table:table-cell table:style-name="ce43" table:formula="of:=[.B8]/[.$B$3]" office:value-type="float" office:value="0.518903182819019" calcext:value-type="float">
            <text:p>0.52</text:p>
          </table:table-cell>
          <table:table-cell table:style-name="ce43" table:formula="of:=[.F8]/[.$C$3]" office:value-type="float" office:value="0.678565700609486" calcext:value-type="float">
            <text:p>0.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54" office:value-type="float" office:value="4677.3" calcext:value-type="float">
            <text:p>4677.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9]/[.E9]" office:value-type="float" office:value="3.248125" calcext:value-type="float">
            <text:p>3.25</text:p>
          </table:table-cell>
          <table:table-cell table:style-name="ce43" table:formula="of:=[.B9]/[.$B$3]" office:value-type="float" office:value="0.211863312764387" calcext:value-type="float">
            <text:p>0.21</text:p>
          </table:table-cell>
          <table:table-cell table:style-name="ce43" table:formula="of:=[.F9]/[.$C$3]" office:value-type="float" office:value="0.500232821804803" calcext:value-type="float">
            <text:p>0.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Raspberry PI</text:p>
          </table:table-cell>
          <table:table-cell table:style-name="ce63" office:value-type="float" office:value="847" calcext:value-type="float">
            <text:p>847.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0]/[.E10]" office:value-type="float" office:value="1.21" calcext:value-type="float">
            <text:p>1.21</text:p>
          </table:table-cell>
          <table:table-cell table:style-name="ce43" table:formula="of:=[.B10]/[.$B$3]" office:value-type="float" office:value="0.038365772114561" calcext:value-type="float">
            <text:p>0.04</text:p>
          </table:table-cell>
          <table:table-cell table:style-name="ce43" table:formula="of:=[.F10]/[.$C$3]" office:value-type="float" office:value="0.18634803598501" calcext:value-type="float">
            <text:p>0.19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4">
          <table:table-cell table:style-name="ce27" office:value-type="string" calcext:value-type="string">
            <text:p>AWS Graviton</text:p>
          </table:table-cell>
          <table:table-cell table:style-name="ce53" office:value-type="float" office:value="11377.63" calcext:value-type="float">
            <text:p>11377.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1]/[.E11]" office:value-type="float" office:value="4.94679565217391" calcext:value-type="float">
            <text:p>4.95</text:p>
          </table:table-cell>
          <table:table-cell table:style-name="ce43" table:formula="of:=[.B11]/[.$B$3]" office:value-type="float" office:value="0.51536193599031" calcext:value-type="float">
            <text:p>0.52</text:p>
          </table:table-cell>
          <table:table-cell table:style-name="ce43" table:formula="of:=[.F11]/[.$C$3]" office:value-type="float" office:value="0.761839383637849" calcext:value-type="float">
            <text:p>0.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4">
          <table:table-cell table:style-name="ce27" office:value-type="string" calcext:value-type="string">
            <text:p>Odroid N2</text:p>
          </table:table-cell>
          <table:table-cell table:style-name="ce53" office:value-type="float" office:value="8230" calcext:value-type="float">
            <text:p>8230.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2]/[.E12]" office:value-type="float" office:value="4.57222222222222" calcext:value-type="float">
            <text:p>4.57</text:p>
          </table:table-cell>
          <table:table-cell table:style-name="ce43" table:formula="of:=[.B12]/[.$B$3]" office:value-type="float" office:value="0.372786664111968" calcext:value-type="float">
            <text:p>0.37</text:p>
          </table:table-cell>
          <table:table-cell table:style-name="ce43" table:formula="of:=[.F12]/[.$C$3]" office:value-type="float" office:value="0.704152587767051" calcext:value-type="float">
            <text:p>0.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Odroid X2</text:p>
          </table:table-cell>
          <table:table-cell table:style-name="ce53" office:value-type="float" office:value="4495.03" calcext:value-type="float">
            <text:p>4495.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3]/[.E13]" office:value-type="float" office:value="2.64413529411765" calcext:value-type="float">
            <text:p>2.64</text:p>
          </table:table-cell>
          <table:table-cell table:style-name="ce43" table:formula="of:=[.B13]/[.$B$3]" office:value-type="float" office:value="0.203607197908046" calcext:value-type="float">
            <text:p>0.20</text:p>
          </table:table-cell>
          <table:table-cell table:style-name="ce43" table:formula="of:=[.F13]/[.$C$3]" office:value-type="float" office:value="0.407214395816092" calcext:value-type="float">
            <text:p>0.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2">
          <table:table-cell table:style-name="ce27" office:value-type="string" calcext:value-type="string">
            <text:p>Orange Pi PC2</text:p>
          </table:table-cell>
          <table:table-cell table:style-name="ce53" office:value-type="float" office:value="2949.12" calcext:value-type="float">
            <text:p>2949.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4]/[.E14]" office:value-type="float" office:value="2.56" calcext:value-type="float">
            <text:p>2.56</text:p>
          </table:table-cell>
          <table:table-cell table:style-name="ce43" table:formula="of:=[.B14]/[.$B$3]" office:value-type="float" office:value="0.133583548829391" calcext:value-type="float">
            <text:p>0.13</text:p>
          </table:table-cell>
          <table:table-cell table:style-name="ce43" table:formula="of:=[.F14]/[.$C$3]" office:value-type="float" office:value="0.394257001753411" calcext:value-type="float">
            <text:p>0.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4">
          <table:table-cell table:style-name="ce27" office:value-type="string" calcext:value-type="string">
            <text:p>Raspberry PI 3</text:p>
          </table:table-cell>
          <table:table-cell table:style-name="ce63" office:value-type="float" office:value="2469" calcext:value-type="float">
            <text:p>2469.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5]/[.E15]" office:value-type="float" office:value="2.0575" calcext:value-type="float">
            <text:p>2.06</text:p>
          </table:table-cell>
          <table:table-cell table:style-name="ce43" table:formula="of:=[.B15]/[.$B$3]" office:value-type="float" office:value="0.11183599923359" calcext:value-type="float">
            <text:p>0.11</text:p>
          </table:table-cell>
          <table:table-cell table:style-name="ce43" table:formula="of:=[.F15]/[.$C$3]" office:value-type="float" office:value="0.316868664495173" calcext:value-type="float">
            <text:p>0.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2">
          <table:table-cell table:style-name="ce27" office:value-type="string" calcext:value-type="string">
            <text:p>Orange Pi Win</text:p>
          </table:table-cell>
          <table:table-cell table:style-name="ce53" office:value-type="float" office:value="2370" calcext:value-type="float">
            <text:p>2370.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6]/[.E16]" office:value-type="float" office:value="1.76339285714286" calcext:value-type="float">
            <text:p>1.76</text:p>
          </table:table-cell>
          <table:table-cell table:style-name="ce43" table:formula="of:=[.B16]/[.$B$3]" office:value-type="float" office:value="0.107351688207213" calcext:value-type="float">
            <text:p>0.11</text:p>
          </table:table-cell>
          <table:table-cell table:style-name="ce43" table:formula="of:=[.F16]/[.$C$3]" office:value-type="float" office:value="0.271574211238486" calcext:value-type="float">
            <text:p>0.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2">
          <table:table-cell table:style-name="ce27" office:value-type="string" calcext:value-type="string">
            <text:p>E8C-SWTX</text:p>
          </table:table-cell>
          <table:table-cell table:style-name="ce53" office:value-type="float" office:value="5865.19" calcext:value-type="float">
            <text:p>5865.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7]/[.E17]" office:value-type="float" office:value="4.51168461538462" calcext:value-type="float">
            <text:p>4.51</text:p>
          </table:table-cell>
          <table:table-cell table:style-name="ce43" table:formula="of:=[.B17]/[.$B$3]" office:value-type="float" office:value="0.265670062513108" calcext:value-type="float">
            <text:p>0.27</text:p>
          </table:table-cell>
          <table:table-cell table:style-name="ce43" table:formula="of:=[.F17]/[.$C$3]" office:value-type="float" office:value="0.69482939426505" calcext:value-type="float">
            <text:p>0.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4">
          <table:table-cell table:style-name="ce27" office:value-type="string" calcext:value-type="string">
            <text:p>E8C-E8C4</text:p>
          </table:table-cell>
          <table:table-cell table:style-name="ce54" office:value-type="float" office:value="5844.82" calcext:value-type="float">
            <text:p>5844.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8]/[.E18]" office:value-type="float" office:value="4.49601538461539" calcext:value-type="float">
            <text:p>4.50</text:p>
          </table:table-cell>
          <table:table-cell table:style-name="ce43" table:formula="of:=[.B18]/[.$B$3]" office:value-type="float" office:value="0.264747381547377" calcext:value-type="float">
            <text:p>0.26</text:p>
          </table:table-cell>
          <table:table-cell table:style-name="ce43" table:formula="of:=[.F18]/[.$C$3]" office:value-type="float" office:value="0.692416228662371" calcext:value-type="float">
            <text:p>0.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2">
          <table:table-cell table:style-name="ce27" office:value-type="string" calcext:value-type="string">
            <text:p>E8C2</text:p>
          </table:table-cell>
          <table:table-cell table:style-name="ce53" office:value-type="float" office:value="5357.4528" calcext:value-type="float">
            <text:p>5357.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19]/[.E19]" office:value-type="float" office:value="3.5716352" calcext:value-type="float">
            <text:p>3.57</text:p>
          </table:table-cell>
          <table:table-cell table:style-name="ce43" table:formula="of:=[.B19]/[.$B$3]" office:value-type="float" office:value="0.242671562266017" calcext:value-type="float">
            <text:p>0.24</text:p>
          </table:table-cell>
          <table:table-cell table:style-name="ce43" table:formula="of:=[.F19]/[.$C$3]" office:value-type="float" office:value="0.550055541136306" calcext:value-type="float">
            <text:p>0.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2">
          <table:table-cell table:style-name="ce27" office:value-type="string" calcext:value-type="string">
            <text:p>E8C2-APPROX</text:p>
          </table:table-cell>
          <table:table-cell table:style-name="ce53" office:value-type="float" office:value="5357.4528" calcext:value-type="float">
            <text:p>5357.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0]/[.E20]" office:value-type="float" office:value="3.5716352" calcext:value-type="float">
            <text:p>3.57</text:p>
          </table:table-cell>
          <table:table-cell table:style-name="ce43" table:formula="of:=[.B20]/[.$B$3]" office:value-type="float" office:value="0.242671562266017" calcext:value-type="float">
            <text:p>0.24</text:p>
          </table:table-cell>
          <table:table-cell table:style-name="ce43" table:formula="of:=[.F20]/[.$C$3]" office:value-type="float" office:value="0.550055541136306" calcext:value-type="float">
            <text:p>0.55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2">
          <table:table-cell table:style-name="ce27" office:value-type="string" calcext:value-type="string">
            <text:p>E16C-APPROX</text:p>
          </table:table-cell>
          <table:table-cell table:style-name="ce53" table:formula="of:=20/13*[.B17]" office:value-type="float" office:value="9023.36923076923" calcext:value-type="float">
            <text:p>9023.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1]/[.E21]" office:value-type="float" office:value="4.51168461538462" calcext:value-type="float">
            <text:p>4.51</text:p>
          </table:table-cell>
          <table:table-cell table:style-name="ce43" table:formula="of:=[.B21]/[.$B$3]" office:value-type="float" office:value="0.408723173097089" calcext:value-type="float">
            <text:p>0.41</text:p>
          </table:table-cell>
          <table:table-cell table:style-name="ce43" table:formula="of:=[.F21]/[.$C$3]" office:value-type="float" office:value="0.69482939426505" calcext:value-type="float">
            <text:p>0.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E8C2-LOW</text:p>
          </table:table-cell>
          <table:table-cell table:style-name="ce54" office:value-type="float" office:value="3554.46" calcext:value-type="float">
            <text:p>3554.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2]/[.E22]" office:value-type="float" office:value="2.96205" calcext:value-type="float">
            <text:p>2.96</text:p>
          </table:table-cell>
          <table:table-cell table:style-name="ce43" table:formula="of:=[.B22]/[.$B$3]" office:value-type="float" office:value="0.161003072432494" calcext:value-type="float">
            <text:p>0.16</text:p>
          </table:table-cell>
          <table:table-cell table:style-name="ce43" table:formula="of:=[.F22]/[.$C$3]" office:value-type="float" office:value="0.456175371892066" calcext:value-type="float">
            <text:p>0.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E2S-EL2S4</text:p>
          </table:table-cell>
          <table:table-cell table:style-name="ce53" office:value-type="float" office:value="3329.51" calcext:value-type="float">
            <text:p>3329.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3]/[.E23]" office:value-type="float" office:value="4.43934666666667" calcext:value-type="float">
            <text:p>4.44</text:p>
          </table:table-cell>
          <table:table-cell table:style-name="ce43" table:formula="of:=[.B23]/[.$B$3]" office:value-type="float" office:value="0.150813721267004" calcext:value-type="float">
            <text:p>0.15</text:p>
          </table:table-cell>
          <table:table-cell table:style-name="ce43" table:formula="of:=[.F23]/[.$C$3]" office:value-type="float" office:value="0.683688869743749" calcext:value-type="float">
            <text:p>0.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table:style-name="ce53" office:value-type="float" office:value="3548.8" calcext:value-type="float">
            <text:p>3548.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4]/[.E24]" office:value-type="float" office:value="4.436" calcext:value-type="float">
            <text:p>4.44</text:p>
          </table:table-cell>
          <table:table-cell table:style-name="ce43" table:formula="of:=[.B24]/[.$B$3]" office:value-type="float" office:value="0.160746696670784" calcext:value-type="float">
            <text:p>0.16</text:p>
          </table:table-cell>
          <table:table-cell table:style-name="ce43" table:formula="of:=[.F24]/[.$C$3]" office:value-type="float" office:value="0.683173460850832" calcext:value-type="float">
            <text:p>0.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4">
          <table:table-cell table:style-name="ce27" office:value-type="string" calcext:value-type="string">
            <text:p>MBE1C-PC</text:p>
          </table:table-cell>
          <table:table-cell table:style-name="ce65" office:value-type="float" office:value="4302.53" calcext:value-type="float">
            <text:p>4302.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5]/[.E25]" office:value-type="float" office:value="4.36805076142132" calcext:value-type="float">
            <text:p>4.37</text:p>
          </table:table-cell>
          <table:table-cell table:style-name="ce43" table:formula="of:=[.B25]/[.$B$3]" office:value-type="float" office:value="0.194887704245646" calcext:value-type="float">
            <text:p>0.19</text:p>
          </table:table-cell>
          <table:table-cell table:style-name="ce43" table:formula="of:=[.F25]/[.$C$3]" office:value-type="float" office:value="0.672708826837762" calcext:value-type="float">
            <text:p>0.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style-name="ce53" office:value-type="float" office:value="4012" calcext:value-type="float">
            <text:p>4012.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6]/[.E26]" office:value-type="float" office:value="1.3085453359426" calcext:value-type="float">
            <text:p>1.31</text:p>
          </table:table-cell>
          <table:table-cell table:style-name="ce43" table:formula="of:=[.B26]/[.$B$3]" office:value-type="float" office:value="0.181727836745713" calcext:value-type="float">
            <text:p>0.18</text:p>
          </table:table-cell>
          <table:table-cell table:style-name="ce43" table:formula="of:=[.F26]/[.$C$3]" office:value-type="float" office:value="0.201524672190288" calcext:value-type="float">
            <text:p>0.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style-name="ce53" office:value-type="float" office:value="1595" calcext:value-type="float">
            <text:p>1595.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27]/[.E27]" office:value-type="float" office:value="1.595" calcext:value-type="float">
            <text:p>1.60</text:p>
          </table:table-cell>
          <table:table-cell table:style-name="ce43" table:formula="of:=[.B27]/[.$B$3]" office:value-type="float" office:value="0.0722472332027448" calcext:value-type="float">
            <text:p>0.07</text:p>
          </table:table-cell>
          <table:table-cell table:style-name="ce43" table:formula="of:=[.F27]/[.$C$3]" office:value-type="float" office:value="0.245640592889332" calcext:value-type="float">
            <text:p>0.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2">
          <table:table-cell table:style-name="ce27" office:value-type="string" calcext:value-type="string">
            <text:p>Baikal T1 BFK</text:p>
          </table:table-cell>
          <table:table-cell table:style-name="ce53" office:value-type="float" office:value="3650" calcext:value-type="float">
            <text:p>3650.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8]/[.E28]" office:value-type="float" office:value="3.04166666666667" calcext:value-type="float">
            <text:p>3.04</text:p>
          </table:table-cell>
          <table:table-cell table:style-name="ce43" table:formula="of:=[.B28]/[.$B$3]" office:value-type="float" office:value="0.165330659053303" calcext:value-type="float">
            <text:p>0.17</text:p>
          </table:table-cell>
          <table:table-cell table:style-name="ce43" table:formula="of:=[.F28]/[.$C$3]" office:value-type="float" office:value="0.468436867317692" calcext:value-type="float">
            <text:p>0.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8.6972in" svg:height="5.4217in" svg:x="0in" svg:y="0.0374in">
              <draw:object draw:notify-on-update-of-ranges="Dhrystone.A6:Dhrystone.A28 Dhrystone.B5:Dhrystone.B5 Dhrystone.B6:Dhrystone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>
            <draw:frame draw:z-index="2" draw:style-name="gr1" draw:text-style-name="P1" svg:width="7.9059in" svg:height="4.2709in" svg:x="0.772in" svg:y="0.0583in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8.6417in" svg:height="5.4012in" svg:x="0in" svg:y="0.0173in">
              <draw:object draw:notify-on-update-of-ranges="Dhrystone.A6:Dhrystone.A28 Dhrystone.G5:Dhrystone.G5 Dhrystone.G6:Dhrystone.G28 Dhrystone.H5:Dhrystone.H5 Dhrystone.H6:Dhrystone.H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5.7811in" svg:height="4.1764in" svg:x="0.011in" svg:y="5.5567in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6618in" svg:height="4.1008in" svg:x="6.6311in" svg:y="6.1646in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8815in" svg:height="4.2339in" svg:x="0.022in" svg:y="9.7177in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7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5">
          <table:table-cell table:style-name="ce76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76" office:value-type="string" calcext:value-type="string">
            <text:p>CPU</text:p>
          </table:table-cell>
          <table:table-cell table:style-name="ce76" office:value-type="string" calcext:value-type="string">
            <text:p>Cores</text:p>
          </table:table-cell>
          <table:table-cell table:style-name="ce76" office:value-type="string" calcext:value-type="string">
            <text:p>Frequency (MHz)</text:p>
          </table:table-cell>
          <table:table-cell table:style-name="ce76" office:value-type="string" calcext:value-type="string">
            <text:p>Architecture</text:p>
          </table:table-cell>
        </table:table-row>
        <table:table-row table:style-name="ro6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6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6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6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6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6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6">
          <table:table-cell office:value-type="string" calcext:value-type="string">
            <text:p>E8C2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6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6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Pivot Table_Dhrystone_1" table:style-name="ta1">
        <office:forms form:automatic-focus="false" form:apply-design-mode="false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90" office:value-type="string" calcext:value-type="string">
            <text:p>Architecture</text:p>
          </table:table-cell>
          <table:table-cell table:style-name="ce102" office:value-type="string" calcext:value-type="string">
            <text:p>CPU</text:p>
          </table:table-cell>
          <table:table-cell table:style-name="ce102" office:value-type="string" calcext:value-type="string">
            <text:p>Platform</text:p>
          </table:table-cell>
          <table:table-cell table:style-name="ce102" office:value-type="string" calcext:value-type="string">
            <text:p>Frequency (MHz)</text:p>
          </table:table-cell>
          <table:table-cell table:style-name="ce102" office:value-type="string" calcext:value-type="string">
            <text:p>Cores</text:p>
          </table:table-cell>
          <table:table-cell table:style-name="ce102" office:value-type="string" calcext:value-type="string">
            <text:p>Result (VAX MIPS rating)</text:p>
          </table:table-cell>
          <table:table-cell table:style-name="ce102" office:value-type="string" calcext:value-type="string">
            <text:p>Relative</text:p>
          </table:table-cell>
          <table:table-cell table:style-name="ce102" office:value-type="string" calcext:value-type="string">
            <text:p>Relative (MHz) </text:p>
          </table:table-cell>
          <table:table-cell table:style-name="ce111" office:value-type="string" calcext:value-type="string">
            <text:p>(empty)</text:p>
          </table:table-cell>
        </table:table-row>
        <table:table-row table:style-name="ro1">
          <table:table-cell table:style-name="ce94" office:value-type="string" calcext:value-type="string">
            <text:p>amd64</text:p>
          </table:table-cell>
          <table:table-cell table:style-name="ce103" office:value-type="string" calcext:value-type="string">
            <text:p>AMD A6-3650 APU with Radeon(tm) HD Graphics</text:p>
          </table:table-cell>
          <table:table-cell table:style-name="ce103" office:value-type="string" calcext:value-type="string">
            <text:p>AMD A6-3650</text:p>
          </table:table-cell>
          <table:table-cell table:style-name="ce103" office:value-type="float" office:value="2600" calcext:value-type="float">
            <text:p>260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11455.81" calcext:value-type="float">
            <text:p>11,455.81</text:p>
          </table:table-cell>
          <table:table-cell table:style-name="ce108" office:value-type="float" office:value="0.518903182819019" calcext:value-type="float">
            <text:p>0.52</text:p>
          </table:table-cell>
          <table:table-cell table:style-name="ce108" office:value-type="float" office:value="0.678565700609486" calcext:value-type="float">
            <text:p>0.68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Broadcom BCM2835</text:p>
          </table:table-cell>
          <table:table-cell table:style-name="ce103" office:value-type="string" calcext:value-type="string">
            <text:p>Raspberry PI</text:p>
          </table:table-cell>
          <table:table-cell table:style-name="ce103" office:value-type="float" office:value="700" calcext:value-type="float">
            <text:p>700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847" calcext:value-type="float">
            <text:p>847.00</text:p>
          </table:table-cell>
          <table:table-cell table:style-name="ce108" office:value-type="float" office:value="0.038365772114561" calcext:value-type="float">
            <text:p>0.04</text:p>
          </table:table-cell>
          <table:table-cell table:style-name="ce108" office:value-type="float" office:value="0.18634803598501" calcext:value-type="float">
            <text:p>0.1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Intel(R) Atom(TM) x5-Z8350 CPU @ 1.44GHz</text:p>
          </table:table-cell>
          <table:table-cell table:style-name="ce103" office:value-type="string" calcext:value-type="string">
            <text:p>Atom Z8350</text:p>
          </table:table-cell>
          <table:table-cell table:style-name="ce103" office:value-type="float" office:value="1440" calcext:value-type="float">
            <text:p>144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4677.3" calcext:value-type="float">
            <text:p>4,677.30</text:p>
          </table:table-cell>
          <table:table-cell table:style-name="ce108" office:value-type="float" office:value="0.211863312764387" calcext:value-type="float">
            <text:p>0.21</text:p>
          </table:table-cell>
          <table:table-cell table:style-name="ce108" office:value-type="float" office:value="0.500232821804803" calcext:value-type="float">
            <text:p>0.50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Intel(R) Core(TM) 2 Duo CPU <text:s text:c="4"/>T9400 <text:s/>@ 2.53GHz</text:p>
          </table:table-cell>
          <table:table-cell table:style-name="ce103" office:value-type="string" calcext:value-type="string">
            <text:p>Core 2 Duo T9400</text:p>
          </table:table-cell>
          <table:table-cell table:style-name="ce103" office:value-type="float" office:value="2530" calcext:value-type="float">
            <text:p>2530</text:p>
          </table:table-cell>
          <table:table-cell table:style-name="ce103" office:value-type="float" office:value="2" calcext:value-type="float">
            <text:p>2</text:p>
          </table:table-cell>
          <table:table-cell table:style-name="ce108" office:value-type="float" office:value="13308.91" calcext:value-type="float">
            <text:p>13,308.91</text:p>
          </table:table-cell>
          <table:table-cell table:style-name="ce108" office:value-type="float" office:value="0.602841331940026" calcext:value-type="float">
            <text:p>0.60</text:p>
          </table:table-cell>
          <table:table-cell table:style-name="ce108" office:value-type="float" office:value="0.810142501421379" calcext:value-type="float">
            <text:p>0.81</text:p>
          </table:table-cell>
          <table:table-cell table:style-name="ce112"/>
        </table:table-row>
        <table:table-row table:style-name="ro1">
          <table:table-cell table:style-name="ce97"/>
          <table:table-cell table:style-name="ce103" office:value-type="string" calcext:value-type="string">
            <text:p>Intel(R) Core(TM) i7-2600 CPU @ 3.40GHz</text:p>
          </table:table-cell>
          <table:table-cell table:style-name="ce103" office:value-type="string" calcext:value-type="string">
            <text:p>Core i7-2600</text:p>
          </table:table-cell>
          <table:table-cell table:style-name="ce103" office:value-type="float" office:value="3400" calcext:value-type="float">
            <text:p>34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22076.97" calcext:value-type="float">
            <text:p>22,076.97</text:p>
          </table:table-cell>
          <table:table-cell table:number-columns-repeated="2" table:style-name="ce108" office:value-type="float" office:value="1" calcext:value-type="float">
            <text:p>1.00</text:p>
          </table:table-cell>
          <table:table-cell table:style-name="ce112"/>
        </table:table-row>
        <table:table-row table:style-name="ro1">
          <table:table-cell table:style-name="ce94" office:value-type="string" calcext:value-type="string">
            <text:p>arm</text:p>
          </table:table-cell>
          <table:table-cell table:style-name="ce103" office:value-type="string" calcext:value-type="string">
            <text:p>Allwinner A64 (aarch64)</text:p>
          </table:table-cell>
          <table:table-cell table:style-name="ce103" office:value-type="string" calcext:value-type="string">
            <text:p>Orange Pi Win</text:p>
          </table:table-cell>
          <table:table-cell table:style-name="ce103" office:value-type="float" office:value="1344" calcext:value-type="float">
            <text:p>1344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2370" calcext:value-type="float">
            <text:p>2,370.00</text:p>
          </table:table-cell>
          <table:table-cell table:style-name="ce108" office:value-type="float" office:value="0.107351688207213" calcext:value-type="float">
            <text:p>0.11</text:p>
          </table:table-cell>
          <table:table-cell table:style-name="ce108" office:value-type="float" office:value="0.271574211238486" calcext:value-type="float">
            <text:p>0.27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Allwinner H5 (aarch64)</text:p>
          </table:table-cell>
          <table:table-cell table:style-name="ce103" office:value-type="string" calcext:value-type="string">
            <text:p>Orange Pi PC2</text:p>
          </table:table-cell>
          <table:table-cell table:style-name="ce103" office:value-type="float" office:value="1152" calcext:value-type="float">
            <text:p>1152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2949.12" calcext:value-type="float">
            <text:p>2,949.12</text:p>
          </table:table-cell>
          <table:table-cell table:style-name="ce108" office:value-type="float" office:value="0.133583548829391" calcext:value-type="float">
            <text:p>0.13</text:p>
          </table:table-cell>
          <table:table-cell table:style-name="ce108" office:value-type="float" office:value="0.394257001753411" calcext:value-type="float">
            <text:p>0.3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Alpine AL73400</text:p>
          </table:table-cell>
          <table:table-cell table:style-name="ce103" office:value-type="string" calcext:value-type="string">
            <text:p>AWS Graviton</text:p>
          </table:table-cell>
          <table:table-cell table:style-name="ce103" office:value-type="float" office:value="2300" calcext:value-type="float">
            <text:p>2300</text:p>
          </table:table-cell>
          <table:table-cell table:style-name="ce103" office:value-type="float" office:value="16" calcext:value-type="float">
            <text:p>16</text:p>
          </table:table-cell>
          <table:table-cell table:style-name="ce108" office:value-type="float" office:value="11377.63" calcext:value-type="float">
            <text:p>11,377.63</text:p>
          </table:table-cell>
          <table:table-cell table:style-name="ce108" office:value-type="float" office:value="0.51536193599031" calcext:value-type="float">
            <text:p>0.52</text:p>
          </table:table-cell>
          <table:table-cell table:style-name="ce108" office:value-type="float" office:value="0.761839383637849" calcext:value-type="float">
            <text:p>0.76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Amlogic S922X</text:p>
          </table:table-cell>
          <table:table-cell table:style-name="ce103" office:value-type="string" calcext:value-type="string">
            <text:p>Odroid N2</text:p>
          </table:table-cell>
          <table:table-cell table:style-name="ce103" office:value-type="float" office:value="1800" calcext:value-type="float">
            <text:p>1800</text:p>
          </table:table-cell>
          <table:table-cell table:style-name="ce103" office:value-type="float" office:value="6" calcext:value-type="float">
            <text:p>6</text:p>
          </table:table-cell>
          <table:table-cell table:style-name="ce108" office:value-type="float" office:value="8230" calcext:value-type="float">
            <text:p>8,230.00</text:p>
          </table:table-cell>
          <table:table-cell table:style-name="ce108" office:value-type="float" office:value="0.372786664111968" calcext:value-type="float">
            <text:p>0.37</text:p>
          </table:table-cell>
          <table:table-cell table:style-name="ce108" office:value-type="float" office:value="0.704152587767051" calcext:value-type="float">
            <text:p>0.70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Broadcom BCM2837B0 (armv8)</text:p>
          </table:table-cell>
          <table:table-cell table:style-name="ce103" office:value-type="string" calcext:value-type="string">
            <text:p>Raspberry PI 3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2469" calcext:value-type="float">
            <text:p>2,469.00</text:p>
          </table:table-cell>
          <table:table-cell table:style-name="ce108" office:value-type="float" office:value="0.11183599923359" calcext:value-type="float">
            <text:p>0.11</text:p>
          </table:table-cell>
          <table:table-cell table:style-name="ce108" office:value-type="float" office:value="0.316868664495173" calcext:value-type="float">
            <text:p>0.32</text:p>
          </table:table-cell>
          <table:table-cell table:style-name="ce112"/>
        </table:table-row>
        <table:table-row table:style-name="ro1">
          <table:table-cell table:style-name="ce97"/>
          <table:table-cell table:style-name="ce103" office:value-type="string" calcext:value-type="string">
            <text:p>Samsung Exynos 4412 (armv7l)</text:p>
          </table:table-cell>
          <table:table-cell table:style-name="ce103" office:value-type="string" calcext:value-type="string">
            <text:p>Odroid X2</text:p>
          </table:table-cell>
          <table:table-cell table:style-name="ce103" office:value-type="float" office:value="1700" calcext:value-type="float">
            <text:p>170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4495.03" calcext:value-type="float">
            <text:p>4,495.03</text:p>
          </table:table-cell>
          <table:table-cell table:style-name="ce108" office:value-type="float" office:value="0.203607197908046" calcext:value-type="float">
            <text:p>0.20</text:p>
          </table:table-cell>
          <table:table-cell table:style-name="ce108" office:value-type="float" office:value="0.407214395816092" calcext:value-type="float">
            <text:p>0.41</text:p>
          </table:table-cell>
          <table:table-cell table:style-name="ce112"/>
        </table:table-row>
        <table:table-row table:style-name="ro1">
          <table:table-cell table:style-name="ce94" office:value-type="string" calcext:value-type="string">
            <text:p>e2k</text:p>
          </table:table-cell>
          <table:table-cell table:style-name="ce103" office:value-type="string" calcext:value-type="string">
            <text:p>Elbrus 16</text:p>
          </table:table-cell>
          <table:table-cell table:style-name="ce103" office:value-type="string" calcext:value-type="string">
            <text:p>E16C-APPROX</text:p>
          </table:table-cell>
          <table:table-cell table:style-name="ce103" office:value-type="float" office:value="2000" calcext:value-type="float">
            <text:p>2000</text:p>
          </table:table-cell>
          <table:table-cell table:style-name="ce103" office:value-type="float" office:value="16" calcext:value-type="float">
            <text:p>16</text:p>
          </table:table-cell>
          <table:table-cell table:style-name="ce108" office:value-type="float" office:value="9023.36923076923" calcext:value-type="float">
            <text:p>9,023.37</text:p>
          </table:table-cell>
          <table:table-cell table:style-name="ce108" office:value-type="float" office:value="0.408723173097089" calcext:value-type="float">
            <text:p>0.41</text:p>
          </table:table-cell>
          <table:table-cell table:style-name="ce108" office:value-type="float" office:value="0.69482939426505" calcext:value-type="float">
            <text:p>0.6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1C+ (MBE1C-PC)</text:p>
          </table:table-cell>
          <table:table-cell table:style-name="ce103" office:value-type="string" calcext:value-type="string">
            <text:p>MBE1C-PC</text:p>
          </table:table-cell>
          <table:table-cell table:style-name="ce103" office:value-type="float" office:value="985" calcext:value-type="float">
            <text:p>985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4302.53" calcext:value-type="float">
            <text:p>4,302.53</text:p>
          </table:table-cell>
          <table:table-cell table:style-name="ce108" office:value-type="float" office:value="0.194887704245646" calcext:value-type="float">
            <text:p>0.19</text:p>
          </table:table-cell>
          <table:table-cell table:style-name="ce108" office:value-type="float" office:value="0.672708826837762" calcext:value-type="float">
            <text:p>0.67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4C [E2S] (pc401)</text:p>
          </table:table-cell>
          <table:table-cell table:style-name="ce103" office:value-type="string" calcext:value-type="string">
            <text:p>E2S-PC401</text:p>
          </table:table-cell>
          <table:table-cell table:style-name="ce103" office:value-type="float" office:value="800" calcext:value-type="float">
            <text:p>80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3548.8" calcext:value-type="float">
            <text:p>3,548.80</text:p>
          </table:table-cell>
          <table:table-cell table:style-name="ce108" office:value-type="float" office:value="0.160746696670784" calcext:value-type="float">
            <text:p>0.16</text:p>
          </table:table-cell>
          <table:table-cell table:style-name="ce108" office:value-type="float" office:value="0.683173460850832" calcext:value-type="float">
            <text:p>0.68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4C [EL2S4] (4 CPU)</text:p>
          </table:table-cell>
          <table:table-cell table:style-name="ce103" office:value-type="string" calcext:value-type="string">
            <text:p>E2S-EL2S4</text:p>
          </table:table-cell>
          <table:table-cell table:style-name="ce103" office:value-type="float" office:value="750" calcext:value-type="float">
            <text:p>750</text:p>
          </table:table-cell>
          <table:table-cell table:style-name="ce103" office:value-type="float" office:value="16" calcext:value-type="float">
            <text:p>16</text:p>
          </table:table-cell>
          <table:table-cell table:style-name="ce108" office:value-type="float" office:value="3329.51" calcext:value-type="float">
            <text:p>3,329.51</text:p>
          </table:table-cell>
          <table:table-cell table:style-name="ce108" office:value-type="float" office:value="0.150813721267004" calcext:value-type="float">
            <text:p>0.15</text:p>
          </table:table-cell>
          <table:table-cell table:style-name="ce108" office:value-type="float" office:value="0.683688869743749" calcext:value-type="float">
            <text:p>0.68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8C (4 CPU)</text:p>
          </table:table-cell>
          <table:table-cell table:style-name="ce103" office:value-type="string" calcext:value-type="string">
            <text:p>E8C-E8C4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03" office:value-type="float" office:value="32" calcext:value-type="float">
            <text:p>32</text:p>
          </table:table-cell>
          <table:table-cell table:style-name="ce108" office:value-type="float" office:value="5844.82" calcext:value-type="float">
            <text:p>5,844.82</text:p>
          </table:table-cell>
          <table:table-cell table:style-name="ce108" office:value-type="float" office:value="0.264747381547377" calcext:value-type="float">
            <text:p>0.26</text:p>
          </table:table-cell>
          <table:table-cell table:style-name="ce108" office:value-type="float" office:value="0.692416228662371" calcext:value-type="float">
            <text:p>0.6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8C (E8C-SWTX)</text:p>
          </table:table-cell>
          <table:table-cell table:style-name="ce103" office:value-type="string" calcext:value-type="string">
            <text:p>E8C-SWTX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5865.19" calcext:value-type="float">
            <text:p>5,865.19</text:p>
          </table:table-cell>
          <table:table-cell table:style-name="ce108" office:value-type="float" office:value="0.265670062513108" calcext:value-type="float">
            <text:p>0.27</text:p>
          </table:table-cell>
          <table:table-cell table:style-name="ce108" office:value-type="float" office:value="0.69482939426505" calcext:value-type="float">
            <text:p>0.6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8C2 (Broken 8MB Cache 1.2 GHz)</text:p>
          </table:table-cell>
          <table:table-cell table:style-name="ce103" office:value-type="string" calcext:value-type="string">
            <text:p>E8C2-LOW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3554.46" calcext:value-type="float">
            <text:p>3,554.46</text:p>
          </table:table-cell>
          <table:table-cell table:style-name="ce108" office:value-type="float" office:value="0.161003072432494" calcext:value-type="float">
            <text:p>0.16</text:p>
          </table:table-cell>
          <table:table-cell table:style-name="ce108" office:value-type="float" office:value="0.456175371892066" calcext:value-type="float">
            <text:p>0.46</text:p>
          </table:table-cell>
          <table:table-cell table:style-name="ce112"/>
        </table:table-row>
        <table:table-row table:style-name="ro1">
          <table:table-cell table:style-name="ce96"/>
          <table:table-cell table:style-name="ce104" office:value-type="string" calcext:value-type="string">
            <text:p>Elbrus 8C2 (E8C2)</text:p>
          </table:table-cell>
          <table:table-cell table:style-name="ce103" office:value-type="string" calcext:value-type="string">
            <text:p>E8C2</text:p>
          </table:table-cell>
          <table:table-cell table:style-name="ce103" office:value-type="float" office:value="1500" calcext:value-type="float">
            <text:p>15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5357.4528" calcext:value-type="float">
            <text:p>5,357.45</text:p>
          </table:table-cell>
          <table:table-cell table:style-name="ce108" office:value-type="float" office:value="0.242671562266017" calcext:value-type="float">
            <text:p>0.24</text:p>
          </table:table-cell>
          <table:table-cell table:style-name="ce108" office:value-type="float" office:value="0.550055541136306" calcext:value-type="float">
            <text:p>0.55</text:p>
          </table:table-cell>
          <table:table-cell table:style-name="ce112"/>
        </table:table-row>
        <table:table-row table:style-name="ro1">
          <table:table-cell table:style-name="ce97"/>
          <table:table-cell table:style-name="ce105"/>
          <table:table-cell table:style-name="ce103" office:value-type="string" calcext:value-type="string">
            <text:p>E8C2-APPROX</text:p>
          </table:table-cell>
          <table:table-cell table:style-name="ce103" office:value-type="float" office:value="1500" calcext:value-type="float">
            <text:p>15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5357.4528" calcext:value-type="float">
            <text:p>5,357.45</text:p>
          </table:table-cell>
          <table:table-cell table:style-name="ce108" office:value-type="float" office:value="0.242671562266017" calcext:value-type="float">
            <text:p>0.24</text:p>
          </table:table-cell>
          <table:table-cell table:style-name="ce108" office:value-type="float" office:value="0.550055541136306" calcext:value-type="float">
            <text:p>0.55</text:p>
          </table:table-cell>
          <table:table-cell table:style-name="ce112"/>
        </table:table-row>
        <table:table-row table:style-name="ro1">
          <table:table-cell table:style-name="ce94" office:value-type="string" calcext:value-type="string">
            <text:p>i386</text:p>
          </table:table-cell>
          <table:table-cell table:style-name="ce103" office:value-type="string" calcext:value-type="string">
            <text:p>Intel(R) Pentium(TM) 4 CPU</text:p>
          </table:table-cell>
          <table:table-cell table:style-name="ce103" office:value-type="string" calcext:value-type="string">
            <text:p>Pentium 4 </text:p>
          </table:table-cell>
          <table:table-cell table:style-name="ce103" office:value-type="float" office:value="3066" calcext:value-type="float">
            <text:p>3066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4012" calcext:value-type="float">
            <text:p>4,012.00</text:p>
          </table:table-cell>
          <table:table-cell table:style-name="ce108" office:value-type="float" office:value="0.181727836745713" calcext:value-type="float">
            <text:p>0.18</text:p>
          </table:table-cell>
          <table:table-cell table:style-name="ce108" office:value-type="float" office:value="0.201524672190288" calcext:value-type="float">
            <text:p>0.20</text:p>
          </table:table-cell>
          <table:table-cell table:style-name="ce112"/>
        </table:table-row>
        <table:table-row table:style-name="ro1">
          <table:table-cell table:style-name="ce97"/>
          <table:table-cell table:style-name="ce103" office:value-type="string" calcext:value-type="string">
            <text:p>Intel(R) Pentium(TM) III CPU</text:p>
          </table:table-cell>
          <table:table-cell table:style-name="ce103" office:value-type="string" calcext:value-type="string">
            <text:p>Pentium III 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1595" calcext:value-type="float">
            <text:p>1,595.00</text:p>
          </table:table-cell>
          <table:table-cell table:style-name="ce108" office:value-type="float" office:value="0.0722472332027448" calcext:value-type="float">
            <text:p>0.07</text:p>
          </table:table-cell>
          <table:table-cell table:style-name="ce108" office:value-type="float" office:value="0.245640592889332" calcext:value-type="float">
            <text:p>0.25</text:p>
          </table:table-cell>
          <table:table-cell table:style-name="ce112"/>
        </table:table-row>
        <table:table-row table:style-name="ro1">
          <table:table-cell table:style-name="ce98" office:value-type="string" calcext:value-type="string">
            <text:p>mips</text:p>
          </table:table-cell>
          <table:table-cell table:style-name="ce103" office:value-type="string" calcext:value-type="string">
            <text:p>Baikal-T1 (MIPS P5600 V3.0)</text:p>
          </table:table-cell>
          <table:table-cell table:style-name="ce103" office:value-type="string" calcext:value-type="string">
            <text:p>Baikal T1 BFK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03" office:value-type="float" office:value="2" calcext:value-type="float">
            <text:p>2</text:p>
          </table:table-cell>
          <table:table-cell table:style-name="ce108" office:value-type="float" office:value="3650" calcext:value-type="float">
            <text:p>3,650.00</text:p>
          </table:table-cell>
          <table:table-cell table:style-name="ce108" office:value-type="float" office:value="0.165330659053303" calcext:value-type="float">
            <text:p>0.17</text:p>
          </table:table-cell>
          <table:table-cell table:style-name="ce108" office:value-type="float" office:value="0.468436867317692" calcext:value-type="float">
            <text:p>0.47</text:p>
          </table:table-cell>
          <table:table-cell table:style-name="ce112"/>
        </table:table-row>
        <table:table-row table:style-name="ro1">
          <table:table-cell table:style-name="ce99" office:value-type="string" calcext:value-type="string">
            <text:p>Total Result</text:p>
          </table:table-cell>
          <table:table-cell table:style-name="ce106" table:number-columns-repeated="4"/>
          <table:table-cell table:style-name="ce109" table:number-columns-repeated="2"/>
          <table:table-cell table:style-name="ce110"/>
          <table:table-cell table:style-name="ce113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draw:z-index="0" draw:style-name="gr1" draw:text-style-name="P1" svg:width="17.4035in" svg:height="7.8039in" svg:x="0.0539in" svg:y="0.0717in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>
            <draw:frame draw:z-index="1" draw:style-name="gr1" draw:text-style-name="P1" svg:width="10.9409in" svg:height="5.9102in" svg:x="0.3622in" svg:y="0.0339in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6" table:default-cell-style-name="ce14"/>
        <table:table-column table:style-name="co21" table:default-cell-style-name="ce14"/>
        <table:table-column table:style-name="co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16" table:number-columns-repeated="2" table:default-cell-style-name="ce14"/>
        <table:table-column table:style-name="co25" table:default-cell-style-name="ce14"/>
        <table:table-column table:style-name="co23" table:default-cell-style-name="ce14"/>
        <table:table-column table:style-name="co26" table:default-cell-style-name="ce14"/>
        <table:table-column table:style-name="co13" table:number-columns-repeated="2" table:default-cell-style-name="ce14"/>
        <table:table-column table:style-name="co27" table:default-cell-style-name="ce14"/>
        <table:table-column table:style-name="co14" table:default-cell-style-name="ce14"/>
        <table:table-column table:style-name="co28" table:default-cell-style-name="ce14"/>
        <table:table-column table:style-name="co16" table:default-cell-style-name="ce14"/>
        <table:table-column table:style-name="co4" table:number-columns-repeated="47" table:default-cell-style-name="ce14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,729.52</text:p>
          </table:table-cell>
          <table:table-cell table:style-name="ce39" table:formula="of:=[.C6]" office:value-type="float" office:value="31319" calcext:value-type="float">
            <text:p>31,319.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.69</text:p>
          </table:table-cell>
          <table:table-cell table:style-name="ce39" table:formula="of:=[.J6]" office:value-type="float" office:value="9.21147058823529" calcext:value-type="float">
            <text:p>9.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8">
          <table:table-cell table:style-name="ce114" office:value-type="string" calcext:value-type="string">
            <text:p>Platform</text:p>
          </table:table-cell>
          <table:table-cell table:style-name="ce114" office:value-type="string" calcext:value-type="string">
            <text:p>MWIPS</text:p>
          </table:table-cell>
          <table:table-cell table:style-name="ce114" office:value-type="string" calcext:value-type="string">
            <text:p>MWIPS (multicore)</text:p>
          </table:table-cell>
          <table:table-cell table:style-name="ce114" office:value-type="string" calcext:value-type="string">
            <text:p>MWIPS (C# mono)</text:p>
          </table:table-cell>
          <table:table-cell table:style-name="ce114" office:value-type="string" calcext:value-type="string">
            <text:p>MWIPS (C# netcore)</text:p>
          </table:table-cell>
          <table:table-cell table:style-name="ce114" office:value-type="string" calcext:value-type="string">
            <text:p>CPU</text:p>
          </table:table-cell>
          <table:table-cell table:style-name="ce114" office:value-type="string" calcext:value-type="string">
            <text:p>Cores</text:p>
          </table:table-cell>
          <table:table-cell table:style-name="ce114" office:value-type="string" calcext:value-type="string">
            <text:p>Frequency (MHz)</text:p>
          </table:table-cell>
          <table:table-cell table:style-name="ce114" office:value-type="string" calcext:value-type="string">
            <text:p>MWIPS/MHz/Core</text:p>
          </table:table-cell>
          <table:table-cell table:style-name="ce114" office:value-type="string" calcext:value-type="string">
            <text:p>MWIPS/MHz</text:p>
          </table:table-cell>
          <table:table-cell table:style-name="ce114" office:value-type="string" calcext:value-type="string">
            <text:p>Relative (single-core)</text:p>
          </table:table-cell>
          <table:table-cell table:style-name="ce114" office:value-type="string" calcext:value-type="string">
            <text:p>Relative</text:p>
          </table:table-cell>
          <table:table-cell table:style-name="ce114" office:value-type="string" calcext:value-type="string">
            <text:p>Relative/MHz/core</text:p>
          </table:table-cell>
          <table:table-cell table:style-name="ce114" office:value-type="string" calcext:value-type="string">
            <text:p>Relativ/MHz</text:p>
          </table:table-cell>
          <table:table-cell table:style-name="ce114" office:value-type="string" calcext:value-type="string">
            <text:p>Architecture</text:p>
          </table:table-cell>
          <table:table-cell table:style-name="ce114" office:value-type="string" calcext:value-type="string">
            <text:p>OS</text:p>
          </table:table-cell>
          <table:table-cell table:style-name="ce114" office:value-type="string" calcext:value-type="string">
            <text:p>Compiler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,729.52</text:p>
          </table:table-cell>
          <table:table-cell table:style-name="ce92" office:value-type="float" office:value="31319" calcext:value-type="float">
            <text:p>31,319.00</text:p>
          </table:table-cell>
          <table:table-cell table:style-name="ce30" office:value-type="float" office:value="2751.545" calcext:value-type="float">
            <text:p>2,751.55</text:p>
          </table:table-cell>
          <table:table-cell table:style-name="ce30" office:value-type="float" office:value="3262.258" calcext:value-type="float">
            <text:p>3,262.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6]/[.H6]" office:value-type="float" office:value="1.68515294117647" calcext:value-type="float">
            <text:p>1.69</text:p>
          </table:table-cell>
          <table:table-cell table:style-name="ce30" table:formula="of:=[.C6]/[.H6]" office:value-type="float" office:value="9.21147058823529" calcext:value-type="float">
            <text:p>9.21</text:p>
          </table:table-cell>
          <table:table-cell table:style-name="ce30" table:formula="of:=[.B6]/[.$B$3]" office:value-type="float" office:value="1" calcext:value-type="float">
            <text:p>1.00</text:p>
          </table:table-cell>
          <table:table-cell table:style-name="ce30" table:formula="of:=[.C6]/[.$C$3]" office:value-type="float" office:value="1" calcext:value-type="float">
            <text:p>1.00</text:p>
          </table:table-cell>
          <table:table-cell table:style-name="ce30" table:formula="of:=[.I6]/[.$I$3]" office:value-type="float" office:value="0.9971319178559" calcext:value-type="float">
            <text:p>1.00</text:p>
          </table:table-cell>
          <table:table-cell table:style-name="ce30" table:formula="of:=[.J6]/[.$J$3]" office:value-type="float" office:value="1" calcext:value-type="float">
            <text:p>1.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,910.33</text:p>
          </table:table-cell>
          <table:table-cell table:style-name="ce92" office:value-type="float" office:value="5195" calcext:value-type="float">
            <text:p>5,195.00</text:p>
          </table:table-cell>
          <table:table-cell table:style-name="ce30" office:value-type="float" office:value="1565.27" calcext:value-type="float">
            <text:p>1,565.27</text:p>
          </table:table-cell>
          <table:table-cell table:style-name="ce30" office:value-type="float" office:value="1992.405" calcext:value-type="float">
            <text:p>1,992.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7]/[.H7]" office:value-type="float" office:value="1.15032727272727" calcext:value-type="float">
            <text:p>1.15</text:p>
          </table:table-cell>
          <table:table-cell table:style-name="ce30" table:formula="of:=[.C7]/[.H7]" office:value-type="float" office:value="2.05335968379447" calcext:value-type="float">
            <text:p>2.05</text:p>
          </table:table-cell>
          <table:table-cell table:style-name="ce30" table:formula="of:=[.B7]/[.$B$3]" office:value-type="float" office:value="0.507953196777391" calcext:value-type="float">
            <text:p>0.51</text:p>
          </table:table-cell>
          <table:table-cell table:style-name="ce30" table:formula="of:=[.C7]/[.$C$3]" office:value-type="float" office:value="0.165873750758326" calcext:value-type="float">
            <text:p>0.17</text:p>
          </table:table-cell>
          <table:table-cell table:style-name="ce30" table:formula="of:=[.I7]/[.$I$3]" office:value-type="float" office:value="0.68066702528241" calcext:value-type="float">
            <text:p>0.68</text:p>
          </table:table-cell>
          <table:table-cell table:style-name="ce30" table:formula="of:=[.J7]/[.$J$3]" office:value-type="float" office:value="0.222913340940042" calcext:value-type="float">
            <text:p>0.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,718.16</text:p>
          </table:table-cell>
          <table:table-cell table:style-name="ce92" office:value-type="float" office:value="12113" calcext:value-type="float">
            <text:p>12,113.00</text:p>
          </table:table-cell>
          <table:table-cell table:style-name="ce30" office:value-type="float" office:value="1607.52" calcext:value-type="float">
            <text:p>1,607.52</text:p>
          </table:table-cell>
          <table:table-cell table:style-name="ce30" office:value-type="float" office:value="1823.615" calcext:value-type="float">
            <text:p>1,823.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8]/[.H8]" office:value-type="float" office:value="1.43006192307692" calcext:value-type="float">
            <text:p>1.43</text:p>
          </table:table-cell>
          <table:table-cell table:style-name="ce30" table:formula="of:=[.C8]/[.H8]" office:value-type="float" office:value="4.65884615384615" calcext:value-type="float">
            <text:p>4.66</text:p>
          </table:table-cell>
          <table:table-cell table:style-name="ce30" table:formula="of:=[.B8]/[.$B$3]" office:value-type="float" office:value="0.648948079420266" calcext:value-type="float">
            <text:p>0.65</text:p>
          </table:table-cell>
          <table:table-cell table:style-name="ce30" table:formula="of:=[.C8]/[.$C$3]" office:value-type="float" office:value="0.386762029438999" calcext:value-type="float">
            <text:p>0.39</text:p>
          </table:table-cell>
          <table:table-cell table:style-name="ce30" table:formula="of:=[.I8]/[.$I$3]" office:value-type="float" office:value="0.846190487027765" calcext:value-type="float">
            <text:p>0.85</text:p>
          </table:table-cell>
          <table:table-cell table:style-name="ce30" table:formula="of:=[.J8]/[.$J$3]" office:value-type="float" office:value="0.505765730804845" calcext:value-type="float">
            <text:p>0.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,085.24</text:p>
          </table:table-cell>
          <table:table-cell table:style-name="ce92" office:value-type="float" office:value="6636" calcext:value-type="float">
            <text:p>6,636.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9]/[.H9]" office:value-type="float" office:value="1.44808055555556" calcext:value-type="float">
            <text:p>1.45</text:p>
          </table:table-cell>
          <table:table-cell table:style-name="ce30" table:formula="of:=[.C9]/[.H9]" office:value-type="float" office:value="4.60833333333333" calcext:value-type="float">
            <text:p>4.61</text:p>
          </table:table-cell>
          <table:table-cell table:style-name="ce30" table:formula="of:=[.B9]/[.$B$3]" office:value-type="float" office:value="0.363946019910917" calcext:value-type="float">
            <text:p>0.36</text:p>
          </table:table-cell>
          <table:table-cell table:style-name="ce30" table:formula="of:=[.C9]/[.$C$3]" office:value-type="float" office:value="0.211884159775216" calcext:value-type="float">
            <text:p>0.21</text:p>
          </table:table-cell>
          <table:table-cell table:style-name="ce30" table:formula="of:=[.I9]/[.$I$3]" office:value-type="float" office:value="0.856852399737015" calcext:value-type="float">
            <text:p>0.86</text:p>
          </table:table-cell>
          <table:table-cell table:style-name="ce30" table:formula="of:=[.J9]/[.$J$3]" office:value-type="float" office:value="0.500282043913705" calcext:value-type="float">
            <text:p>0.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.50</text:p>
          </table:table-cell>
          <table:table-cell table:style-name="ce93" office:value-type="float" office:value="270.5" calcext:value-type="float">
            <text:p>270.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0]/[.H10]" office:value-type="float" office:value="0.386428571428571" calcext:value-type="float">
            <text:p>0.39</text:p>
          </table:table-cell>
          <table:table-cell table:style-name="ce30" table:formula="of:=[.C10]/[.H10]" office:value-type="float" office:value="0.386428571428571" calcext:value-type="float">
            <text:p>0.39</text:p>
          </table:table-cell>
          <table:table-cell table:style-name="ce30" table:formula="of:=[.B10]/[.$B$3]" office:value-type="float" office:value="0.047211633784331" calcext:value-type="float">
            <text:p>0.05</text:p>
          </table:table-cell>
          <table:table-cell table:style-name="ce30" table:formula="of:=[.C10]/[.$C$3]" office:value-type="float" office:value="0.00863692965931224" calcext:value-type="float">
            <text:p>0.01</text:p>
          </table:table-cell>
          <table:table-cell table:style-name="ce30" table:formula="of:=[.I10]/[.$I$3]" office:value-type="float" office:value="0.22865595942519" calcext:value-type="float">
            <text:p>0.23</text:p>
          </table:table-cell>
          <table:table-cell table:style-name="ce30" table:formula="of:=[.J10]/[.$J$3]" office:value-type="float" office:value="0.0419508012023737" calcext:value-type="float">
            <text:p>0.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,851.80</text:p>
          </table:table-cell>
          <table:table-cell table:style-name="ce6" office:value-type="float" office:value="44741" calcext:value-type="float">
            <text:p>44,741.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1]/[.H11]" office:value-type="float" office:value="1.23991173913043" calcext:value-type="float">
            <text:p>1.24</text:p>
          </table:table-cell>
          <table:table-cell table:style-name="ce30" table:formula="of:=[.C11]/[.H11]" office:value-type="float" office:value="19.4526086956522" calcext:value-type="float">
            <text:p>19.45</text:p>
          </table:table-cell>
          <table:table-cell table:style-name="ce30" table:formula="of:=[.B11]/[.$B$3]" office:value-type="float" office:value="0.497737506806853" calcext:value-type="float">
            <text:p>0.50</text:p>
          </table:table-cell>
          <table:table-cell table:style-name="ce30" table:formula="of:=[.C11]/[.$C$3]" office:value-type="float" office:value="1.42855774450014" calcext:value-type="float">
            <text:p>1.43</text:p>
          </table:table-cell>
          <table:table-cell table:style-name="ce30" table:formula="of:=[.I11]/[.$I$3]" office:value-type="float" office:value="0.733675585284281" calcext:value-type="float">
            <text:p>0.73</text:p>
          </table:table-cell>
          <table:table-cell table:style-name="ce30" table:formula="of:=[.J11]/[.$J$3]" office:value-type="float" office:value="2.11178101360891" calcext:value-type="float">
            <text:p>2.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,136.98</text:p>
          </table:table-cell>
          <table:table-cell table:style-name="ce92" office:value-type="float" office:value="9931" calcext:value-type="float">
            <text:p>9,931.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2]/[.H12]" office:value-type="float" office:value="1.18721" calcext:value-type="float">
            <text:p>1.19</text:p>
          </table:table-cell>
          <table:table-cell table:style-name="ce30" table:formula="of:=[.C12]/[.H12]" office:value-type="float" office:value="5.51722222222222" calcext:value-type="float">
            <text:p>5.52</text:p>
          </table:table-cell>
          <table:table-cell table:style-name="ce30" table:formula="of:=[.B12]/[.$B$3]" office:value-type="float" office:value="0.372976793867549" calcext:value-type="float">
            <text:p>0.37</text:p>
          </table:table-cell>
          <table:table-cell table:style-name="ce30" table:formula="of:=[.C12]/[.$C$3]" office:value-type="float" office:value="0.317091861170535" calcext:value-type="float">
            <text:p>0.32</text:p>
          </table:table-cell>
          <table:table-cell table:style-name="ce30" table:formula="of:=[.I12]/[.$I$3]" office:value-type="float" office:value="0.702491124260355" calcext:value-type="float">
            <text:p>0.70</text:p>
          </table:table-cell>
          <table:table-cell table:style-name="ce30" table:formula="of:=[.J12]/[.$J$3]" office:value-type="float" office:value="0.598951293322123" calcext:value-type="float">
            <text:p>0.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,305.16</text:p>
          </table:table-cell>
          <table:table-cell table:style-name="ce92" office:value-type="float" office:value="4291" calcext:value-type="float">
            <text:p>4,291.00</text:p>
          </table:table-cell>
          <table:table-cell table:style-name="ce30" office:value-type="float" office:value="256.837" calcext:value-type="float">
            <text:p>256.84</text:p>
          </table:table-cell>
          <table:table-cell table:style-name="ce30" office:value-type="float" office:value="650.114" calcext:value-type="float">
            <text:p>650.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3]/[.H13]" office:value-type="float" office:value="0.767739411764706" calcext:value-type="float">
            <text:p>0.77</text:p>
          </table:table-cell>
          <table:table-cell table:style-name="ce30" table:formula="of:=[.C13]/[.H13]" office:value-type="float" office:value="2.52411764705882" calcext:value-type="float">
            <text:p>2.52</text:p>
          </table:table-cell>
          <table:table-cell table:style-name="ce30" table:formula="of:=[.B13]/[.$B$3]" office:value-type="float" office:value="0.227795173068599" calcext:value-type="float">
            <text:p>0.23</text:p>
          </table:table-cell>
          <table:table-cell table:style-name="ce30" table:formula="of:=[.C13]/[.$C$3]" office:value-type="float" office:value="0.1370094830614" calcext:value-type="float">
            <text:p>0.14</text:p>
          </table:table-cell>
          <table:table-cell table:style-name="ce30" table:formula="of:=[.I13]/[.$I$3]" office:value-type="float" office:value="0.454283675600418" calcext:value-type="float">
            <text:p>0.45</text:p>
          </table:table-cell>
          <table:table-cell table:style-name="ce30" table:formula="of:=[.J13]/[.$J$3]" office:value-type="float" office:value="0.274018966122801" calcext:value-type="float">
            <text:p>0.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.26</text:p>
          </table:table-cell>
          <table:table-cell table:style-name="ce92" office:value-type="float" office:value="3798" calcext:value-type="float">
            <text:p>3,798.00</text:p>
          </table:table-cell>
          <table:table-cell table:style-name="ce30" office:value-type="float" office:value="349.357" calcext:value-type="float">
            <text:p>349.36</text:p>
          </table:table-cell>
          <table:table-cell table:style-name="ce30" office:value-type="float" office:value="400.242" calcext:value-type="float">
            <text:p>400.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4]/[.H14]" office:value-type="float" office:value="0.850917534722222" calcext:value-type="float">
            <text:p>0.85</text:p>
          </table:table-cell>
          <table:table-cell table:style-name="ce30" table:formula="of:=[.C14]/[.H14]" office:value-type="float" office:value="3.296875" calcext:value-type="float">
            <text:p>3.30</text:p>
          </table:table-cell>
          <table:table-cell table:style-name="ce30" table:formula="of:=[.B14]/[.$B$3]" office:value-type="float" office:value="0.171088852120247" calcext:value-type="float">
            <text:p>0.17</text:p>
          </table:table-cell>
          <table:table-cell table:style-name="ce30" table:formula="of:=[.C14]/[.$C$3]" office:value-type="float" office:value="0.121268239726683" calcext:value-type="float">
            <text:p>0.12</text:p>
          </table:table-cell>
          <table:table-cell table:style-name="ce30" table:formula="of:=[.I14]/[.$I$3]" office:value-type="float" office:value="0.503501499835634" calcext:value-type="float">
            <text:p>0.50</text:p>
          </table:table-cell>
          <table:table-cell table:style-name="ce30" table:formula="of:=[.J14]/[.$J$3]" office:value-type="float" office:value="0.357909735304448" calcext:value-type="float">
            <text:p>0.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.20</text:p>
          </table:table-cell>
          <table:table-cell table:style-name="ce93" office:value-type="float" office:value="2779.8" calcext:value-type="float">
            <text:p>2,779.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5]/[.H15]" office:value-type="float" office:value="0.831" calcext:value-type="float">
            <text:p>0.83</text:p>
          </table:table-cell>
          <table:table-cell table:style-name="ce30" table:formula="of:=[.C15]/[.H15]" office:value-type="float" office:value="2.3165" calcext:value-type="float">
            <text:p>2.32</text:p>
          </table:table-cell>
          <table:table-cell table:style-name="ce30" table:formula="of:=[.B15]/[.$B$3]" office:value-type="float" office:value="0.174045993381645" calcext:value-type="float">
            <text:p>0.17</text:p>
          </table:table-cell>
          <table:table-cell table:style-name="ce30" table:formula="of:=[.C15]/[.$C$3]" office:value-type="float" office:value="0.088757623168045" calcext:value-type="float">
            <text:p>0.09</text:p>
          </table:table-cell>
          <table:table-cell table:style-name="ce30" table:formula="of:=[.I15]/[.$I$3]" office:value-type="float" office:value="0.491715976331361" calcext:value-type="float">
            <text:p>0.49</text:p>
          </table:table-cell>
          <table:table-cell table:style-name="ce30" table:formula="of:=[.J15]/[.$J$3]" office:value-type="float" office:value="0.251479932309461" calcext:value-type="float">
            <text:p>0.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.60</text:p>
          </table:table-cell>
          <table:table-cell table:style-name="ce92" office:value-type="float" office:value="1854" calcext:value-type="float">
            <text:p>1,854.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.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6]/[.H16]" office:value-type="float" office:value="0.521277529761905" calcext:value-type="float">
            <text:p>0.52</text:p>
          </table:table-cell>
          <table:table-cell table:style-name="ce30" table:formula="of:=[.C16]/[.H16]" office:value-type="float" office:value="1.37946428571429" calcext:value-type="float">
            <text:p>1.38</text:p>
          </table:table-cell>
          <table:table-cell table:style-name="ce30" table:formula="of:=[.B16]/[.$B$3]" office:value-type="float" office:value="0.122278480570798" calcext:value-type="float">
            <text:p>0.12</text:p>
          </table:table-cell>
          <table:table-cell table:style-name="ce30" table:formula="of:=[.C16]/[.$C$3]" office:value-type="float" office:value="0.0591972923784284" calcext:value-type="float">
            <text:p>0.06</text:p>
          </table:table-cell>
          <table:table-cell table:style-name="ce30" table:formula="of:=[.I16]/[.$I$3]" office:value-type="float" office:value="0.308448242462666" calcext:value-type="float">
            <text:p>0.31</text:p>
          </table:table-cell>
          <table:table-cell table:style-name="ce30" table:formula="of:=[.J16]/[.$J$3]" office:value-type="float" office:value="0.149755055124001" calcext:value-type="float">
            <text:p>0.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,517.62</text:p>
          </table:table-cell>
          <table:table-cell table:style-name="ce92" office:value-type="float" office:value="12980" calcext:value-type="float">
            <text:p>12,980.00</text:p>
          </table:table-cell>
          <table:table-cell table:style-name="ce30" office:value-type="float" office:value="522.988" calcext:value-type="float">
            <text:p>522.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7]/[.H17]" office:value-type="float" office:value="1.16739615384615" calcext:value-type="float">
            <text:p>1.17</text:p>
          </table:table-cell>
          <table:table-cell table:style-name="ce30" table:formula="of:=[.C17]/[.H17]" office:value-type="float" office:value="9.98461538461538" calcext:value-type="float">
            <text:p>9.98</text:p>
          </table:table-cell>
          <table:table-cell table:style-name="ce30" table:formula="of:=[.B17]/[.$B$3]" office:value-type="float" office:value="0.264876464346053" calcext:value-type="float">
            <text:p>0.26</text:p>
          </table:table-cell>
          <table:table-cell table:style-name="ce30" table:formula="of:=[.C17]/[.$C$3]" office:value-type="float" office:value="0.414444905648328" calcext:value-type="float">
            <text:p>0.41</text:p>
          </table:table-cell>
          <table:table-cell table:style-name="ce30" table:formula="of:=[.I17]/[.$I$3]" office:value-type="float" office:value="0.690766954938553" calcext:value-type="float">
            <text:p>0.69</text:p>
          </table:table-cell>
          <table:table-cell table:style-name="ce30" table:formula="of:=[.J17]/[.$J$3]" office:value-type="float" office:value="1.08393283015717" calcext:value-type="float">
            <text:p>1.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,647.51</text:p>
          </table:table-cell>
          <table:table-cell table:style-name="ce26" office:value-type="float" office:value="53563" calcext:value-type="float">
            <text:p>53,563.00</text:p>
          </table:table-cell>
          <table:table-cell table:style-name="ce30" office:value-type="float" office:value="521.697" calcext:value-type="float">
            <text:p>521.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8]/[.H18]" office:value-type="float" office:value="1.26731846153846" calcext:value-type="float">
            <text:p>1.27</text:p>
          </table:table-cell>
          <table:table-cell table:style-name="ce30" table:formula="of:=[.C18]/[.H18]" office:value-type="float" office:value="41.2023076923077" calcext:value-type="float">
            <text:p>41.20</text:p>
          </table:table-cell>
          <table:table-cell table:style-name="ce30" table:formula="of:=[.B18]/[.$B$3]" office:value-type="float" office:value="0.287548346109273" calcext:value-type="float">
            <text:p>0.29</text:p>
          </table:table-cell>
          <table:table-cell table:style-name="ce30" table:formula="of:=[.C18]/[.$C$3]" office:value-type="float" office:value="1.71023979054248" calcext:value-type="float">
            <text:p>1.71</text:p>
          </table:table-cell>
          <table:table-cell table:style-name="ce30" table:formula="of:=[.I18]/[.$I$3]" office:value-type="float" office:value="0.749892580791989" calcext:value-type="float">
            <text:p>0.75</text:p>
          </table:table-cell>
          <table:table-cell table:style-name="ce30" table:formula="of:=[.J18]/[.$J$3]" office:value-type="float" office:value="4.47293483680342" calcext:value-type="float">
            <text:p>4.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</text:p>
          </table:table-cell>
          <table:table-cell table:style-name="ce26" office:value-type="float" office:value="1703.749" calcext:value-type="float">
            <text:p>1,703.75</text:p>
          </table:table-cell>
          <table:table-cell table:style-name="ce92" office:value-type="float" office:value="14571.944887389" calcext:value-type="float">
            <text:p>14,571.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19]/[.H19]" office:value-type="float" office:value="1.13583266666667" calcext:value-type="float">
            <text:p>1.14</text:p>
          </table:table-cell>
          <table:table-cell table:style-name="ce30" table:formula="of:=[.C19]/[.H19]" office:value-type="float" office:value="9.714629924926" calcext:value-type="float">
            <text:p>9.71</text:p>
          </table:table-cell>
          <table:table-cell table:style-name="ce30" table:formula="of:=[.B19]/[.$B$3]" office:value-type="float" office:value="0.297363304430389" calcext:value-type="float">
            <text:p>0.30</text:p>
          </table:table-cell>
          <table:table-cell table:style-name="ce30" table:formula="of:=[.C19]/[.$C$3]" office:value-type="float" office:value="0.465274909396501" calcext:value-type="float">
            <text:p>0.47</text:p>
          </table:table-cell>
          <table:table-cell table:style-name="ce30" table:formula="of:=[.I19]/[.$I$3]" office:value-type="float" office:value="0.67209033530572" calcext:value-type="float">
            <text:p>0.67</text:p>
          </table:table-cell>
          <table:table-cell table:style-name="ce30" table:formula="of:=[.J19]/[.$J$3]" office:value-type="float" office:value="1.0546231279654" calcext:value-type="float">
            <text:p>1.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APPROX</text:p>
          </table:table-cell>
          <table:table-cell table:style-name="ce26" table:formula="of:=[.B22]*[.H19]/[.H22]" office:value-type="float" office:value="1932.395" calcext:value-type="float">
            <text:p>1,932.40</text:p>
          </table:table-cell>
          <table:table-cell table:style-name="ce26" table:formula="of:=[.C22]*[.$H$21]/[.$H$24]" office:value-type="float" office:value="31050" calcext:value-type="float">
            <text:p>31,050.00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20]/[.H20]" office:value-type="float" office:value="1.28826333333333" calcext:value-type="float">
            <text:p>1.29</text:p>
          </table:table-cell>
          <table:table-cell table:style-name="ce30" table:formula="of:=[.C20]/[.H20]" office:value-type="float" office:value="20.7" calcext:value-type="float">
            <text:p>20.70</text:p>
          </table:table-cell>
          <table:table-cell table:style-name="ce30" table:formula="of:=[.B20]/[.$B$3]" office:value-type="float" office:value="0.337269963277901" calcext:value-type="float">
            <text:p>0.34</text:p>
          </table:table-cell>
          <table:table-cell table:style-name="ce30" table:formula="of:=[.C20]/[.$C$3]" office:value-type="float" office:value="0.991410964590185" calcext:value-type="float">
            <text:p>0.99</text:p>
          </table:table-cell>
          <table:table-cell table:style-name="ce30" table:formula="of:=[.I20]/[.$I$3]" office:value-type="float" office:value="0.762285996055227" calcext:value-type="float">
            <text:p>0.76</text:p>
          </table:table-cell>
          <table:table-cell table:style-name="ce30" table:formula="of:=[.J20]/[.$J$3]" office:value-type="float" office:value="2.24719818640442" calcext:value-type="float">
            <text:p>2.25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0]*20/15" office:value-type="float" office:value="2576.52666666667" calcext:value-type="float">
            <text:p>2,576.53</text:p>
          </table:table-cell>
          <table:table-cell table:style-name="ce26" table:formula="of:=[.B21]*8.1" office:value-type="float" office:value="20869.866" calcext:value-type="float">
            <text:p>20,869.87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1]/[.H21]" office:value-type="float" office:value="1.28826333333333" calcext:value-type="float">
            <text:p>1.29</text:p>
          </table:table-cell>
          <table:table-cell table:style-name="ce30" table:formula="of:=[.C21]/[.H21]" office:value-type="float" office:value="10.434933" calcext:value-type="float">
            <text:p>10.43</text:p>
          </table:table-cell>
          <table:table-cell table:style-name="ce30" table:formula="of:=[.B21]/[.$B$3]" office:value-type="float" office:value="0.449693284370535" calcext:value-type="float">
            <text:p>0.45</text:p>
          </table:table-cell>
          <table:table-cell table:style-name="ce30" table:formula="of:=[.C21]/[.$C$3]" office:value-type="float" office:value="0.666364379450174" calcext:value-type="float">
            <text:p>0.67</text:p>
          </table:table-cell>
          <table:table-cell table:style-name="ce30" table:formula="of:=[.I21]/[.$I$3]" office:value-type="float" office:value="0.762285996055227" calcext:value-type="float">
            <text:p>0.76</text:p>
          </table:table-cell>
          <table:table-cell table:style-name="ce30" table:formula="of:=[.J21]/[.$J$3]" office:value-type="float" office:value="1.1328194450653" calcext:value-type="float">
            <text:p>1.13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,545.92</text:p>
          </table:table-cell>
          <table:table-cell table:style-name="ce26" office:value-type="float" office:value="12420" calcext:value-type="float">
            <text:p>12,420.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2]/[.H22]" office:value-type="float" office:value="1.28826333333333" calcext:value-type="float">
            <text:p>1.29</text:p>
          </table:table-cell>
          <table:table-cell table:style-name="ce30" table:formula="of:=[.C22]/[.H22]" office:value-type="float" office:value="10.35" calcext:value-type="float">
            <text:p>10.35</text:p>
          </table:table-cell>
          <table:table-cell table:style-name="ce30" table:formula="of:=[.B22]/[.$B$3]" office:value-type="float" office:value="0.269815970622321" calcext:value-type="float">
            <text:p>0.27</text:p>
          </table:table-cell>
          <table:table-cell table:style-name="ce30" table:formula="of:=[.C22]/[.$C$3]" office:value-type="float" office:value="0.396564385836074" calcext:value-type="float">
            <text:p>0.40</text:p>
          </table:table-cell>
          <table:table-cell table:style-name="ce30" table:formula="of:=[.I22]/[.$I$3]" office:value-type="float" office:value="0.762285996055227" calcext:value-type="float">
            <text:p>0.76</text:p>
          </table:table-cell>
          <table:table-cell table:style-name="ce30" table:formula="of:=[.J22]/[.$J$3]" office:value-type="float" office:value="1.12359909320221" calcext:value-type="float">
            <text:p>1.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.80</text:p>
          </table:table-cell>
          <table:table-cell table:style-name="ce6" office:value-type="float" office:value="15790" calcext:value-type="float">
            <text:p>15,790.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3]/[.H23]" office:value-type="float" office:value="1.29440266666667" calcext:value-type="float">
            <text:p>1.29</text:p>
          </table:table-cell>
          <table:table-cell table:style-name="ce30" table:formula="of:=[.C23]/[.H23]" office:value-type="float" office:value="21.0533333333333" calcext:value-type="float">
            <text:p>21.05</text:p>
          </table:table-cell>
          <table:table-cell table:style-name="ce30" table:formula="of:=[.B23]/[.$B$3]" office:value-type="float" office:value="0.169438626621427" calcext:value-type="float">
            <text:p>0.17</text:p>
          </table:table-cell>
          <table:table-cell table:style-name="ce30" table:formula="of:=[.C23]/[.$C$3]" office:value-type="float" office:value="0.504166799706249" calcext:value-type="float">
            <text:p>0.50</text:p>
          </table:table-cell>
          <table:table-cell table:style-name="ce30" table:formula="of:=[.I23]/[.$I$3]" office:value-type="float" office:value="0.765918737672584" calcext:value-type="float">
            <text:p>0.77</text:p>
          </table:table-cell>
          <table:table-cell table:style-name="ce30" table:formula="of:=[.J23]/[.$J$3]" office:value-type="float" office:value="2.28555615866833" calcext:value-type="float">
            <text:p>2.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4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.12</text:p>
          </table:table-cell>
          <table:table-cell table:style-name="ce6" office:value-type="float" office:value="2455" calcext:value-type="float">
            <text:p>2,455.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4]/[.H24]" office:value-type="float" office:value="1.172645" calcext:value-type="float">
            <text:p>1.17</text:p>
          </table:table-cell>
          <table:table-cell table:style-name="ce30" table:formula="of:=[.C24]/[.H24]" office:value-type="float" office:value="3.06875" calcext:value-type="float">
            <text:p>3.07</text:p>
          </table:table-cell>
          <table:table-cell table:style-name="ce30" table:formula="of:=[.B24]/[.$B$3]" office:value-type="float" office:value="0.163733785727251" calcext:value-type="float">
            <text:p>0.16</text:p>
          </table:table-cell>
          <table:table-cell table:style-name="ce30" table:formula="of:=[.C24]/[.$C$3]" office:value-type="float" office:value="0.0783869216769373" calcext:value-type="float">
            <text:p>0.08</text:p>
          </table:table-cell>
          <table:table-cell table:style-name="ce30" table:formula="of:=[.I24]/[.$I$3]" office:value-type="float" office:value="0.693872781065089" calcext:value-type="float">
            <text:p>0.69</text:p>
          </table:table-cell>
          <table:table-cell table:style-name="ce30" table:formula="of:=[.J24]/[.$J$3]" office:value-type="float" office:value="0.333144417126984" calcext:value-type="float">
            <text:p>0.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,277.55</text:p>
          </table:table-cell>
          <table:table-cell table:style-name="ce26" office:value-type="float" office:value="1312" calcext:value-type="float">
            <text:p>1,312.00</text:p>
          </table:table-cell>
          <table:table-cell table:style-name="ce30" office:value-type="float" office:value="388.324" calcext:value-type="float">
            <text:p>388.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5]/[.H25]" office:value-type="float" office:value="1.29700203045685" calcext:value-type="float">
            <text:p>1.30</text:p>
          </table:table-cell>
          <table:table-cell table:style-name="ce30" table:formula="of:=[.C25]/[.H25]" office:value-type="float" office:value="1.33197969543147" calcext:value-type="float">
            <text:p>1.33</text:p>
          </table:table-cell>
          <table:table-cell table:style-name="ce30" table:formula="of:=[.B25]/[.$B$3]" office:value-type="float" office:value="0.222976270263478" calcext:value-type="float">
            <text:p>0.22</text:p>
          </table:table-cell>
          <table:table-cell table:style-name="ce30" table:formula="of:=[.C25]/[.$C$3]" office:value-type="float" office:value="0.0418915035601392" calcext:value-type="float">
            <text:p>0.04</text:p>
          </table:table-cell>
          <table:table-cell table:style-name="ce30" table:formula="of:=[.I25]/[.$I$3]" office:value-type="float" office:value="0.767456822755534" calcext:value-type="float">
            <text:p>0.77</text:p>
          </table:table-cell>
          <table:table-cell table:style-name="ce30" table:formula="of:=[.J25]/[.$J$3]" office:value-type="float" office:value="0.144600113811648" calcext:value-type="float">
            <text:p>0.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4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,119.00</text:p>
          </table:table-cell>
          <table:table-cell table:style-name="ce93" office:value-type="float" office:value="1119" calcext:value-type="float">
            <text:p>1,119.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6]/[.H26]" office:value-type="float" office:value="0.364970645792564" calcext:value-type="float">
            <text:p>0.36</text:p>
          </table:table-cell>
          <table:table-cell table:style-name="ce30" table:formula="of:=[.C26]/[.H26]" office:value-type="float" office:value="0.364970645792564" calcext:value-type="float">
            <text:p>0.36</text:p>
          </table:table-cell>
          <table:table-cell table:style-name="ce30" table:formula="of:=[.B26]/[.$B$3]" office:value-type="float" office:value="0.195304318686382" calcext:value-type="float">
            <text:p>0.20</text:p>
          </table:table-cell>
          <table:table-cell table:style-name="ce30" table:formula="of:=[.C26]/[.$C$3]" office:value-type="float" office:value="0.0357291101248443" calcext:value-type="float">
            <text:p>0.04</text:p>
          </table:table-cell>
          <table:table-cell table:style-name="ce30" table:formula="of:=[.I26]/[.$I$3]" office:value-type="float" office:value="0.215958962007434" calcext:value-type="float">
            <text:p>0.22</text:p>
          </table:table-cell>
          <table:table-cell table:style-name="ce30" table:formula="of:=[.J26]/[.$J$3]" office:value-type="float" office:value="0.0396213223824106" calcext:value-type="float">
            <text:p>0.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.00</text:p>
          </table:table-cell>
          <table:table-cell table:style-name="ce93" office:value-type="float" office:value="816" calcext:value-type="float">
            <text:p>816.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27]/[.H27]" office:value-type="float" office:value="0.816" calcext:value-type="float">
            <text:p>0.82</text:p>
          </table:table-cell>
          <table:table-cell table:style-name="ce30" table:formula="of:=[.C27]/[.H27]" office:value-type="float" office:value="0.816" calcext:value-type="float">
            <text:p>0.82</text:p>
          </table:table-cell>
          <table:table-cell table:style-name="ce30" table:formula="of:=[.B27]/[.$B$3]" office:value-type="float" office:value="0.142420307460311" calcext:value-type="float">
            <text:p>0.14</text:p>
          </table:table-cell>
          <table:table-cell table:style-name="ce30" table:formula="of:=[.C27]/[.$C$3]" office:value-type="float" office:value="0.026054471726428" calcext:value-type="float">
            <text:p>0.03</text:p>
          </table:table-cell>
          <table:table-cell table:style-name="ce30" table:formula="of:=[.I27]/[.$I$3]" office:value-type="float" office:value="0.482840236686391" calcext:value-type="float">
            <text:p>0.48</text:p>
          </table:table-cell>
          <table:table-cell table:style-name="ce30" table:formula="of:=[.J27]/[.$J$3]" office:value-type="float" office:value="0.0885852038698554" calcext:value-type="float">
            <text:p>0.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.50</text:p>
          </table:table-cell>
          <table:table-cell table:style-name="ce93" office:value-type="float" office:value="1227" calcext:value-type="float">
            <text:p>1,227.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8]/[.H28]" office:value-type="float" office:value="0.51125" calcext:value-type="float">
            <text:p>0.51</text:p>
          </table:table-cell>
          <table:table-cell table:style-name="ce30" table:formula="of:=[.C28]/[.H28]" office:value-type="float" office:value="1.0225" calcext:value-type="float">
            <text:p>1.02</text:p>
          </table:table-cell>
          <table:table-cell table:style-name="ce30" table:formula="of:=[.B28]/[.$B$3]" office:value-type="float" office:value="0.107077032631006" calcext:value-type="float">
            <text:p>0.11</text:p>
          </table:table-cell>
          <table:table-cell table:style-name="ce30" table:formula="of:=[.C28]/[.$C$3]" office:value-type="float" office:value="0.0391774960886363" calcext:value-type="float">
            <text:p>0.04</text:p>
          </table:table-cell>
          <table:table-cell table:style-name="ce30" table:formula="of:=[.I28]/[.$I$3]" office:value-type="float" office:value="0.302514792899408" calcext:value-type="float">
            <text:p>0.30</text:p>
          </table:table-cell>
          <table:table-cell table:style-name="ce30" table:formula="of:=[.J28]/[.$J$3]" office:value-type="float" office:value="0.11100290558447" calcext:value-type="float">
            <text:p>0.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47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24">
            <draw:frame draw:z-index="1" draw:style-name="gr1" draw:text-style-name="P1" svg:width="11.9614in" svg:height="5.3835in" svg:x="0.122in" svg:y="0.1146in">
              <draw:object draw:notify-on-update-of-ranges="Whetstone.A6:Whetstone.A33 Whetstone.B5:Whetstone.B5 Whetstone.B6:Whetstone.B33 Whetstone.C5:Whetstone.C5 Whetstone.C6:Whetstone.C33 Whetstone.D5:Whetstone.D5 Whetstone.D6:Whetstone.D31 Whetstone.E5:Whetstone.E5 Whetstone.E6:Whetstone.E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2"/>
          <table:table-cell table:style-name="ce22">
            <draw:frame draw:z-index="2" draw:style-name="gr1" draw:text-style-name="P1" svg:width="9.5299in" svg:height="5.3602in" svg:x="0.876in" svg:y="0.0331in">
              <draw:object draw:notify-on-update-of-ranges="'Pivot Table_Whetstone_1'.B13:'Pivot Table_Whetstone_1'.B21 'Pivot Table_Whetstone_1'.F1:'Pivot Table_Whetstone_1'.F1 'Pivot Table_Whetstone_1'.F13:'Pivot Table_Whetstone_1'.F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 table:number-rows-repeated="18">
          <table:table-cell table:style-name="ce22"/>
          <table:table-cell table:number-columns-repeated="63"/>
        </table:table-row>
        <table:table-row table:style-name="ro1">
          <table:table-cell table:style-name="ce23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2">
          <table:table-cell table:style-name="ce24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draw:z-index="0" draw:style-name="gr1" draw:text-style-name="P1" svg:width="11.989in" svg:height="6.8681in" svg:x="0.1504in" svg:y="0.1764in">
              <draw:object draw:notify-on-update-of-ranges="Whetstone.A6:Whetstone.A28 Whetstone.K5:Whetstone.K5 Whetstone.K6:Whetstone.K28 Whetstone.L5:Whetstone.L5 Whetstone.L6:Whetstone.L28 Whetstone.M5:Whetstone.M5 Whetstone.M6:Whetstone.M28 Whetstone.N5:Whetstone.N5 Whetstone.N6:Whetstone.N2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9.6772in" svg:height="5.4433in" svg:x="0.3205in" svg:y="0.037in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8.3594in" svg:height="4.702in" svg:x="0.0228in" svg:y="4.3327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504in" svg:y="4.3035in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9.2339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9.2031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96"/>
        <table:table-column table:style-name="co29" table:default-cell-style-name="ce103"/>
        <table:table-column table:style-name="co30" table:default-cell-style-name="ce103"/>
        <table:table-column table:style-name="co4" table:number-columns-repeated="2" table:default-cell-style-name="ce103"/>
        <table:table-column table:style-name="co4" table:number-columns-repeated="3" table:default-cell-style-name="ce108"/>
        <table:table-column table:style-name="co31" table:default-cell-style-name="ce108"/>
        <table:table-column table:style-name="co32" table:default-cell-style-name="ce108"/>
        <table:table-column table:style-name="co33" table:default-cell-style-name="ce112"/>
        <table:table-column table:style-name="co4" table:number-columns-repeated="53" table:default-cell-style-name="Default"/>
        <table:table-row table:style-name="ro9">
          <table:table-cell table:style-name="ce90" office:value-type="string" calcext:value-type="string">
            <text:p>Architecture</text:p>
          </table:table-cell>
          <table:table-cell table:style-name="ce102" office:value-type="string" calcext:value-type="string">
            <text:p>Platform</text:p>
          </table:table-cell>
          <table:table-cell table:style-name="ce102" office:value-type="string" calcext:value-type="string">
            <text:p>CPU</text:p>
          </table:table-cell>
          <table:table-cell table:style-name="ce102" office:value-type="string" calcext:value-type="string">
            <text:p>Frequency (MHz)</text:p>
          </table:table-cell>
          <table:table-cell table:style-name="ce102" office:value-type="string" calcext:value-type="string">
            <text:p>Cores</text:p>
          </table:table-cell>
          <table:table-cell table:style-name="ce102" office:value-type="string" calcext:value-type="string">
            <text:p>MWIPS</text:p>
          </table:table-cell>
          <table:table-cell table:style-name="ce102" office:value-type="string" calcext:value-type="string">
            <text:p>MWIPS (multicore)</text:p>
          </table:table-cell>
          <table:table-cell table:style-name="ce102" office:value-type="string" calcext:value-type="string">
            <text:p>MWIPS (C# mono)</text:p>
          </table:table-cell>
          <table:table-cell table:style-name="ce102" office:value-type="string" calcext:value-type="string">
            <text:p>MWIPS (C# netcore)</text:p>
          </table:table-cell>
          <table:table-cell table:style-name="ce102" office:value-type="string" calcext:value-type="string">
            <text:p>Relative (single-core)</text:p>
          </table:table-cell>
          <table:table-cell table:style-name="ce111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94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,085.24</text:p>
          </table:table-cell>
          <table:table-cell office:value-type="float" office:value="6636" calcext:value-type="float">
            <text:p>6,636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.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table:number-columns-repeated="54"/>
        </table:table-row>
        <table:table-row table:style-name="ro1">
          <table:table-cell table:style-name="ce97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office:value-type="float" office:value="1" calcext:value-type="float">
            <text:p>1.00</text:p>
          </table:table-cell>
          <table:table-cell table:number-columns-repeated="54"/>
        </table:table-row>
        <table:table-row table:style-name="ro1">
          <table:table-cell table:style-name="ce94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,851.80</text:p>
          </table:table-cell>
          <table:table-cell office:value-type="float" office:value="44741" calcext:value-type="float">
            <text:p>44,741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.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.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.05</text:p>
          </table:table-cell>
          <table:table-cell table:number-columns-repeated="54"/>
        </table:table-row>
        <table:table-row table:style-name="ro1">
          <table:table-cell table:style-name="ce97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.17</text:p>
          </table:table-cell>
          <table:table-cell table:number-columns-repeated="54"/>
        </table:table-row>
        <table:table-row table:style-name="ro1">
          <table:table-cell table:style-name="ce94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,576.53</text:p>
          </table:table-cell>
          <table:table-cell office:value-type="float" office:value="20869.866" calcext:value-type="float">
            <text:p>20,869.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.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.80</text:p>
          </table:table-cell>
          <table:table-cell office:value-type="float" office:value="15790" calcext:value-type="float">
            <text:p>15,790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2455" calcext:value-type="float">
            <text:p>2,455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.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,647.51</text:p>
          </table:table-cell>
          <table:table-cell office:value-type="float" office:value="53563" calcext:value-type="float">
            <text:p>53,563.00</text:p>
          </table:table-cell>
          <table:table-cell office:value-type="float" office:value="521.697" calcext:value-type="float">
            <text:p>521.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.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980" calcext:value-type="float">
            <text:p>12,98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,703.75</text:p>
          </table:table-cell>
          <table:table-cell office:value-type="float" office:value="14571.944887389" calcext:value-type="float">
            <text:p>14,571.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.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,932.40</text:p>
          </table:table-cell>
          <table:table-cell office:value-type="float" office:value="31050" calcext:value-type="float">
            <text:p>31,050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.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,545.92</text:p>
          </table:table-cell>
          <table:table-cell office:value-type="float" office:value="12420" calcext:value-type="float">
            <text:p>12,420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.27</text:p>
          </table:table-cell>
          <table:table-cell table:number-columns-repeated="54"/>
        </table:table-row>
        <table:table-row table:style-name="ro1">
          <table:table-cell table:style-name="ce97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,277.55</text:p>
          </table:table-cell>
          <table:table-cell office:value-type="float" office:value="1312" calcext:value-type="float">
            <text:p>1,312.00</text:p>
          </table:table-cell>
          <table:table-cell office:value-type="float" office:value="388.324" calcext:value-type="float">
            <text:p>388.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.22</text:p>
          </table:table-cell>
          <table:table-cell table:number-columns-repeated="54"/>
        </table:table-row>
        <table:table-row table:style-name="ro1">
          <table:table-cell table:style-name="ce94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.20</text:p>
          </table:table-cell>
          <table:table-cell table:number-columns-repeated="54"/>
        </table:table-row>
        <table:table-row table:style-name="ro1">
          <table:table-cell table:style-name="ce97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.14</text:p>
          </table:table-cell>
          <table:table-cell table:number-columns-repeated="54"/>
        </table:table-row>
        <table:table-row table:style-name="ro1">
          <table:table-cell table:style-name="ce98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.50</text:p>
          </table:table-cell>
          <table:table-cell office:value-type="float" office:value="1227" calcext:value-type="float">
            <text:p>1,227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.11</text:p>
          </table:table-cell>
          <table:table-cell table:number-columns-repeated="54"/>
        </table:table-row>
        <table:table-row table:style-name="ro1">
          <table:table-cell table:style-name="ce98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99" office:value-type="string" calcext:value-type="string">
            <text:p>Итог Результат</text:p>
          </table:table-cell>
          <table:table-cell table:style-name="ce106" table:number-columns-repeated="4"/>
          <table:table-cell table:style-name="ce109" table:number-columns-repeated="4"/>
          <table:table-cell table:style-name="ce110"/>
          <table:table-cell table:style-name="ce113"/>
          <table:table-cell table:number-columns-repeated="5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15.2906in" svg:height="7.3638in" svg:x="0.1476in" svg:y="5.4846in">
            <draw:object draw:notify-on-update-of-ranges="MPMFLOPS.A6:MPMFLOPS.A29 MPMFLOPS.B5:MPMFLOPS.B5 MPMFLOPS.B6:MPMFLOPS.B29 MPMFLOPS.C5:MPMFLOPS.C5 MPMFLOPS.C6:MPMFLOPS.C29 MPMFLOPS.D5:MPMFLOPS.D5 MPMFLOPS.D6:MPMFLOPS.D29 MPMFLOPS.E5:MPMFLOPS.E5 MPMFLOPS.E6:MPMFLOPS.E29 MPMFLOPS.F5:MPMFLOPS.F5 MPMFLOPS.F6:MPMFLOPS.F29 MPMFLOPS.G5:MPMFLOPS.G5 MPMFLOPS.G6:MPMFLOPS.G29 MPMFLOPS.H5:MPMFLOPS.H5 MPMFLOPS.H6:MPMFLOPS.H29 MPMFLOPS.I5:MPMFLOPS.I5 MPMFLOPS.I6:MPMFLOPS.I29 MPMFLOPS.J5:MPMFLOPS.J5 MPMFLOPS.J6:MPMFLOPS.J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7" table:default-cell-style-name="ce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6]" office:value-type="float" office:value="41836.4495041543" calcext:value-type="float">
            <text:p>41,836.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0">
          <table:table-cell table:style-name="ce132" office:value-type="string" calcext:value-type="string">
            <text:p>Platform</text:p>
          </table:table-cell>
          <table:table-cell table:style-name="ce132" office:value-type="string" calcext:value-type="string">
            <text:p>2 ops/w – 102400 4B words</text:p>
          </table:table-cell>
          <table:table-cell table:style-name="ce132" office:value-type="string" calcext:value-type="string">
            <text:p>2 ops/w – 1024000 4B words</text:p>
          </table:table-cell>
          <table:table-cell table:style-name="ce132" office:value-type="string" calcext:value-type="string">
            <text:p>2 ops/w – 10240000 4B words</text:p>
          </table:table-cell>
          <table:table-cell table:style-name="ce132" office:value-type="string" calcext:value-type="string">
            <text:p>8 ops/w – 102400 4B words</text:p>
          </table:table-cell>
          <table:table-cell table:style-name="ce132" office:value-type="string" calcext:value-type="string">
            <text:p>8 ops/w – 1024000 4B words</text:p>
          </table:table-cell>
          <table:table-cell table:style-name="ce132" office:value-type="string" calcext:value-type="string">
            <text:p>8 ops/w – 10240000 4B words</text:p>
          </table:table-cell>
          <table:table-cell table:style-name="ce132" office:value-type="string" calcext:value-type="string">
            <text:p>32 ops/w – 102400 4B words</text:p>
          </table:table-cell>
          <table:table-cell table:style-name="ce132" office:value-type="string" calcext:value-type="string">
            <text:p>32 ops/w – 1024000 4B words</text:p>
          </table:table-cell>
          <table:table-cell table:style-name="ce132" office:value-type="string" calcext:value-type="string">
            <text:p>32 ops/w – 10240000 4B words</text:p>
          </table:table-cell>
          <table:table-cell table:style-name="ce132" office:value-type="string" calcext:value-type="string">
            <text:p>CPU</text:p>
          </table:table-cell>
          <table:table-cell table:style-name="ce132" office:value-type="string" calcext:value-type="string">
            <text:p>Cores</text:p>
          </table:table-cell>
          <table:table-cell table:style-name="ce132" office:value-type="string" calcext:value-type="string">
            <text:p>Frequency (MHz)</text:p>
          </table:table-cell>
          <table:table-cell table:style-name="ce132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,309.00</text:p>
          </table:table-cell>
          <table:table-cell table:style-name="ce95" office:value-type="float" office:value="35180" calcext:value-type="float">
            <text:p>35,180.00</text:p>
          </table:table-cell>
          <table:table-cell table:style-name="ce95" office:value-type="float" office:value="4454" calcext:value-type="float">
            <text:p>4,454.00</text:p>
          </table:table-cell>
          <table:table-cell table:style-name="ce95" office:value-type="float" office:value="83624" calcext:value-type="float">
            <text:p>83,624.00</text:p>
          </table:table-cell>
          <table:table-cell table:style-name="ce95" office:value-type="float" office:value="84536" calcext:value-type="float">
            <text:p>84,536.00</text:p>
          </table:table-cell>
          <table:table-cell table:style-name="ce95" office:value-type="float" office:value="17643" calcext:value-type="float">
            <text:p>17,643.00</text:p>
          </table:table-cell>
          <table:table-cell table:style-name="ce95" office:value-type="float" office:value="81936" calcext:value-type="float">
            <text:p>81,936.00</text:p>
          </table:table-cell>
          <table:table-cell table:style-name="ce95" office:value-type="float" office:value="82606" calcext:value-type="float">
            <text:p>82,606.00</text:p>
          </table:table-cell>
          <table:table-cell table:style-name="ce134" office:value-type="float" office:value="68539" calcext:value-type="float">
            <text:p>68,539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41836.4495041543" calcext:value-type="float">
            <text:p>41,836.45</text:p>
          </table:table-cell>
          <table:table-cell table:style-name="ce39" table:formula="of:=[.O6]/[.$O$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,614.00</text:p>
          </table:table-cell>
          <table:table-cell table:style-name="ce95" office:value-type="float" office:value="6501" calcext:value-type="float">
            <text:p>6,501.00</text:p>
          </table:table-cell>
          <table:table-cell table:style-name="ce95" office:value-type="float" office:value="949" calcext:value-type="float">
            <text:p>949.00</text:p>
          </table:table-cell>
          <table:table-cell table:style-name="ce95" office:value-type="float" office:value="16025" calcext:value-type="float">
            <text:p>16,025.00</text:p>
          </table:table-cell>
          <table:table-cell table:style-name="ce95" office:value-type="float" office:value="16043" calcext:value-type="float">
            <text:p>16,043.00</text:p>
          </table:table-cell>
          <table:table-cell table:style-name="ce95" office:value-type="float" office:value="3813" calcext:value-type="float">
            <text:p>3,813.00</text:p>
          </table:table-cell>
          <table:table-cell table:style-name="ce95" office:value-type="float" office:value="24236" calcext:value-type="float">
            <text:p>24,236.00</text:p>
          </table:table-cell>
          <table:table-cell table:style-name="ce95" office:value-type="float" office:value="24129" calcext:value-type="float">
            <text:p>24,129.00</text:p>
          </table:table-cell>
          <table:table-cell table:style-name="ce95" office:value-type="float" office:value="13724" calcext:value-type="float">
            <text:p>13,724.0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8813.96517629917" calcext:value-type="float">
            <text:p>8,813.97</text:p>
          </table:table-cell>
          <table:table-cell table:style-name="ce39" table:formula="of:=[.O7]/[.$O$3]" office:value-type="float" office:value="0.210676701315774" calcext:value-type="float">
            <text:p>0.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,325.00</text:p>
          </table:table-cell>
          <table:table-cell table:style-name="ce95" office:value-type="float" office:value="4294" calcext:value-type="float">
            <text:p>4,294.00</text:p>
          </table:table-cell>
          <table:table-cell table:style-name="ce95" office:value-type="float" office:value="2226" calcext:value-type="float">
            <text:p>2,226.00</text:p>
          </table:table-cell>
          <table:table-cell table:style-name="ce95" office:value-type="float" office:value="31623" calcext:value-type="float">
            <text:p>31,623.00</text:p>
          </table:table-cell>
          <table:table-cell table:style-name="ce95" office:value-type="float" office:value="17883" calcext:value-type="float">
            <text:p>17,883.00</text:p>
          </table:table-cell>
          <table:table-cell table:style-name="ce95" office:value-type="float" office:value="8640" calcext:value-type="float">
            <text:p>8,640.00</text:p>
          </table:table-cell>
          <table:table-cell table:style-name="ce95" office:value-type="float" office:value="42202" calcext:value-type="float">
            <text:p>42,202.00</text:p>
          </table:table-cell>
          <table:table-cell table:style-name="ce95" office:value-type="float" office:value="34047" calcext:value-type="float">
            <text:p>34,047.00</text:p>
          </table:table-cell>
          <table:table-cell table:style-name="ce95" office:value-type="float" office:value="26819" calcext:value-type="float">
            <text:p>26,819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14558.5088056412" calcext:value-type="float">
            <text:p>14,558.51</text:p>
          </table:table-cell>
          <table:table-cell table:style-name="ce39" table:formula="of:=[.O8]/[.$O$3]" office:value-type="float" office:value="0.347986241141126" calcext:value-type="float">
            <text:p>0.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,725.00</text:p>
          </table:table-cell>
          <table:table-cell table:style-name="ce95" office:value-type="float" office:value="1303" calcext:value-type="float">
            <text:p>1,303.00</text:p>
          </table:table-cell>
          <table:table-cell table:style-name="ce95" office:value-type="float" office:value="1052" calcext:value-type="float">
            <text:p>1,052.00</text:p>
          </table:table-cell>
          <table:table-cell table:style-name="ce95" office:value-type="float" office:value="11934" calcext:value-type="float">
            <text:p>11,934.00</text:p>
          </table:table-cell>
          <table:table-cell table:style-name="ce95" office:value-type="float" office:value="5077" calcext:value-type="float">
            <text:p>5,077.00</text:p>
          </table:table-cell>
          <table:table-cell table:style-name="ce95" office:value-type="float" office:value="4204" calcext:value-type="float">
            <text:p>4,204.00</text:p>
          </table:table-cell>
          <table:table-cell table:style-name="ce95" office:value-type="float" office:value="10665" calcext:value-type="float">
            <text:p>10,665.00</text:p>
          </table:table-cell>
          <table:table-cell table:style-name="ce95" office:value-type="float" office:value="10456" calcext:value-type="float">
            <text:p>10,456.00</text:p>
          </table:table-cell>
          <table:table-cell table:style-name="ce95" office:value-type="float" office:value="10419" calcext:value-type="float">
            <text:p>10,419.00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5097.14647200683" calcext:value-type="float">
            <text:p>5,097.15</text:p>
          </table:table-cell>
          <table:table-cell table:style-name="ce39" table:formula="of:=[.O9]/[.$O$3]" office:value-type="float" office:value="0.121835063262256" calcext:value-type="float">
            <text:p>0.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133" office:value-type="float" office:value="0" calcext:value-type="float">
            <text:p>0.00</text:p>
          </table:table-cell>
          <table:table-cell table:number-columns-repeated="8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0:.J10])" office:value-type="float" office:value="0" calcext:value-type="float">
            <text:p>0.00</text:p>
          </table:table-cell>
          <table:table-cell table:style-name="ce39" table:formula="of:=[.O10]/[.$O$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,397.00</text:p>
          </table:table-cell>
          <table:table-cell table:style-name="ce95" office:value-type="float" office:value="47660" calcext:value-type="float">
            <text:p>47,660.00</text:p>
          </table:table-cell>
          <table:table-cell table:style-name="ce95" office:value-type="float" office:value="5169" calcext:value-type="float">
            <text:p>5,169.00</text:p>
          </table:table-cell>
          <table:table-cell table:style-name="ce95" office:value-type="float" office:value="90387" calcext:value-type="float">
            <text:p>90,387.00</text:p>
          </table:table-cell>
          <table:table-cell table:style-name="ce95" office:value-type="float" office:value="94494" calcext:value-type="float">
            <text:p>94,494.00</text:p>
          </table:table-cell>
          <table:table-cell table:style-name="ce95" office:value-type="float" office:value="20880" calcext:value-type="float">
            <text:p>20,880.00</text:p>
          </table:table-cell>
          <table:table-cell table:style-name="ce95" office:value-type="float" office:value="113635" calcext:value-type="float">
            <text:p>113,635.00</text:p>
          </table:table-cell>
          <table:table-cell table:style-name="ce95" office:value-type="float" office:value="117449" calcext:value-type="float">
            <text:p>117,449.00</text:p>
          </table:table-cell>
          <table:table-cell table:style-name="ce95" office:value-type="float" office:value="81767" calcext:value-type="float">
            <text:p>81,767.00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52331.7580680712" calcext:value-type="float">
            <text:p>52,331.76</text:p>
          </table:table-cell>
          <table:table-cell table:style-name="ce39" table:formula="of:=[.O11]/[.$O$3]" office:value-type="float" office:value="1.2508651830714" calcext:value-type="float">
            <text:p>1.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,859.00</text:p>
          </table:table-cell>
          <table:table-cell table:style-name="ce95" office:value-type="float" office:value="1360" calcext:value-type="float">
            <text:p>1,360.00</text:p>
          </table:table-cell>
          <table:table-cell table:style-name="ce95" office:value-type="float" office:value="1328" calcext:value-type="float">
            <text:p>1,328.00</text:p>
          </table:table-cell>
          <table:table-cell table:style-name="ce95" office:value-type="float" office:value="23657" calcext:value-type="float">
            <text:p>23,657.00</text:p>
          </table:table-cell>
          <table:table-cell table:style-name="ce95" office:value-type="float" office:value="5398" calcext:value-type="float">
            <text:p>5,398.00</text:p>
          </table:table-cell>
          <table:table-cell table:style-name="ce95" office:value-type="float" office:value="5318" calcext:value-type="float">
            <text:p>5,318.00</text:p>
          </table:table-cell>
          <table:table-cell table:style-name="ce95" office:value-type="float" office:value="21407" calcext:value-type="float">
            <text:p>21,407.00</text:p>
          </table:table-cell>
          <table:table-cell table:style-name="ce95" office:value-type="float" office:value="18311" calcext:value-type="float">
            <text:p>18,311.00</text:p>
          </table:table-cell>
          <table:table-cell table:style-name="ce95" office:value-type="float" office:value="18102" calcext:value-type="float">
            <text:p>18,102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7612.03144950522" calcext:value-type="float">
            <text:p>7,612.03</text:p>
          </table:table-cell>
          <table:table-cell table:style-name="ce39" table:formula="of:=[.O12]/[.$O$3]" office:value-type="float" office:value="0.181947357859547" calcext:value-type="float">
            <text:p>0.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.00</text:p>
          </table:table-cell>
          <table:table-cell table:style-name="ce95" office:value-type="float" office:value="598" calcext:value-type="float">
            <text:p>598.00</text:p>
          </table:table-cell>
          <table:table-cell table:style-name="ce95" office:value-type="float" office:value="620" calcext:value-type="float">
            <text:p>620.00</text:p>
          </table:table-cell>
          <table:table-cell table:style-name="ce95" office:value-type="float" office:value="2077" calcext:value-type="float">
            <text:p>2,077.00</text:p>
          </table:table-cell>
          <table:table-cell table:style-name="ce95" office:value-type="float" office:value="1987" calcext:value-type="float">
            <text:p>1,987.00</text:p>
          </table:table-cell>
          <table:table-cell table:style-name="ce95" office:value-type="float" office:value="2015" calcext:value-type="float">
            <text:p>2,015.00</text:p>
          </table:table-cell>
          <table:table-cell table:style-name="ce95" office:value-type="float" office:value="3276" calcext:value-type="float">
            <text:p>3,276.00</text:p>
          </table:table-cell>
          <table:table-cell table:style-name="ce95" office:value-type="float" office:value="3230" calcext:value-type="float">
            <text:p>3,230.00</text:p>
          </table:table-cell>
          <table:table-cell table:style-name="ce95" office:value-type="float" office:value="3224" calcext:value-type="float">
            <text:p>3,224.00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1656.53061292404" calcext:value-type="float">
            <text:p>1,656.53</text:p>
          </table:table-cell>
          <table:table-cell table:style-name="ce39" table:formula="of:=[.O13]/[.$O$3]" office:value-type="float" office:value="0.0395953918785472" calcext:value-type="float">
            <text:p>0.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,737.00</text:p>
          </table:table-cell>
          <table:table-cell table:style-name="ce95" office:value-type="float" office:value="482" calcext:value-type="float">
            <text:p>482.00</text:p>
          </table:table-cell>
          <table:table-cell table:style-name="ce95" office:value-type="float" office:value="475" calcext:value-type="float">
            <text:p>475.00</text:p>
          </table:table-cell>
          <table:table-cell table:style-name="ce95" office:value-type="float" office:value="6597" calcext:value-type="float">
            <text:p>6,597.00</text:p>
          </table:table-cell>
          <table:table-cell table:style-name="ce95" office:value-type="float" office:value="1909" calcext:value-type="float">
            <text:p>1,909.00</text:p>
          </table:table-cell>
          <table:table-cell table:style-name="ce95" office:value-type="float" office:value="1896" calcext:value-type="float">
            <text:p>1,896.00</text:p>
          </table:table-cell>
          <table:table-cell table:style-name="ce95" office:value-type="float" office:value="6033" calcext:value-type="float">
            <text:p>6,033.00</text:p>
          </table:table-cell>
          <table:table-cell table:style-name="ce95" office:value-type="float" office:value="5797" calcext:value-type="float">
            <text:p>5,797.00</text:p>
          </table:table-cell>
          <table:table-cell table:style-name="ce95" office:value-type="float" office:value="5826" calcext:value-type="float">
            <text:p>5,826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2438.50527633404" calcext:value-type="float">
            <text:p>2,438.51</text:p>
          </table:table-cell>
          <table:table-cell table:style-name="ce39" table:formula="of:=[.O14]/[.$O$3]" office:value-type="float" office:value="0.0582866210023845" calcext:value-type="float">
            <text:p>0.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,375.00</text:p>
          </table:table-cell>
          <table:table-cell table:style-name="ce95" office:value-type="float" office:value="441" calcext:value-type="float">
            <text:p>441.00</text:p>
          </table:table-cell>
          <table:table-cell table:style-name="ce95" office:value-type="float" office:value="435" calcext:value-type="float">
            <text:p>435.00</text:p>
          </table:table-cell>
          <table:table-cell table:style-name="ce95" office:value-type="float" office:value="4621" calcext:value-type="float">
            <text:p>4,621.00</text:p>
          </table:table-cell>
          <table:table-cell table:style-name="ce95" office:value-type="float" office:value="1699" calcext:value-type="float">
            <text:p>1,699.00</text:p>
          </table:table-cell>
          <table:table-cell table:style-name="ce95" office:value-type="float" office:value="1737" calcext:value-type="float">
            <text:p>1,737.00</text:p>
          </table:table-cell>
          <table:table-cell table:style-name="ce95" office:value-type="float" office:value="2081" calcext:value-type="float">
            <text:p>2,081.00</text:p>
          </table:table-cell>
          <table:table-cell table:style-name="ce95" office:value-type="float" office:value="2131" calcext:value-type="float">
            <text:p>2,131.00</text:p>
          </table:table-cell>
          <table:table-cell table:style-name="ce95" office:value-type="float" office:value="2141" calcext:value-type="float">
            <text:p>2,141.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1480.40765827597" calcext:value-type="float">
            <text:p>1,480.41</text:p>
          </table:table-cell>
          <table:table-cell table:style-name="ce39" table:formula="of:=[.O15]/[.$O$3]" office:value-type="float" office:value="0.0353855949972276" calcext:value-type="float">
            <text:p>0.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33" office:value-type="float" office:value="0" calcext:value-type="float">
            <text:p>0.00</text:p>
          </table:table-cell>
          <table:table-cell table:number-columns-repeated="8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,965.00</text:p>
          </table:table-cell>
          <table:table-cell table:style-name="ce95" office:value-type="float" office:value="65423" calcext:value-type="float">
            <text:p>65,423.00</text:p>
          </table:table-cell>
          <table:table-cell table:style-name="ce95" office:value-type="float" office:value="4505" calcext:value-type="float">
            <text:p>4,505.00</text:p>
          </table:table-cell>
          <table:table-cell table:style-name="ce95" office:value-type="float" office:value="98423" calcext:value-type="float">
            <text:p>98,423.00</text:p>
          </table:table-cell>
          <table:table-cell table:style-name="ce95" office:value-type="float" office:value="93145" calcext:value-type="float">
            <text:p>93,145.00</text:p>
          </table:table-cell>
          <table:table-cell table:style-name="ce95" office:value-type="float" office:value="17994" calcext:value-type="float">
            <text:p>17,994.00</text:p>
          </table:table-cell>
          <table:table-cell table:style-name="ce95" office:value-type="float" office:value="146865" calcext:value-type="float">
            <text:p>146,865.00</text:p>
          </table:table-cell>
          <table:table-cell table:style-name="ce95" office:value-type="float" office:value="160334" calcext:value-type="float">
            <text:p>160,334.00</text:p>
          </table:table-cell>
          <table:table-cell table:style-name="ce95" office:value-type="float" office:value="68001" calcext:value-type="float">
            <text:p>68,001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7:.J17])" office:value-type="float" office:value="53607.6740002637" calcext:value-type="float">
            <text:p>53,607.67</text:p>
          </table:table-cell>
          <table:table-cell table:style-name="ce39" table:formula="of:=[.O17]/[.$O$3]" office:value-type="float" office:value="1.28136289373553" calcext:value-type="float">
            <text:p>1.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,841.00</text:p>
          </table:table-cell>
          <table:table-cell table:style-name="ce134" office:value-type="float" office:value="121759" calcext:value-type="float">
            <text:p>121,759.00</text:p>
          </table:table-cell>
          <table:table-cell table:style-name="ce134" office:value-type="float" office:value="116454" calcext:value-type="float">
            <text:p>116,454.00</text:p>
          </table:table-cell>
          <table:table-cell table:style-name="ce134" office:value-type="float" office:value="193019" calcext:value-type="float">
            <text:p>193,019.00</text:p>
          </table:table-cell>
          <table:table-cell table:style-name="ce134" office:value-type="float" office:value="279431" calcext:value-type="float">
            <text:p>279,431.00</text:p>
          </table:table-cell>
          <table:table-cell table:style-name="ce134" office:value-type="float" office:value="279598" calcext:value-type="float">
            <text:p>279,598.00</text:p>
          </table:table-cell>
          <table:table-cell table:style-name="ce134" office:value-type="float" office:value="402357" calcext:value-type="float">
            <text:p>402,357.00</text:p>
          </table:table-cell>
          <table:table-cell table:style-name="ce134" office:value-type="float" office:value="461200" calcext:value-type="float">
            <text:p>461,200.00</text:p>
          </table:table-cell>
          <table:table-cell table:style-name="ce134" office:value-type="float" office:value="378806" calcext:value-type="float">
            <text:p>378,806.00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233035.803817217" calcext:value-type="float">
            <text:p>233,035.80</text:p>
          </table:table-cell>
          <table:table-cell table:style-name="ce39" table:formula="of:=[.O18]/[.$O$3]" office:value-type="float" office:value="5.57016206153146" calcext:value-type="float">
            <text:p>5.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95" table:formula="of:=[.B22]*15/12" office:value-type="float" office:value="66331.25" calcext:value-type="float">
            <text:p>66,331.25</text:p>
          </table:table-cell>
          <table:table-cell table:style-name="ce95" table:formula="of:=[.C22]*15/12" office:value-type="float" office:value="91061.25" calcext:value-type="float">
            <text:p>91,061.25</text:p>
          </table:table-cell>
          <table:table-cell table:style-name="ce95" table:formula="of:=[.D22]*15/12" office:value-type="float" office:value="11448.75" calcext:value-type="float">
            <text:p>11,448.75</text:p>
          </table:table-cell>
          <table:table-cell table:style-name="ce95" table:formula="of:=[.E22]*15/12" office:value-type="float" office:value="176587.5" calcext:value-type="float">
            <text:p>176,587.50</text:p>
          </table:table-cell>
          <table:table-cell table:style-name="ce95" table:formula="of:=[.F22]*15/12" office:value-type="float" office:value="246778.75" calcext:value-type="float">
            <text:p>246,778.75</text:p>
          </table:table-cell>
          <table:table-cell table:style-name="ce95" table:formula="of:=[.G22]*15/12" office:value-type="float" office:value="45366.25" calcext:value-type="float">
            <text:p>45,366.25</text:p>
          </table:table-cell>
          <table:table-cell table:style-name="ce95" table:formula="of:=[.H22]*15/12" office:value-type="float" office:value="340646.25" calcext:value-type="float">
            <text:p>340,646.25</text:p>
          </table:table-cell>
          <table:table-cell table:style-name="ce95" table:formula="of:=[.I22]*15/12" office:value-type="float" office:value="378225" calcext:value-type="float">
            <text:p>378,225.00</text:p>
          </table:table-cell>
          <table:table-cell table:style-name="ce95" table:formula="of:=[.J22]*15/12" office:value-type="float" office:value="171045" calcext:value-type="float">
            <text:p>171,045.00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19:.J19])" office:value-type="float" office:value="113036.684285018" calcext:value-type="float">
            <text:p>113,036.68</text:p>
          </table:table-cell>
          <table:table-cell table:style-name="ce39" table:formula="of:=[.O19]/[.$O$3]" office:value-type="float" office:value="2.70187087156604" calcext:value-type="float">
            <text:p>2.70</text:p>
          </table:table-cell>
        </table:table-row>
        <table:table-row table:style-name="ro1">
          <table:table-cell office:value-type="string" calcext:value-type="string">
            <text:p>E8C2-APPROX</text:p>
          </table:table-cell>
          <table:table-cell table:style-name="ce95" table:formula="of:=[.B23]*15/12" office:value-type="float" office:value="69156.25" calcext:value-type="float">
            <text:p>69,156.25</text:p>
          </table:table-cell>
          <table:table-cell table:style-name="ce95" table:formula="of:=[.C23]*15/12" office:value-type="float" office:value="102478.75" calcext:value-type="float">
            <text:p>102,478.75</text:p>
          </table:table-cell>
          <table:table-cell table:style-name="ce95" table:formula="of:=[.D23]*15/12" office:value-type="float" office:value="4632.5" calcext:value-type="float">
            <text:p>4,632.50</text:p>
          </table:table-cell>
          <table:table-cell table:style-name="ce95" table:formula="of:=[.E23]*15/12" office:value-type="float" office:value="125915" calcext:value-type="float">
            <text:p>125,915.00</text:p>
          </table:table-cell>
          <table:table-cell table:style-name="ce95" table:formula="of:=[.F23]*15/12" office:value-type="float" office:value="151962.5" calcext:value-type="float">
            <text:p>151,962.50</text:p>
          </table:table-cell>
          <table:table-cell table:style-name="ce95" table:formula="of:=[.G23]*15/12" office:value-type="float" office:value="20093.75" calcext:value-type="float">
            <text:p>20,093.75</text:p>
          </table:table-cell>
          <table:table-cell table:style-name="ce95" table:formula="of:=[.H23]*15/12" office:value-type="float" office:value="145292.5" calcext:value-type="float">
            <text:p>145,292.50</text:p>
          </table:table-cell>
          <table:table-cell table:style-name="ce95" table:formula="of:=[.I23]*15/12" office:value-type="float" office:value="166630" calcext:value-type="float">
            <text:p>166,630.00</text:p>
          </table:table-cell>
          <table:table-cell table:style-name="ce95" table:formula="of:=[.J23]*15/12" office:value-type="float" office:value="73411.25" calcext:value-type="float">
            <text:p>73,411.2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65579.5281333671" calcext:value-type="float">
            <text:p>65,579.53</text:p>
          </table:table-cell>
          <table:table-cell table:style-name="ce39" table:formula="of:=[.O20]/[.$O$3]" office:value-type="float" office:value="1.56752135782591" calcext:value-type="float">
            <text:p>1.57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95" table:formula="of:=[.B17]*2*20/13" office:value-type="float" office:value="144507.692307692" calcext:value-type="float">
            <text:p>144,507.69</text:p>
          </table:table-cell>
          <table:table-cell table:style-name="ce95" table:formula="of:=[.C17]*2*20/13" office:value-type="float" office:value="201301.538461538" calcext:value-type="float">
            <text:p>201,301.54</text:p>
          </table:table-cell>
          <table:table-cell table:style-name="ce95" table:formula="of:=[.D17]*2*20/13" office:value-type="float" office:value="13861.5384615385" calcext:value-type="float">
            <text:p>13,861.54</text:p>
          </table:table-cell>
          <table:table-cell table:style-name="ce95" table:formula="of:=[.E17]*2*20/13" office:value-type="float" office:value="302840" calcext:value-type="float">
            <text:p>302,840.00</text:p>
          </table:table-cell>
          <table:table-cell table:style-name="ce95" table:formula="of:=[.F17]*2*20/13" office:value-type="float" office:value="286600" calcext:value-type="float">
            <text:p>286,600.00</text:p>
          </table:table-cell>
          <table:table-cell table:style-name="ce95" table:formula="of:=[.G17]*2*20/13" office:value-type="float" office:value="55366.1538461538" calcext:value-type="float">
            <text:p>55,366.15</text:p>
          </table:table-cell>
          <table:table-cell table:style-name="ce95" table:formula="of:=[.H17]*2*20/13" office:value-type="float" office:value="451892.307692308" calcext:value-type="float">
            <text:p>451,892.31</text:p>
          </table:table-cell>
          <table:table-cell table:style-name="ce95" table:formula="of:=[.I17]*2*20/13" office:value-type="float" office:value="493335.384615385" calcext:value-type="float">
            <text:p>493,335.38</text:p>
          </table:table-cell>
          <table:table-cell table:style-name="ce95" table:formula="of:=[.J17]*2*20/13" office:value-type="float" office:value="209233.846153846" calcext:value-type="float">
            <text:p>209,233.8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64946.689231581" calcext:value-type="float">
            <text:p>164,946.69</text:p>
          </table:table-cell>
          <table:table-cell table:style-name="ce39" table:formula="of:=[.O21]/[.$O$3]" office:value-type="float" office:value="3.9426550576478" calcext:value-type="float">
            <text:p>3.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,065.00</text:p>
          </table:table-cell>
          <table:table-cell table:style-name="ce134" office:value-type="float" office:value="72849" calcext:value-type="float">
            <text:p>72,849.00</text:p>
          </table:table-cell>
          <table:table-cell table:style-name="ce134" office:value-type="float" office:value="9159" calcext:value-type="float">
            <text:p>9,159.00</text:p>
          </table:table-cell>
          <table:table-cell table:style-name="ce134" office:value-type="float" office:value="141270" calcext:value-type="float">
            <text:p>141,270.00</text:p>
          </table:table-cell>
          <table:table-cell table:style-name="ce134" office:value-type="float" office:value="197423" calcext:value-type="float">
            <text:p>197,423.00</text:p>
          </table:table-cell>
          <table:table-cell table:style-name="ce134" office:value-type="float" office:value="36293" calcext:value-type="float">
            <text:p>36,293.00</text:p>
          </table:table-cell>
          <table:table-cell table:style-name="ce134" office:value-type="float" office:value="272517" calcext:value-type="float">
            <text:p>272,517.00</text:p>
          </table:table-cell>
          <table:table-cell table:style-name="ce134" office:value-type="float" office:value="302580" calcext:value-type="float">
            <text:p>302,580.00</text:p>
          </table:table-cell>
          <table:table-cell table:style-name="ce134" office:value-type="float" office:value="136836" calcext:value-type="float">
            <text:p>136,836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90429.3474280143" calcext:value-type="float">
            <text:p>90,429.35</text:p>
          </table:table-cell>
          <table:table-cell table:style-name="ce39" table:formula="of:=[.O22]/[.$O$3]" office:value-type="float" office:value="2.16149669725283" calcext:value-type="float">
            <text:p>2.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,325.00</text:p>
          </table:table-cell>
          <table:table-cell table:style-name="ce95" office:value-type="float" office:value="81983" calcext:value-type="float">
            <text:p>81,983.00</text:p>
          </table:table-cell>
          <table:table-cell table:style-name="ce95" office:value-type="float" office:value="3706" calcext:value-type="float">
            <text:p>3,706.00</text:p>
          </table:table-cell>
          <table:table-cell table:style-name="ce95" office:value-type="float" office:value="100732" calcext:value-type="float">
            <text:p>100,732.00</text:p>
          </table:table-cell>
          <table:table-cell table:style-name="ce95" office:value-type="float" office:value="121570" calcext:value-type="float">
            <text:p>121,570.00</text:p>
          </table:table-cell>
          <table:table-cell table:style-name="ce95" office:value-type="float" office:value="16075" calcext:value-type="float">
            <text:p>16,075.00</text:p>
          </table:table-cell>
          <table:table-cell table:style-name="ce95" office:value-type="float" office:value="116234" calcext:value-type="float">
            <text:p>116,234.00</text:p>
          </table:table-cell>
          <table:table-cell table:style-name="ce95" office:value-type="float" office:value="133304" calcext:value-type="float">
            <text:p>133,304.00</text:p>
          </table:table-cell>
          <table:table-cell table:style-name="ce95" office:value-type="float" office:value="58729" calcext:value-type="float">
            <text:p>58,729.0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52463.6225066937" calcext:value-type="float">
            <text:p>52,463.62</text:p>
          </table:table-cell>
          <table:table-cell table:style-name="ce39" table:formula="of:=[.O23]/[.$O$3]" office:value-type="float" office:value="1.25401708626073" calcext:value-type="float">
            <text:p>1.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,319.00</text:p>
          </table:table-cell>
          <table:table-cell table:style-name="ce95" office:value-type="float" office:value="17495" calcext:value-type="float">
            <text:p>17,495.00</text:p>
          </table:table-cell>
          <table:table-cell table:style-name="ce95" office:value-type="float" office:value="2998" calcext:value-type="float">
            <text:p>2,998.00</text:p>
          </table:table-cell>
          <table:table-cell table:style-name="ce95" office:value-type="float" office:value="22592" calcext:value-type="float">
            <text:p>22,592.00</text:p>
          </table:table-cell>
          <table:table-cell table:style-name="ce95" office:value-type="float" office:value="17738" calcext:value-type="float">
            <text:p>17,738.00</text:p>
          </table:table-cell>
          <table:table-cell table:style-name="ce95" office:value-type="float" office:value="12125" calcext:value-type="float">
            <text:p>12,125.00</text:p>
          </table:table-cell>
          <table:table-cell table:style-name="ce95" office:value-type="float" office:value="35782" calcext:value-type="float">
            <text:p>35,782.00</text:p>
          </table:table-cell>
          <table:table-cell table:style-name="ce95" office:value-type="float" office:value="35757" calcext:value-type="float">
            <text:p>35,757.00</text:p>
          </table:table-cell>
          <table:table-cell table:style-name="ce95" office:value-type="float" office:value="24169" calcext:value-type="float">
            <text:p>24,169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7153.8942796817" calcext:value-type="float">
            <text:p>17,153.89</text:p>
          </table:table-cell>
          <table:table-cell table:style-name="ce39" table:formula="of:=[.O24]/[.$O$3]" office:value-type="float" office:value="0.410022707065003" calcext:value-type="float">
            <text:p>0.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,804.00</text:p>
          </table:table-cell>
          <table:table-cell table:style-name="ce95" office:value-type="float" office:value="2103" calcext:value-type="float">
            <text:p>2,103.00</text:p>
          </table:table-cell>
          <table:table-cell table:style-name="ce134" office:value-type="float" office:value="2089" calcext:value-type="float">
            <text:p>2,089.00</text:p>
          </table:table-cell>
          <table:table-cell table:style-name="ce95" office:value-type="float" office:value="10453" calcext:value-type="float">
            <text:p>10,453.00</text:p>
          </table:table-cell>
          <table:table-cell table:style-name="ce95" office:value-type="float" office:value="7041" calcext:value-type="float">
            <text:p>7,041.00</text:p>
          </table:table-cell>
          <table:table-cell table:style-name="ce95" office:value-type="float" office:value="7003" calcext:value-type="float">
            <text:p>7,003.00</text:p>
          </table:table-cell>
          <table:table-cell table:style-name="ce95" office:value-type="float" office:value="15676" calcext:value-type="float">
            <text:p>15,676.00</text:p>
          </table:table-cell>
          <table:table-cell table:style-name="ce95" office:value-type="float" office:value="15626" calcext:value-type="float">
            <text:p>15,626.00</text:p>
          </table:table-cell>
          <table:table-cell table:style-name="ce134" office:value-type="float" office:value="15641" calcext:value-type="float">
            <text:p>15,641.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7414.24421942263" calcext:value-type="float">
            <text:p>7,414.24</text:p>
          </table:table-cell>
          <table:table-cell table:style-name="ce39" table:formula="of:=[.O25]/[.$O$3]" office:value-type="float" office:value="0.177219728425721" calcext:value-type="float">
            <text:p>0.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.81</text:p>
          </table:table-cell>
          <table:table-cell table:style-name="ce95" office:value-type="float" office:value="360.64" calcext:value-type="float">
            <text:p>360.64</text:p>
          </table:table-cell>
          <table:table-cell table:style-name="ce95" office:value-type="float" office:value="328.44" calcext:value-type="float">
            <text:p>328.44</text:p>
          </table:table-cell>
          <table:table-cell table:style-name="ce95" office:value-type="float" office:value="1344.35" calcext:value-type="float">
            <text:p>1,344.35</text:p>
          </table:table-cell>
          <table:table-cell table:style-name="ce95" office:value-type="float" office:value="1315.37" calcext:value-type="float">
            <text:p>1,315.37</text:p>
          </table:table-cell>
          <table:table-cell table:style-name="ce95" office:value-type="float" office:value="1230.04" calcext:value-type="float">
            <text:p>1,230.04</text:p>
          </table:table-cell>
          <table:table-cell table:style-name="ce95" office:value-type="float" office:value="1867.6" calcext:value-type="float">
            <text:p>1,867.60</text:p>
          </table:table-cell>
          <table:table-cell table:style-name="ce95" office:value-type="float" office:value="1872.43" calcext:value-type="float">
            <text:p>1,872.43</text:p>
          </table:table-cell>
          <table:table-cell table:style-name="ce95" office:value-type="float" office:value="1875.65" calcext:value-type="float">
            <text:p>1,875.65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6:.J26])" office:value-type="float" office:value="945.044145365964" calcext:value-type="float">
            <text:p>945.04</text:p>
          </table:table-cell>
          <table:table-cell table:style-name="ce39" table:formula="of:=[.O26]/[.$O$3]" office:value-type="float" office:value="0.022589014043176" calcext:value-type="float">
            <text:p>0.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number-columns-repeated="9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7:.J27])" office:value-type="float" office:value="0" calcext:value-type="float">
            <text:p>0.00</text:p>
          </table:table-cell>
          <table:table-cell table:style-name="ce39" table:formula="of:=[.O27]/[.$O$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2" office:value-type="string" calcext:value-type="string">
            <text:p>mips</text:p>
          </table:table-cell>
          <table:table-cell table:style-name="ce30" table:formula="of:=GEOMEAN([.B28:.J28])" office:value-type="float" office:value="0" calcext:value-type="float">
            <text:p>0.00</text:p>
          </table:table-cell>
          <table:table-cell table:style-name="ce39" table:formula="of:=[.O28]/[.$O$3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12.387in" svg:height="6.9673in" svg:x="0in" svg:y="6.3362in">
            <draw:object draw:notify-on-update-of-ranges="Coremark.A6:Coremark.A31 Coremark.B5:Coremark.B5 Coremark.B6:Coremark.B31 Coremark.C5:Coremark.C5 Coremark.C6:Coremark.C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12.3744in" svg:height="6.9602in" svg:x="0.0457in" svg:y="12.1925in">
            <draw:object draw:notify-on-update-of-ranges="Coremark.A6:Coremark.A31 Coremark.J5:Coremark.J5 Coremark.J6:Coremark.J31 Coremark.I5:Coremark.I5 Coremark.I6:Coremark.I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1" table:default-cell-style-name="ce22"/>
        <table:table-column table:style-name="co4" table:default-cell-style-name="ce6"/>
        <table:table-column table:style-name="co42" table:default-cell-style-name="ce6"/>
        <table:table-column table:style-name="co18" table:default-cell-style-name="ce22"/>
        <table:table-column table:style-name="co4" table:default-cell-style-name="ce22"/>
        <table:table-column table:style-name="co43" table:default-cell-style-name="ce22"/>
        <table:table-column table:style-name="co44" table:default-cell-style-name="ce6"/>
        <table:table-column table:style-name="co45" table:default-cell-style-name="ce6"/>
        <table:table-column table:style-name="co46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6]" office:value-type="float" office:value="22692.889561" calcext:value-type="float">
            <text:p>22,692.89</text:p>
          </table:table-cell>
          <table:table-cell table:style-name="ce4" table:formula="of:=[.C6]" office:value-type="float" office:value="119670.905011" calcext:value-type="float">
            <text:p>119,670.91</text:p>
          </table:table-cell>
          <table:table-cell table:style-name="Default" table:number-columns-repeated="3"/>
          <table:table-cell table:style-name="ce4" table:formula="of:=[.G6]" office:value-type="float" office:value="6.67437928264706" calcext:value-type="float">
            <text:p>6.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5">
          <table:table-cell table:style-name="ce136" office:value-type="string" calcext:value-type="string">
            <text:p>Platform</text:p>
          </table:table-cell>
          <table:table-cell table:style-name="ce136" office:value-type="string" calcext:value-type="string">
            <text:p>Coremark</text:p>
          </table:table-cell>
          <table:table-cell table:style-name="ce136" office:value-type="string" calcext:value-type="string">
            <text:p>Coremark (multithread)</text:p>
          </table:table-cell>
          <table:table-cell table:style-name="ce136" office:value-type="string" calcext:value-type="string">
            <text:p>CPU</text:p>
          </table:table-cell>
          <table:table-cell table:style-name="ce136" office:value-type="string" calcext:value-type="string">
            <text:p>Cores</text:p>
          </table:table-cell>
          <table:table-cell table:style-name="ce139" office:value-type="string" calcext:value-type="string">
            <text:p>Frequency, MHz</text:p>
          </table:table-cell>
          <table:table-cell table:style-name="ce139" office:value-type="string" calcext:value-type="string">
            <text:p>Coremark/MHz/Core</text:p>
          </table:table-cell>
          <table:table-cell table:style-name="ce139" office:value-type="string" calcext:value-type="string">
            <text:p>Coremark/MHz</text:p>
          </table:table-cell>
          <table:table-cell table:style-name="ce139" office:value-type="string" calcext:value-type="string">
            <text:p>Relative/Core</text:p>
          </table:table-cell>
          <table:table-cell table:style-name="ce139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,692.89</text:p>
          </table:table-cell>
          <table:table-cell table:style-name="ce26" office:value-type="float" office:value="119670.905011" calcext:value-type="float">
            <text:p>119,670.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.67</text:p>
          </table:table-cell>
          <table:table-cell table:formula="of:=[.C6]/[.F6]" office:value-type="float" office:value="35.1973250032353" calcext:value-type="float">
            <text:p>35.20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C6]/[.$C$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,481.28</text:p>
          </table:table-cell>
          <table:table-cell office:value-type="float" office:value="23950.661637" calcext:value-type="float">
            <text:p>23,950.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.93</text:p>
          </table:table-cell>
          <table:table-cell table:formula="of:=[.C7]/[.F7]" office:value-type="float" office:value="9.46666467865613" calcext:value-type="float">
            <text:p>9.47</text:p>
          </table:table-cell>
          <table:table-cell table:formula="of:=[.B7]/[.$B$3]" office:value-type="float" office:value="0.550008320864097" calcext:value-type="float">
            <text:p>0.55</text:p>
          </table:table-cell>
          <table:table-cell table:formula="of:=[.C7]/[.$C$3]" office:value-type="float" office:value="0.200137716304548" calcext:value-type="float">
            <text:p>0.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,810.56</text:p>
          </table:table-cell>
          <table:table-cell table:style-name="ce26" office:value-type="float" office:value="41666.666667" calcext:value-type="float">
            <text:p>41,666.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.54</text:p>
          </table:table-cell>
          <table:table-cell table:formula="of:=[.C8]/[.F8]" office:value-type="float" office:value="16.0256410257692" calcext:value-type="float">
            <text:p>16.03</text:p>
          </table:table-cell>
          <table:table-cell table:formula="of:=[.B8]/[.$B$3]" office:value-type="float" office:value="0.520451950698144" calcext:value-type="float">
            <text:p>0.52</text:p>
          </table:table-cell>
          <table:table-cell table:formula="of:=[.C8]/[.$C$3]" office:value-type="float" office:value="0.348177083336756" calcext:value-type="float">
            <text:p>0.35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,893.09</text:p>
          </table:table-cell>
          <table:table-cell table:style-name="ce26" office:value-type="float" office:value="23814.678502" calcext:value-type="float">
            <text:p>23,814.68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formula="of:=[.B9]/[.F9]" office:value-type="float" office:value="4.78687109236111" calcext:value-type="float">
            <text:p>4.79</text:p>
          </table:table-cell>
          <table:table-cell table:formula="of:=[.C9]/[.F9]" office:value-type="float" office:value="16.5379711819444" calcext:value-type="float">
            <text:p>16.54</text:p>
          </table:table-cell>
          <table:table-cell table:formula="of:=[.B9]/[.$B$3]" office:value-type="float" office:value="0.303755692040491" calcext:value-type="float">
            <text:p>0.30</text:p>
          </table:table-cell>
          <table:table-cell table:formula="of:=[.C9]/[.$C$3]" office:value-type="float" office:value="0.199001407232702" calcext:value-type="float">
            <text:p>0.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,303.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F10]" office:value-type="float" office:value="1.86254285714286" calcext:value-type="float">
            <text:p>1.86</text:p>
          </table:table-cell>
          <table:table-cell table:formula="of:=[.C10]/[.F10]" office:value-type="float" office:value="1.86254285714286" calcext:value-type="float">
            <text:p>1.86</text:p>
          </table:table-cell>
          <table:table-cell table:formula="of:=[.B10]/[.$B$3]" office:value-type="float" office:value="0.0574532386673523" calcext:value-type="float">
            <text:p>0.06</text:p>
          </table:table-cell>
          <table:table-cell table:formula="of:=[.C10]/[.$C$3]" office:value-type="float" office:value="0.01089471162502" calcext:value-type="float">
            <text:p>0.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.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F11]" office:value-type="float" office:value="0.00000434782608695652" calcext:value-type="float">
            <text:p>0.00</text:p>
          </table:table-cell>
          <table:table-cell table:formula="of:=[.C11]/[.F11]" office:value-type="float" office:value="0.00000434782608695652" calcext:value-type="float">
            <text:p>0.00</text:p>
          </table:table-cell>
          <table:table-cell table:formula="of:=[.B11]/[.$B$3]" office:value-type="float" office:value="0.000000440666666671925" calcext:value-type="float">
            <text:p>0.00</text:p>
          </table:table-cell>
          <table:table-cell table:formula="of:=[.C11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.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F12]" office:value-type="float" office:value="0.00000555555555555556" calcext:value-type="float">
            <text:p>0.00</text:p>
          </table:table-cell>
          <table:table-cell table:formula="of:=[.C12]/[.F12]" office:value-type="float" office:value="0.00000555555555555556" calcext:value-type="float">
            <text:p>0.00</text:p>
          </table:table-cell>
          <table:table-cell table:formula="of:=[.B12]/[.$B$3]" office:value-type="float" office:value="0.000000440666666671925" calcext:value-type="float">
            <text:p>0.00</text:p>
          </table:table-cell>
          <table:table-cell table:formula="of:=[.C12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,109.07</text:p>
          </table:table-cell>
          <table:table-cell table:style-name="ce26" office:value-type="float" office:value="24162.548051" calcext:value-type="float">
            <text:p>24,162.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F13]" office:value-type="float" office:value="3.59357338411765" calcext:value-type="float">
            <text:p>3.59</text:p>
          </table:table-cell>
          <table:table-cell table:formula="of:=[.C13]/[.F13]" office:value-type="float" office:value="14.2132635594118" calcext:value-type="float">
            <text:p>14.21</text:p>
          </table:table-cell>
          <table:table-cell table:formula="of:=[.B13]/[.$B$3]" office:value-type="float" office:value="0.269206560785413" calcext:value-type="float">
            <text:p>0.27</text:p>
          </table:table-cell>
          <table:table-cell table:formula="of:=[.C13]/[.$C$3]" office:value-type="float" office:value="0.201908292151538" calcext:value-type="float">
            <text:p>0.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,869.72</text:p>
          </table:table-cell>
          <table:table-cell office:value-type="float" office:value="14901.279026" calcext:value-type="float">
            <text:p>14,901.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F14]" office:value-type="float" office:value="3.35913146267361" calcext:value-type="float">
            <text:p>3.36</text:p>
          </table:table-cell>
          <table:table-cell table:formula="of:=[.C14]/[.F14]" office:value-type="float" office:value="12.9351380434028" calcext:value-type="float">
            <text:p>12.94</text:p>
          </table:table-cell>
          <table:table-cell table:formula="of:=[.B14]/[.$B$3]" office:value-type="float" office:value="0.170525636878368" calcext:value-type="float">
            <text:p>0.17</text:p>
          </table:table-cell>
          <table:table-cell table:formula="of:=[.C14]/[.$C$3]" office:value-type="float" office:value="0.124518812861241" calcext:value-type="float">
            <text:p>0.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,841.00</text:p>
          </table:table-cell>
          <table:table-cell table:style-name="ce101" office:value-type="float" office:value="15363.93" calcext:value-type="float">
            <text:p>15,363.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F15]" office:value-type="float" office:value="3.20083333333333" calcext:value-type="float">
            <text:p>3.20</text:p>
          </table:table-cell>
          <table:table-cell table:formula="of:=[.C15]/[.F15]" office:value-type="float" office:value="12.803275" calcext:value-type="float">
            <text:p>12.80</text:p>
          </table:table-cell>
          <table:table-cell table:formula="of:=[.B15]/[.$B$3]" office:value-type="float" office:value="0.169260066668686" calcext:value-type="float">
            <text:p>0.17</text:p>
          </table:table-cell>
          <table:table-cell table:formula="of:=[.C15]/[.$C$3]" office:value-type="float" office:value="0.128384840062735" calcext:value-type="float">
            <text:p>0.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,840.98</text:p>
          </table:table-cell>
          <table:table-cell office:value-type="float" office:value="15370.821058" calcext:value-type="float">
            <text:p>15,370.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F16]" office:value-type="float" office:value="2.85787447321429" calcext:value-type="float">
            <text:p>2.86</text:p>
          </table:table-cell>
          <table:table-cell table:formula="of:=[.C16]/[.F16]" office:value-type="float" office:value="11.4366228110119" calcext:value-type="float">
            <text:p>11.44</text:p>
          </table:table-cell>
          <table:table-cell table:formula="of:=[.B16]/[.$B$3]" office:value-type="float" office:value="0.16925933040282" calcext:value-type="float">
            <text:p>0.17</text:p>
          </table:table-cell>
          <table:table-cell table:formula="of:=[.C16]/[.$C$3]" office:value-type="float" office:value="0.128442423466148" calcext:value-type="float">
            <text:p>0.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,711.00</text:p>
          </table:table-cell>
          <table:table-cell office:value-type="float" office:value="28846.153846" calcext:value-type="float">
            <text:p>28,846.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F17]" office:value-type="float" office:value="2.85461538461538" calcext:value-type="float">
            <text:p>2.85</text:p>
          </table:table-cell>
          <table:table-cell table:formula="of:=[.C17]/[.F17]" office:value-type="float" office:value="22.1893491123077" calcext:value-type="float">
            <text:p>22.19</text:p>
          </table:table-cell>
          <table:table-cell table:formula="of:=[.B17]/[.$B$3]" office:value-type="float" office:value="0.163531400001951" calcext:value-type="float">
            <text:p>0.16</text:p>
          </table:table-cell>
          <table:table-cell table:formula="of:=[.C17]/[.$C$3]" office:value-type="float" office:value="0.241045673076079" calcext:value-type="float">
            <text:p>0.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,813.64</text:p>
          </table:table-cell>
          <table:table-cell office:value-type="float" office:value="117885.430096" calcext:value-type="float">
            <text:p>117,885.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93356932230769" calcext:value-type="float">
            <text:p>2.93</text:p>
          </table:table-cell>
          <table:table-cell table:formula="of:=[.C18]/[.F18]" office:value-type="float" office:value="90.6811000738461" calcext:value-type="float">
            <text:p>90.68</text:p>
          </table:table-cell>
          <table:table-cell table:formula="of:=[.B18]/[.$B$3]" office:value-type="float" office:value="0.168054407912605" calcext:value-type="float">
            <text:p>0.17</text:p>
          </table:table-cell>
          <table:table-cell table:formula="of:=[.C18]/[.$C$3]" office:value-type="float" office:value="0.985080125241504" calcext:value-type="float">
            <text:p>0.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,266.70</text:p>
          </table:table-cell>
          <table:table-cell table:style-name="ce30" office:value-type="float" office:value="33165.69" calcext:value-type="float">
            <text:p>33,165.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F19]" office:value-type="float" office:value="2.84446666666667" calcext:value-type="float">
            <text:p>2.84</text:p>
          </table:table-cell>
          <table:table-cell table:formula="of:=[.C19]/[.F19]" office:value-type="float" office:value="22.11046" calcext:value-type="float">
            <text:p>22.11</text:p>
          </table:table-cell>
          <table:table-cell table:formula="of:=[.B19]/[.$B$3]" office:value-type="float" office:value="0.18801924666891" calcext:value-type="float">
            <text:p>0.19</text:p>
          </table:table-cell>
          <table:table-cell table:formula="of:=[.C19]/[.$C$3]" office:value-type="float" office:value="0.277140797063008" calcext:value-type="float">
            <text:p>0.28</text:p>
          </table:table-cell>
        </table:table-row>
        <table:table-row table:style-name="ro1">
          <table:table-cell office:value-type="string" calcext:value-type="string">
            <text:p>E8C2-APPRO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,413.36</text:p>
          </table:table-cell>
          <table:table-cell office:value-type="float" office:value="26396.83238" calcext:value-type="float">
            <text:p>26,396.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F22]" office:value-type="float" office:value="2.84446467166667" calcext:value-type="float">
            <text:p>2.84</text:p>
          </table:table-cell>
          <table:table-cell table:formula="of:=[.C22]/[.F22]" office:value-type="float" office:value="21.9973603166667" calcext:value-type="float">
            <text:p>22.00</text:p>
          </table:table-cell>
          <table:table-cell table:formula="of:=[.B22]/[.$B$3]" office:value-type="float" office:value="0.150415291839528" calcext:value-type="float">
            <text:p>0.15</text:p>
          </table:table-cell>
          <table:table-cell table:formula="of:=[.C22]/[.$C$3]" office:value-type="float" office:value="0.220578530575779" calcext:value-type="float">
            <text:p>0.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,216.48</text:p>
          </table:table-cell>
          <table:table-cell office:value-type="float" office:value="34457.87231474" calcext:value-type="float">
            <text:p>34,457.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F23]" office:value-type="float" office:value="2.95530107066667" calcext:value-type="float">
            <text:p>2.96</text:p>
          </table:table-cell>
          <table:table-cell table:formula="of:=[.C23]/[.F23]" office:value-type="float" office:value="45.9438297529867" calcext:value-type="float">
            <text:p>45.94</text:p>
          </table:table-cell>
          <table:table-cell table:formula="of:=[.B23]/[.$B$3]" office:value-type="float" office:value="0.0976727003866989" calcext:value-type="float">
            <text:p>0.10</text:p>
          </table:table-cell>
          <table:table-cell table:formula="of:=[.C23]/[.$C$3]" office:value-type="float" office:value="0.287938595530573" calcext:value-type="float">
            <text:p>0.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,364.24</text:p>
          </table:table-cell>
          <table:table-cell office:value-type="float" office:value="36755.06" calcext:value-type="float">
            <text:p>36,755.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3.15232" calcext:value-type="float">
            <text:p>3.15</text:p>
          </table:table-cell>
          <table:table-cell table:formula="of:=[.C24]/[.F24]" office:value-type="float" office:value="49.0067466666667" calcext:value-type="float">
            <text:p>49.01</text:p>
          </table:table-cell>
          <table:table-cell table:formula="of:=[.B24]/[.$B$3]" office:value-type="float" office:value="0.104184176001243" calcext:value-type="float">
            <text:p>0.10</text:p>
          </table:table-cell>
          <table:table-cell table:formula="of:=[.C24]/[.$C$3]" office:value-type="float" office:value="0.307134470125562" calcext:value-type="float">
            <text:p>0.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,901.49</text:p>
          </table:table-cell>
          <table:table-cell table:style-name="ce13" office:value-type="float" office:value="2848.318157" calcext:value-type="float">
            <text:p>2,848.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F25]" office:value-type="float" office:value="2.94567946192893" calcext:value-type="float">
            <text:p>2.95</text:p>
          </table:table-cell>
          <table:table-cell table:formula="of:=[.C25]/[.F25]" office:value-type="float" office:value="2.89169356040609" calcext:value-type="float">
            <text:p>2.89</text:p>
          </table:table-cell>
          <table:table-cell table:formula="of:=[.B25]/[.$B$3]" office:value-type="float" office:value="0.127859180832859" calcext:value-type="float">
            <text:p>0.13</text:p>
          </table:table-cell>
          <table:table-cell table:formula="of:=[.C25]/[.$C$3]" office:value-type="float" office:value="0.0238012585994748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,941.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F26]" office:value-type="float" office:value="1.93785061969993" calcext:value-type="float">
            <text:p>1.94</text:p>
          </table:table-cell>
          <table:table-cell table:formula="of:=[.C26]/[.F26]" office:value-type="float" office:value="1.93785061969993" calcext:value-type="float">
            <text:p>1.94</text:p>
          </table:table-cell>
          <table:table-cell table:formula="of:=[.B26]/[.$B$3]" office:value-type="float" office:value="0.261819896669791" calcext:value-type="float">
            <text:p>0.26</text:p>
          </table:table-cell>
          <table:table-cell table:formula="of:=[.C26]/[.$C$3]" office:value-type="float" office:value="0.0496482415625909" calcext:value-type="float">
            <text:p>0.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,246.57</text:p>
          </table:table-cell>
          <table:table-cell table:formula="of:=2246.570438799" office:value-type="float" office:value="2246.570438799" calcext:value-type="float">
            <text:p>2,246.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F27]" office:value-type="float" office:value="2.246570438799" calcext:value-type="float">
            <text:p>2.25</text:p>
          </table:table-cell>
          <table:table-cell table:formula="of:=[.C27]/[.F27]" office:value-type="float" office:value="2.246570438799" calcext:value-type="float">
            <text:p>2.25</text:p>
          </table:table-cell>
          <table:table-cell table:formula="of:=[.B27]/[.$B$3]" office:value-type="float" office:value="0.098998870670924" calcext:value-type="float">
            <text:p>0.10</text:p>
          </table:table-cell>
          <table:table-cell table:formula="of:=[.C27]/[.$C$3]" office:value-type="float" office:value="0.0187729042292485" calcext:value-type="float">
            <text:p>0.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,182.00</text:p>
          </table:table-cell>
          <table:table-cell office:value-type="float" office:value="12364" calcext:value-type="float">
            <text:p>12,364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F28]" office:value-type="float" office:value="5.15166666666667" calcext:value-type="float">
            <text:p>5.15</text:p>
          </table:table-cell>
          <table:table-cell table:formula="of:=[.C28]/[.F28]" office:value-type="float" office:value="10.3033333333333" calcext:value-type="float">
            <text:p>10.30</text:p>
          </table:table-cell>
          <table:table-cell table:formula="of:=[.B28]/[.$B$3]" office:value-type="float" office:value="0.272420133336584" calcext:value-type="float">
            <text:p>0.27</text:p>
          </table:table-cell>
          <table:table-cell table:formula="of:=[.C28]/[.$C$3]" office:value-type="float" office:value="0.103316675000189" calcext:value-type="float">
            <text:p>0.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office:forms form:automatic-focus="false" form:apply-design-mode="false"/>
        <table:table-column table:style-name="co47" table:default-cell-style-name="ce27"/>
        <table:table-column table:style-name="co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6]" office:value-type="float" office:value="4302.89" calcext:value-type="float">
            <text:p>4,302.89</text:p>
          </table:table-cell>
          <table:table-cell table:style-name="Default" table:number-columns-repeated="3"/>
          <table:table-cell table:style-name="ce4" table:formula="of:=[.F6]" office:value-type="float" office:value="1.26555588235294" calcext:value-type="float">
            <text:p>1.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5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,302.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1.26555588235294" calcext:value-type="float">
            <text:p>1.27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F6]/[.$F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,816.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0.717794466403162" calcext:value-type="float">
            <text:p>0.72</text:p>
          </table:table-cell>
          <table:table-cell table:formula="of:=[.B7]/[.$B$3]" office:value-type="float" office:value="0.422046577997578" calcext:value-type="float">
            <text:p>0.42</text:p>
          </table:table-cell>
          <table:table-cell table:formula="of:=[.F7]/[.$F$3]" office:value-type="float" office:value="0.567177219443386" calcext:value-type="float">
            <text:p>0.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,750.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0.673088461538462" calcext:value-type="float">
            <text:p>0.67</text:p>
          </table:table-cell>
          <table:table-cell table:formula="of:=[.B8]/[.$B$3]" office:value-type="float" office:value="0.406710373725566" calcext:value-type="float">
            <text:p>0.41</text:p>
          </table:table-cell>
          <table:table-cell table:formula="of:=[.F8]/[.$F$3]" office:value-type="float" office:value="0.531852027179586" calcext:value-type="float">
            <text:p>0.53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,021.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9]/[.E9]" office:value-type="float" office:value="0.709333333333333" calcext:value-type="float">
            <text:p>0.71</text:p>
          </table:table-cell>
          <table:table-cell table:formula="of:=[.B9]/[.$B$3]" office:value-type="float" office:value="0.237384641485141" calcext:value-type="float">
            <text:p>0.24</text:p>
          </table:table-cell>
          <table:table-cell table:formula="of:=[.F9]/[.$F$3]" office:value-type="float" office:value="0.560491514617695" calcext:value-type="float">
            <text:p>0.5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E10]" office:value-type="float" office:value="0.06" calcext:value-type="float">
            <text:p>0.06</text:p>
          </table:table-cell>
          <table:table-cell table:formula="of:=[.B10]/[.$B$3]" office:value-type="float" office:value="0.00976088164001404" calcext:value-type="float">
            <text:p>0.01</text:p>
          </table:table-cell>
          <table:table-cell table:formula="of:=[.F10]/[.$F$3]" office:value-type="float" office:value="0.047409996537211" calcext:value-type="float">
            <text:p>0.0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,548.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E11]" office:value-type="float" office:value="0.673326086956522" calcext:value-type="float">
            <text:p>0.67</text:p>
          </table:table-cell>
          <table:table-cell table:formula="of:=[.B11]/[.$B$3]" office:value-type="float" office:value="0.359909270281137" calcext:value-type="float">
            <text:p>0.36</text:p>
          </table:table-cell>
          <table:table-cell table:formula="of:=[.F11]/[.$F$3]" office:value-type="float" office:value="0.532039790850376" calcext:value-type="float">
            <text:p>0.53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.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E12]" office:value-type="float" office:value="0.469494444444444" calcext:value-type="float">
            <text:p>0.47</text:p>
          </table:table-cell>
          <table:table-cell table:formula="of:=[.B12]/[.$B$3]" office:value-type="float" office:value="0.196400558694273" calcext:value-type="float">
            <text:p>0.20</text:p>
          </table:table-cell>
          <table:table-cell table:formula="of:=[.F12]/[.$F$3]" office:value-type="float" office:value="0.370978833089182" calcext:value-type="float">
            <text:p>0.37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.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E13]" office:value-type="float" office:value="0.158076470588235" calcext:value-type="float">
            <text:p>0.16</text:p>
          </table:table-cell>
          <table:table-cell table:formula="of:=[.B13]/[.$B$3]" office:value-type="float" office:value="0.0624533743600231" calcext:value-type="float">
            <text:p>0.06</text:p>
          </table:table-cell>
          <table:table-cell table:formula="of:=[.F13]/[.$F$3]" office:value-type="float" office:value="0.124906748720046" calcext:value-type="float">
            <text:p>0.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.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E14]" office:value-type="float" office:value="0.141875" calcext:value-type="float">
            <text:p>0.14</text:p>
          </table:table-cell>
          <table:table-cell table:formula="of:=[.B14]/[.$B$3]" office:value-type="float" office:value="0.0379837736962832" calcext:value-type="float">
            <text:p>0.04</text:p>
          </table:table-cell>
          <table:table-cell table:formula="of:=[.F14]/[.$F$3]" office:value-type="float" office:value="0.11210488764528" calcext:value-type="float">
            <text:p>0.1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.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0.15" calcext:value-type="float">
            <text:p>0.15</text:p>
          </table:table-cell>
          <table:table-cell table:formula="of:=[.B15]/[.$B$3]" office:value-type="float" office:value="0.0418323498857744" calcext:value-type="float">
            <text:p>0.04</text:p>
          </table:table-cell>
          <table:table-cell table:formula="of:=[.F15]/[.$F$3]" office:value-type="float" office:value="0.118524991343028" calcext:value-type="float">
            <text:p>0.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.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0.129494047619048" calcext:value-type="float">
            <text:p>0.13</text:p>
          </table:table-cell>
          <table:table-cell table:formula="of:=[.B16]/[.$B$3]" office:value-type="float" office:value="0.0404472343006677" calcext:value-type="float">
            <text:p>0.04</text:p>
          </table:table-cell>
          <table:table-cell table:formula="of:=[.F16]/[.$F$3]" office:value-type="float" office:value="0.102321872486808" calcext:value-type="float">
            <text:p>0.1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,075.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E17]" office:value-type="float" office:value="0.827130769230769" calcext:value-type="float">
            <text:p>0.83</text:p>
          </table:table-cell>
          <table:table-cell table:formula="of:=[.B17]/[.$B$3]" office:value-type="float" office:value="0.249894838120426" calcext:value-type="float">
            <text:p>0.25</text:p>
          </table:table-cell>
          <table:table-cell table:formula="of:=[.F17]/[.$F$3]" office:value-type="float" office:value="0.653571115084191" calcext:value-type="float">
            <text:p>0.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,089.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37707692307692" calcext:value-type="float">
            <text:p>0.84</text:p>
          </table:table-cell>
          <table:table-cell table:formula="of:=[.B18]/[.$B$3]" office:value-type="float" office:value="0.253090364847812" calcext:value-type="float">
            <text:p>0.25</text:p>
          </table:table-cell>
          <table:table-cell table:formula="of:=[.F18]/[.$F$3]" office:value-type="float" office:value="0.661928646525046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,257.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E19]" office:value-type="float" office:value="0.838158333333333" calcext:value-type="float">
            <text:p>0.84</text:p>
          </table:table-cell>
          <table:table-cell table:formula="of:=[.B19]/[.$B$3]" office:value-type="float" office:value="0.292184438830646" calcext:value-type="float">
            <text:p>0.29</text:p>
          </table:table-cell>
          <table:table-cell table:formula="of:=[.F19]/[.$F$3]" office:value-type="float" office:value="0.662284728016132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APPROX</text:p>
          </table:table-cell>
          <table:table-cell office:value-type="float" office:value="1256.56153846154" calcext:value-type="float">
            <text:p>1,256.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E20]" office:value-type="float" office:value="0.837707692307693" calcext:value-type="float">
            <text:p>0.84</text:p>
          </table:table-cell>
          <table:table-cell table:formula="of:=[.B20]/[.$B$3]" office:value-type="float" office:value="0.292027344055168" calcext:value-type="float">
            <text:p>0.29</text:p>
          </table:table-cell>
          <table:table-cell table:formula="of:=[.F20]/[.$F$3]" office:value-type="float" office:value="0.661928646525046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,675.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E21]" office:value-type="float" office:value="0.83770769230769" calcext:value-type="float">
            <text:p>0.84</text:p>
          </table:table-cell>
          <table:table-cell table:formula="of:=[.B21]/[.$B$3]" office:value-type="float" office:value="0.389369792073555" calcext:value-type="float">
            <text:p>0.39</text:p>
          </table:table-cell>
          <table:table-cell table:formula="of:=[.F21]/[.$F$3]" office:value-type="float" office:value="0.661928646525044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,005.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E22]" office:value-type="float" office:value="0.838158333333333" calcext:value-type="float">
            <text:p>0.84</text:p>
          </table:table-cell>
          <table:table-cell table:formula="of:=[.B22]/[.$B$3]" office:value-type="float" office:value="0.233747551064517" calcext:value-type="float">
            <text:p>0.23</text:p>
          </table:table-cell>
          <table:table-cell table:formula="of:=[.F22]/[.$F$3]" office:value-type="float" office:value="0.662284728016132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.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E23]" office:value-type="float" office:value="0.843346666666667" calcext:value-type="float">
            <text:p>0.84</text:p>
          </table:table-cell>
          <table:table-cell table:formula="of:=[.B23]/[.$B$3]" office:value-type="float" office:value="0.146996553479173" calcext:value-type="float">
            <text:p>0.15</text:p>
          </table:table-cell>
          <table:table-cell table:formula="of:=[.F23]/[.$F$3]" office:value-type="float" office:value="0.666384375772252" calcext:value-type="float">
            <text:p>0.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.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E24]" office:value-type="float" office:value="0.843346666666666" calcext:value-type="float">
            <text:p>0.84</text:p>
          </table:table-cell>
          <table:table-cell table:formula="of:=[.B24]/[.$B$3]" office:value-type="float" office:value="0.156796323711118" calcext:value-type="float">
            <text:p>0.16</text:p>
          </table:table-cell>
          <table:table-cell table:formula="of:=[.F24]/[.$F$3]" office:value-type="float" office:value="0.666384375772252" calcext:value-type="float">
            <text:p>0.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.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E25]" office:value-type="float" office:value="0.827167512690355" calcext:value-type="float">
            <text:p>0.83</text:p>
          </table:table-cell>
          <table:table-cell table:formula="of:=[.B25]/[.$B$3]" office:value-type="float" office:value="0.18935180773852" calcext:value-type="float">
            <text:p>0.19</text:p>
          </table:table-cell>
          <table:table-cell table:formula="of:=[.F25]/[.$F$3]" office:value-type="float" office:value="0.653600148539054" calcext:value-type="float">
            <text:p>0.65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.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E26]" office:value-type="float" office:value="0.274060665362035" calcext:value-type="float">
            <text:p>0.27</text:p>
          </table:table-cell>
          <table:table-cell table:formula="of:=[.B26]/[.$B$3]" office:value-type="float" office:value="0.195280381325109" calcext:value-type="float">
            <text:p>0.20</text:p>
          </table:table-cell>
          <table:table-cell table:formula="of:=[.F26]/[.$F$3]" office:value-type="float" office:value="0.216553586596664" calcext:value-type="float">
            <text:p>0.22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.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E27]" office:value-type="float" office:value="0.31667" calcext:value-type="float">
            <text:p>0.32</text:p>
          </table:table-cell>
          <table:table-cell table:formula="of:=[.B27]/[.$B$3]" office:value-type="float" office:value="0.0735947235462677" calcext:value-type="float">
            <text:p>0.07</text:p>
          </table:table-cell>
          <table:table-cell table:formula="of:=[.F27]/[.$F$3]" office:value-type="float" office:value="0.25022206005731" calcext:value-type="float">
            <text:p>0.25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E28]" office:value-type="float" office:value="0" calcext:value-type="float">
            <text:p>0.00</text:p>
          </table:table-cell>
          <table:table-cell table:formula="of:=[.B28]/[.$B$3]" office:value-type="float" office:value="0" calcext:value-type="float">
            <text:p>0.00</text:p>
          </table:table-cell>
          <table:table-cell table:formula="of:=[.F28]/[.$F$3]" office:value-type="float" office:value="0" calcext:value-type="float">
            <text:p>0.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6:.$C$33"/>
        <table:named-range table:name="Whetstone" table:base-cell-address="$Whetstone.$C$28" table:cell-range-address="$Whetstone.$B$6:.$C$33"/>
      </table:named-expressions>
      <table:database-ranges>
        <table:database-range table:name="DhrystoneRange" table:target-range-address="Dhrystone.B6:Dhrystone.B99" table:on-update-keep-styles="true" table:on-update-keep-size="false" table:orientation="column"/>
        <table:database-range table:name="WhetstoneRange" table:target-range-address="Whetstone.B5:Whetstone.C33" table:on-update-keep-styles="true" table:on-update-keep-size="false" table:orientation="column"/>
        <table:database-range table:name="__Anonymous_Sheet_DB__1" table:target-range-address="Dhrystone.A5:Dhrystone.I2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3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4" table:target-range-address="Whetstone.A5:Whetstone.Q33" table:display-filter-buttons="true">
          <table:sort>
            <table:sort-by table:field-number="14" table:data-type="automatic"/>
          </table:sort>
        </table:database-range>
        <table:database-range table:name="__Anonymous_Sheet_DB__6" table:target-range-address="MPMFLOPS.A5:MPMFLOPS.N29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1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  <table:data-pilot-tables>
        <table:data-pilot-table table:name="DataPilot1" table:application-data="" table:target-range-address="'Pivot Table_Dhrystone_1'.A1:'Pivot Table_Dhrystone_1'.I27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3:06:31.732572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3-06T11:00:50.492698170</dc:date>
    <meta:editing-duration>P11DT6H19M42S</meta:editing-duration>
    <meta:editing-cycles>275</meta:editing-cycles>
    <meta:generator>LibreOffice/6.3.4.2$Linux_X86_64 LibreOffice_project/30$Build-2</meta:generator>
    <meta:document-statistic meta:table-count="10" meta:cell-count="2409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8 Dhrystone.G5:Dhrystone.H28" chart:data-source-has-labels="both" svg:x="0.439cm" svg:y="1.463cm" svg:width="17.937cm" svg:height="11.983cm">
          <chartooo:coordinate-region svg:x="1.599cm" svg:y="1.463cm" svg:width="15.864cm" svg:height="9.289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8" chart:label-cell-address="Dhrystone.G5:Dhrystone.G5" chart:class="chart:bar">
            <chart:data-point chart:repeated="23"/>
          </chart:series>
          <chart:series chart:attached-axis="primary-y" chart:style-name="ch10" chart:values-cell-range-address="Dhrystone.H6:Dhrystone.H28" chart:label-cell-address="Dhrystone.H5:Dhrystone.H5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1">
                <text:p>1</text:p>
                <draw:g>
                  <svg:desc>Dhrystone.G6:Dhrystone.G28</svg:desc>
                </draw:g>
              </table:table-cell>
              <table:table-cell office:value-type="float" office:value="1">
                <text:p>1</text:p>
                <draw:g>
                  <svg:desc>Dhrystone.H6:Dhrystone.H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20.598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6cm" svg:height="12.084cm">
          <chartooo:coordinate-region svg:x="1.403cm" svg:y="1.667cm" svg:width="18.704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026cm" svg:y="1.113cm" svg:width="16.11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29" chart:data-source-has-labels="both" svg:x="0.293cm" svg:y="2.234cm" svg:width="12.021cm" svg:height="8.163cm">
          <chartooo:coordinate-region svg:x="1.576cm" svg:y="2.234cm" svg:width="10.738cm" svg:height="5.731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05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15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5:MPMFLOPS.J29" chart:data-source-has-labels="both" svg:x="0.776cm" svg:y="0.374cm" svg:width="31.743cm" svg:height="17.957cm">
          <chartooo:coordinate-region svg:x="2.72cm" svg:y="0.374cm" svg:width="29.799cm" svg:height="15.264cm"/>
          <chart:axis chart:dimension="x" chart:name="primary-x" chart:style-name="ch4" chartooo:axis-type="auto">
            <chartooo:date-scale/>
            <chart:categories table:cell-range-address="MPMFLOPS.A6:MPMFLOPS.A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6:MPMFLOPS.B29" chart:label-cell-address="MPMFLOPS.B5:MPMFLOPS.B5" chart:class="chart:bar">
            <chart:data-point chart:repeated="24"/>
          </chart:series>
          <chart:series chart:style-name="ch8" chart:values-cell-range-address="MPMFLOPS.C6:MPMFLOPS.C29" chart:label-cell-address="MPMFLOPS.C5:MPMFLOPS.C5" chart:class="chart:bar">
            <chart:data-point chart:repeated="24"/>
          </chart:series>
          <chart:series chart:style-name="ch9" chart:values-cell-range-address="MPMFLOPS.D6:MPMFLOPS.D29" chart:label-cell-address="MPMFLOPS.D5:MPMFLOPS.D5" chart:class="chart:bar">
            <chart:data-point chart:repeated="24"/>
          </chart:series>
          <chart:series chart:style-name="ch10" chart:values-cell-range-address="MPMFLOPS.E6:MPMFLOPS.E29" chart:label-cell-address="MPMFLOPS.E5:MPMFLOPS.E5" chart:class="chart:bar">
            <chart:data-point chart:repeated="24"/>
          </chart:series>
          <chart:series chart:style-name="ch11" chart:values-cell-range-address="MPMFLOPS.F6:MPMFLOPS.F29" chart:label-cell-address="MPMFLOPS.F5:MPMFLOPS.F5" chart:class="chart:bar">
            <chart:data-point chart:repeated="24"/>
          </chart:series>
          <chart:series chart:style-name="ch12" chart:values-cell-range-address="MPMFLOPS.G6:MPMFLOPS.G29" chart:label-cell-address="MPMFLOPS.G5:MPMFLOPS.G5" chart:class="chart:bar">
            <chart:data-point chart:repeated="24"/>
          </chart:series>
          <chart:series chart:style-name="ch13" chart:values-cell-range-address="MPMFLOPS.H6:MPMFLOPS.H29" chart:label-cell-address="MPMFLOPS.H5:MPMFLOPS.H5" chart:class="chart:bar">
            <chart:data-point chart:repeated="24"/>
          </chart:series>
          <chart:series chart:style-name="ch14" chart:values-cell-range-address="MPMFLOPS.I6:MPMFLOPS.I29" chart:label-cell-address="MPMFLOPS.I5:MPMFLOPS.I5" chart:class="chart:bar">
            <chart:data-point chart:repeated="24"/>
          </chart:series>
          <chart:series chart:style-name="ch15" chart:values-cell-range-address="MPMFLOPS.J6:MPMFLOPS.J29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6:MPMFLOPS.A29</svg:desc>
                </draw:g>
              </table:table-cell>
              <table:table-cell office:value-type="float" office:value="43309">
                <text:p>43309</text:p>
                <draw:g>
                  <svg:desc>MPMFLOPS.B6:MPMFLOPS.B29</svg:desc>
                </draw:g>
              </table:table-cell>
              <table:table-cell office:value-type="float" office:value="35180">
                <text:p>35180</text:p>
                <draw:g>
                  <svg:desc>MPMFLOPS.C6:MPMFLOPS.C29</svg:desc>
                </draw:g>
              </table:table-cell>
              <table:table-cell office:value-type="float" office:value="4454">
                <text:p>4454</text:p>
                <draw:g>
                  <svg:desc>MPMFLOPS.D6:MPMFLOPS.D29</svg:desc>
                </draw:g>
              </table:table-cell>
              <table:table-cell office:value-type="float" office:value="83624">
                <text:p>83624</text:p>
                <draw:g>
                  <svg:desc>MPMFLOPS.E6:MPMFLOPS.E29</svg:desc>
                </draw:g>
              </table:table-cell>
              <table:table-cell office:value-type="float" office:value="84536">
                <text:p>84536</text:p>
                <draw:g>
                  <svg:desc>MPMFLOPS.F6:MPMFLOPS.F29</svg:desc>
                </draw:g>
              </table:table-cell>
              <table:table-cell office:value-type="float" office:value="17643">
                <text:p>17643</text:p>
                <draw:g>
                  <svg:desc>MPMFLOPS.G6:MPMFLOPS.G29</svg:desc>
                </draw:g>
              </table:table-cell>
              <table:table-cell office:value-type="float" office:value="81936">
                <text:p>81936</text:p>
                <draw:g>
                  <svg:desc>MPMFLOPS.H6:MPMFLOPS.H29</svg:desc>
                </draw:g>
              </table:table-cell>
              <table:table-cell office:value-type="float" office:value="82606">
                <text:p>82606</text:p>
                <draw:g>
                  <svg:desc>MPMFLOPS.I6:MPMFLOPS.I29</svg:desc>
                </draw:g>
              </table:table-cell>
              <table:table-cell office:value-type="float" office:value="68539">
                <text:p>68539</text:p>
                <draw:g>
                  <svg:desc>MPMFLOPS.J6:MPMFLOPS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69156.25">
                <text:p>69156.25</text:p>
              </table:table-cell>
              <table:table-cell office:value-type="float" office:value="102478.75">
                <text:p>102478.75</text:p>
              </table:table-cell>
              <table:table-cell office:value-type="float" office:value="4632.5">
                <text:p>4632.5</text:p>
              </table:table-cell>
              <table:table-cell office:value-type="float" office:value="125915">
                <text:p>125915</text:p>
              </table:table-cell>
              <table:table-cell office:value-type="float" office:value="151962.5">
                <text:p>151962.5</text:p>
              </table:table-cell>
              <table:table-cell office:value-type="float" office:value="20093.75">
                <text:p>20093.75</text:p>
              </table:table-cell>
              <table:table-cell office:value-type="float" office:value="145292.5">
                <text:p>145292.5</text:p>
              </table:table-cell>
              <table:table-cell office:value-type="float" office:value="166630">
                <text:p>166630</text:p>
              </table:table-cell>
              <table:table-cell office:value-type="float" office:value="73411.25">
                <text:p>73411.2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31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31" chart:label-cell-address="Coremark.B5:Coremark.B5" chart:class="chart:bar">
            <chart:data-point chart:repeated="26"/>
          </chart:series>
          <chart:series chart:style-name="ch9" chart:values-cell-range-address="Coremark.C6:Coremark.C31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31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6:Coremark.A31 Coremark.I5:Coremark.J31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31" chart:label-cell-address="Coremark.J5:Coremark.J5" chart:class="chart:bar">
            <chart:data-point chart:repeated="26"/>
          </chart:series>
          <chart:series chart:style-name="ch10" chart:values-cell-range-address="Coremark.I6:Coremark.I31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1">
                <text:p>1</text:p>
                <draw:g>
                  <svg:desc>Coremark.J6:Coremark.J31</svg:desc>
                </draw:g>
              </table:table-cell>
              <table:table-cell office:value-type="float" office:value="1">
                <text:p>1</text:p>
                <draw:g>
                  <svg:desc>Coremark.I6:Coremark.I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8" chart:data-source-has-labels="both" svg:x="0.441cm" svg:y="1.465cm" svg:width="16.513cm" svg:height="12.032cm">
          <chartooo:coordinate-region svg:x="2.2cm" svg:y="1.465cm" svg:width="12.994cm" svg:height="9.338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8" chart:label-cell-address="Dhrystone.B5:Dhrystone.B5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22076.97">
                <text:p>22076.97</text:p>
                <draw:g>
                  <svg:desc>Dhrystone.B6:Dhrystone.B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8 Whetstone.K5:Whetstone.N28" chart:data-source-has-labels="both" svg:x="0.609cm" svg:y="1.611cm" svg:width="25.252cm" svg:height="15.487cm">
          <chartooo:coordinate-region svg:x="1.608cm" svg:y="1.611cm" svg:width="23.34cm" svg:height="12.794cm"/>
          <chart:axis chart:dimension="x" chart:name="primary-x" chart:style-name="ch5" chartooo:axis-type="auto">
            <chartooo:date-scale/>
            <chart:categories table:cell-range-address="Whetstone.A6:Whet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8" chart:label-cell-address="Whetstone.K5:Whetstone.K5" chart:class="chart:bar">
            <chart:data-point chart:repeated="23"/>
          </chart:series>
          <chart:series chart:attached-axis="primary-y" chart:style-name="ch10" chart:values-cell-range-address="Whetstone.L6:Whetstone.L28" chart:label-cell-address="Whetstone.L5:Whetstone.L5" chart:class="chart:bar">
            <chart:data-point chart:repeated="23"/>
          </chart:series>
          <chart:series chart:attached-axis="primary-y" chart:style-name="ch11" chart:values-cell-range-address="Whetstone.M6:Whetstone.M28" chart:label-cell-address="Whetstone.M5:Whetstone.M5" chart:class="chart:bar">
            <chart:data-point chart:repeated="23"/>
          </chart:series>
          <chart:series chart:attached-axis="primary-y" chart:style-name="ch12" chart:values-cell-range-address="Whetstone.N6:Whetstone.N28" chart:label-cell-address="Whetstone.N5:Whetstone.N5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8</svg:desc>
                </draw:g>
              </table:table-cell>
              <table:table-cell office:value-type="float" office:value="1">
                <text:p>1</text:p>
                <draw:g>
                  <svg:desc>Whetstone.K6:Whetstone.K28</svg:desc>
                </draw:g>
              </table:table-cell>
              <table:table-cell office:value-type="float" office:value="1">
                <text:p>1</text:p>
                <draw:g>
                  <svg:desc>Whetstone.L6:Whetstone.L28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8</svg:desc>
                </draw:g>
              </table:table-cell>
              <table:table-cell office:value-type="float" office:value="1">
                <text:p>1</text:p>
                <draw:g>
                  <svg:desc>Whetstone.N6:Whetstone.N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.337269963277901">
                <text:p>0.337269963277901</text:p>
              </table:table-cell>
              <table:table-cell office:value-type="float" office:value="0.991410964590185">
                <text:p>0.991410964590185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2.24719818640442">
                <text:p>2.2471981864044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0.666364379450174">
                <text:p>0.6663643794501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328194450653">
                <text:p>1.132819445065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5.791cm" style:legend-expansion="high" chart:style-name="ch3"/>
        <chart:plot-area chart:style-name="ch4" table:cell-range-address="Whetstone.A6:Whetstone.C33 Whetstone.A5:Whetstone.E5 Whetstone.D6:Whetstone.E31" chart:data-source-has-labels="both" svg:x="0.607cm" svg:y="1.461cm" svg:width="25.239cm" svg:height="11.941cm">
          <chartooo:coordinate-region svg:x="2.366cm" svg:y="1.461cm" svg:width="21.72cm" svg:height="9.248cm"/>
          <chart:axis chart:dimension="x" chart:name="primary-x" chart:style-name="ch5" chartooo:axis-type="auto">
            <chartooo:date-scale/>
            <chart:categories table:cell-range-address="Whetstone.A6:Whetstone.A3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33" chart:label-cell-address="Whetstone.B5:Whetstone.B5" chart:class="chart:bar">
            <chart:data-point chart:repeated="28"/>
          </chart:series>
          <chart:series chart:attached-axis="primary-y" chart:style-name="ch10" chart:values-cell-range-address="Whetstone.C6:Whetstone.C33" chart:label-cell-address="Whetstone.C5:Whetstone.C5" chart:class="chart:bar">
            <chart:data-point chart:repeated="28"/>
          </chart:series>
          <chart:series chart:attached-axis="primary-y" chart:style-name="ch11" chart:values-cell-range-address="Whetstone.D6:Whetstone.D31" chart:label-cell-address="Whetstone.D5:Whetstone.D5" chart:class="chart:bar">
            <chart:data-point chart:repeated="26"/>
          </chart:series>
          <chart:series chart:attached-axis="primary-y" chart:style-name="ch12" chart:values-cell-range-address="Whetstone.E6:Whetstone.E31" chart:label-cell-address="Whetstone.E5:Whetstone.E5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33</svg:desc>
                </draw:g>
              </table:table-cell>
              <table:table-cell office:value-type="float" office:value="5729.52">
                <text:p>5729.52</text:p>
                <draw:g>
                  <svg:desc>Whetstone.B6:Whetstone.B33</svg:desc>
                </draw:g>
              </table:table-cell>
              <table:table-cell office:value-type="float" office:value="31319">
                <text:p>31319</text:p>
                <draw:g>
                  <svg:desc>Whetstone.C6:Whetstone.C33</svg:desc>
                </draw:g>
              </table:table-cell>
              <table:table-cell office:value-type="float" office:value="2751.545">
                <text:p>2751.545</text:p>
                <draw:g>
                  <svg:desc>Whetstone.D6:Whetstone.D31</svg:desc>
                </draw:g>
              </table:table-cell>
              <table:table-cell office:value-type="float" office:value="3262.258">
                <text:p>3262.258</text:p>
                <draw:g>
                  <svg:desc>Whetstone.E6:Whetstone.E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6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-0.023cm" svg:y="1.617cm" svg:width="21.68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column-mapping="0 1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1cm" svg:y="2.293cm" svg:width="19.573cm" svg:height="10.929cm">
          <chartooo:coordinate-region svg:x="2.27cm" svg:y="2.492cm" svg:width="17.814cm" svg:height="8.497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F21" chart:label-cell-address="'Pivot Table_Whetstone_1'.F1:'Pivot Table_Whetstone_1'.F1" chart:class="chart:bar">
            <chart:data-point chart:repeated="9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